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, serif"/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4813in" fo:margin-left="0.4507in" fo:break-before="auto" fo:break-after="auto" table:align="left"/>
    </style:style>
    <style:style style:name="Table1.A" style:family="table-column">
      <style:table-column-properties style:column-width="3.009in"/>
    </style:style>
    <style:style style:name="Table1.B" style:family="table-column">
      <style:table-column-properties style:column-width="3.4722in"/>
    </style:style>
    <style:style style:name="Table1.A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4271in" fo:margin-left="0.5042in" table:align="left"/>
    </style:style>
    <style:style style:name="Table2.A" style:family="table-column">
      <style:table-column-properties style:column-width="2.9583in"/>
    </style:style>
    <style:style style:name="Table2.B" style:family="table-column">
      <style:table-column-properties style:column-width="3.4688in"/>
    </style:style>
    <style:style style:name="Table2.A1" style:family="table-cell">
      <style:table-cell-properties fo:background-color="#dddddd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4583in" fo:margin-left="0.4729in" table:align="left"/>
    </style:style>
    <style:style style:name="Table3.A" style:family="table-column">
      <style:table-column-properties style:column-width="2.9896in"/>
    </style:style>
    <style:style style:name="Table3.B" style:family="table-column">
      <style:table-column-properties style:column-width="3.4688in"/>
    </style:style>
    <style:style style:name="Table3.A1" style:family="table-cell">
      <style:table-cell-properties fo:background-color="#dddddd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4479in" fo:margin-left="0.4833in" table:align="left"/>
    </style:style>
    <style:style style:name="Table4.A" style:family="table-column">
      <style:table-column-properties style:column-width="2.9792in"/>
    </style:style>
    <style:style style:name="Table4.B" style:family="table-column">
      <style:table-column-properties style:column-width="3.4688in"/>
    </style:style>
    <style:style style:name="Table4.A1" style:family="table-cell">
      <style:table-cell-properties fo:background-color="#dddddd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4479in" fo:margin-left="0.4833in" table:align="left"/>
    </style:style>
    <style:style style:name="Table5.A" style:family="table-column">
      <style:table-column-properties style:column-width="2.9792in"/>
    </style:style>
    <style:style style:name="Table5.B" style:family="table-column">
      <style:table-column-properties style:column-width="3.4688in"/>
    </style:style>
    <style:style style:name="Table5.A1" style:family="table-cell">
      <style:table-cell-properties fo:background-color="#dddddd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4271in" fo:margin-left="0.5042in" table:align="left"/>
    </style:style>
    <style:style style:name="Table6.A" style:family="table-column">
      <style:table-column-properties style:column-width="2.9583in"/>
    </style:style>
    <style:style style:name="Table6.B" style:family="table-column">
      <style:table-column-properties style:column-width="3.4688in"/>
    </style:style>
    <style:style style:name="Table6.A1" style:family="table-cell">
      <style:table-cell-properties fo:background-color="#dddddd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4479in" fo:margin-left="0.4833in" table:align="left"/>
    </style:style>
    <style:style style:name="Table7.A" style:family="table-column">
      <style:table-column-properties style:column-width="2.9792in"/>
    </style:style>
    <style:style style:name="Table7.B" style:family="table-column">
      <style:table-column-properties style:column-width="3.4688in"/>
    </style:style>
    <style:style style:name="Table7.A1" style:family="table-cell">
      <style:table-cell-properties fo:background-color="#dddddd" fo:padding="0.0382in" fo:border="0.05pt solid #000000">
        <style:background-image/>
      </style:table-cell-properties>
    </style:style>
    <style:style style:name="Table7.2" style:family="table-row">
      <style:table-row-properties style:min-row-height="1.0021in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4479in" fo:margin-left="0.4833in" table:align="left"/>
    </style:style>
    <style:style style:name="Table9.A" style:family="table-column">
      <style:table-column-properties style:column-width="2.9792in"/>
    </style:style>
    <style:style style:name="Table9.B" style:family="table-column">
      <style:table-column-properties style:column-width="3.4688in"/>
    </style:style>
    <style:style style:name="Table9.A1" style:family="table-cell">
      <style:table-cell-properties fo:background-color="#dddddd" fo:padding="0.0382in" fo:border="0.05pt solid #000000">
        <style:background-image/>
      </style:table-cell-properties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4896in" fo:margin-left="0.4417in" fo:break-before="page" table:align="left"/>
    </style:style>
    <style:style style:name="Table8.A" style:family="table-column">
      <style:table-column-properties style:column-width="3.0208in"/>
    </style:style>
    <style:style style:name="Table8.B" style:family="table-column">
      <style:table-column-properties style:column-width="3.4688in"/>
    </style:style>
    <style:style style:name="Table8.A1" style:family="table-cell">
      <style:table-cell-properties fo:background-color="#dddddd" fo:padding="0.0382in" fo:border="0.05pt solid #000000">
        <style:background-image/>
      </style:table-cell-properties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4583in" fo:margin-left="0.4729in" table:align="left"/>
    </style:style>
    <style:style style:name="Table10.A" style:family="table-column">
      <style:table-column-properties style:column-width="2.9896in"/>
    </style:style>
    <style:style style:name="Table10.B" style:family="table-column">
      <style:table-column-properties style:column-width="3.4688in"/>
    </style:style>
    <style:style style:name="Table10.A1" style:family="table-cell">
      <style:table-cell-properties fo:background-color="#dddddd" fo:padding="0.0382in" fo:border="0.05pt solid #000000">
        <style:background-image/>
      </style:table-cell-properties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4479in" fo:margin-left="0.4833in" table:align="left"/>
    </style:style>
    <style:style style:name="Table11.A" style:family="table-column">
      <style:table-column-properties style:column-width="2.9792in"/>
    </style:style>
    <style:style style:name="Table11.B" style:family="table-column">
      <style:table-column-properties style:column-width="3.4688in"/>
    </style:style>
    <style:style style:name="Table11.A1" style:family="table-cell">
      <style:table-cell-properties fo:background-color="#dddddd" fo:padding="0.0382in" fo:border="0.05pt solid #000000">
        <style:background-image/>
      </style:table-cell-properties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4479in" fo:margin-left="0.4833in" table:align="left"/>
    </style:style>
    <style:style style:name="Table12.A" style:family="table-column">
      <style:table-column-properties style:column-width="2.9792in"/>
    </style:style>
    <style:style style:name="Table12.B" style:family="table-column">
      <style:table-column-properties style:column-width="3.4688in"/>
    </style:style>
    <style:style style:name="Table12.A1" style:family="table-cell">
      <style:table-cell-properties fo:background-color="#dddddd" fo:padding="0.0382in" fo:border="0.05pt solid #000000">
        <style:background-image/>
      </style:table-cell-properties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4271in" fo:margin-left="0.5042in" table:align="left"/>
    </style:style>
    <style:style style:name="Table13.A" style:family="table-column">
      <style:table-column-properties style:column-width="2.9583in"/>
    </style:style>
    <style:style style:name="Table13.B" style:family="table-column">
      <style:table-column-properties style:column-width="3.4688in"/>
    </style:style>
    <style:style style:name="Table13.A1" style:family="table-cell">
      <style:table-cell-properties fo:background-color="#dddddd" fo:padding="0.0382in" fo:border="0.05pt solid #000000">
        <style:background-image/>
      </style:table-cell-properties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4479in" fo:margin-left="0.4833in" table:align="left"/>
    </style:style>
    <style:style style:name="Table14.A" style:family="table-column">
      <style:table-column-properties style:column-width="2.9792in"/>
    </style:style>
    <style:style style:name="Table14.B" style:family="table-column">
      <style:table-column-properties style:column-width="3.4688in"/>
    </style:style>
    <style:style style:name="Table14.A1" style:family="table-cell">
      <style:table-cell-properties fo:background-color="#dddddd" fo:padding="0.0382in" fo:border="0.05pt solid #000000">
        <style:background-image/>
      </style:table-cell-properties>
    </style:style>
    <style:style style:name="Table14.2" style:family="table-row">
      <style:table-row-properties style:min-row-height="1.0021in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4479in" fo:margin-left="0.4833in" table:align="left"/>
    </style:style>
    <style:style style:name="Table15.A" style:family="table-column">
      <style:table-column-properties style:column-width="2.9792in"/>
    </style:style>
    <style:style style:name="Table15.B" style:family="table-column">
      <style:table-column-properties style:column-width="3.4688in"/>
    </style:style>
    <style:style style:name="Table15.A1" style:family="table-cell">
      <style:table-cell-properties fo:background-color="#dddddd" fo:padding="0.0382in" fo:border="0.05pt solid #000000">
        <style:background-image/>
      </style:table-cell-properties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4896in" fo:margin-left="0.4417in" table:align="left"/>
    </style:style>
    <style:style style:name="Table16.A" style:family="table-column">
      <style:table-column-properties style:column-width="3.0208in"/>
    </style:style>
    <style:style style:name="Table16.B" style:family="table-column">
      <style:table-column-properties style:column-width="3.4688in"/>
    </style:style>
    <style:style style:name="Table16.A1" style:family="table-cell">
      <style:table-cell-properties fo:background-color="#dddddd" fo:padding="0.0382in" fo:border="0.05pt solid #000000">
        <style:background-image/>
      </style:table-cell-properties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4583in" fo:margin-left="0.4729in" table:align="left"/>
    </style:style>
    <style:style style:name="Table18.A" style:family="table-column">
      <style:table-column-properties style:column-width="2.9896in"/>
    </style:style>
    <style:style style:name="Table18.B" style:family="table-column">
      <style:table-column-properties style:column-width="3.4688in"/>
    </style:style>
    <style:style style:name="Table18.A1" style:family="table-cell">
      <style:table-cell-properties fo:background-color="#dddddd" fo:padding="0.0382in" fo:border="0.05pt solid #000000">
        <style:background-image/>
      </style:table-cell-properties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4479in" fo:margin-left="0.4833in" table:align="left"/>
    </style:style>
    <style:style style:name="Table19.A" style:family="table-column">
      <style:table-column-properties style:column-width="2.9792in"/>
    </style:style>
    <style:style style:name="Table19.B" style:family="table-column">
      <style:table-column-properties style:column-width="3.4688in"/>
    </style:style>
    <style:style style:name="Table19.A1" style:family="table-cell">
      <style:table-cell-properties fo:background-color="#dddddd" fo:padding="0.0382in" fo:border="0.05pt solid #000000">
        <style:background-image/>
      </style:table-cell-properties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4479in" fo:margin-left="0.4833in" table:align="left"/>
    </style:style>
    <style:style style:name="Table20.A" style:family="table-column">
      <style:table-column-properties style:column-width="2.9792in"/>
    </style:style>
    <style:style style:name="Table20.B" style:family="table-column">
      <style:table-column-properties style:column-width="3.4688in"/>
    </style:style>
    <style:style style:name="Table20.A1" style:family="table-cell">
      <style:table-cell-properties fo:background-color="#dddddd" fo:padding="0.0382in" fo:border="0.05pt solid #000000">
        <style:background-image/>
      </style:table-cell-properties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4271in" fo:margin-left="0.5042in" table:align="left"/>
    </style:style>
    <style:style style:name="Table21.A" style:family="table-column">
      <style:table-column-properties style:column-width="2.9583in"/>
    </style:style>
    <style:style style:name="Table21.B" style:family="table-column">
      <style:table-column-properties style:column-width="3.4688in"/>
    </style:style>
    <style:style style:name="Table21.A1" style:family="table-cell">
      <style:table-cell-properties fo:background-color="#dddddd" fo:padding="0.0382in" fo:border="0.05pt solid #000000">
        <style:background-image/>
      </style:table-cell-properties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4479in" fo:margin-left="0.4833in" table:align="left"/>
    </style:style>
    <style:style style:name="Table22.A" style:family="table-column">
      <style:table-column-properties style:column-width="2.9792in"/>
    </style:style>
    <style:style style:name="Table22.B" style:family="table-column">
      <style:table-column-properties style:column-width="3.4688in"/>
    </style:style>
    <style:style style:name="Table22.A1" style:family="table-cell">
      <style:table-cell-properties fo:background-color="#dddddd" fo:padding="0.0382in" fo:border="0.05pt solid #000000">
        <style:background-image/>
      </style:table-cell-properties>
    </style:style>
    <style:style style:name="Table22.2" style:family="table-row">
      <style:table-row-properties style:min-row-height="1.0021in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4479in" fo:margin-left="0.4833in" table:align="left"/>
    </style:style>
    <style:style style:name="Table23.A" style:family="table-column">
      <style:table-column-properties style:column-width="2.9792in"/>
    </style:style>
    <style:style style:name="Table23.B" style:family="table-column">
      <style:table-column-properties style:column-width="3.4688in"/>
    </style:style>
    <style:style style:name="Table23.A1" style:family="table-cell">
      <style:table-cell-properties fo:background-color="#dddddd" fo:padding="0.0382in" fo:border="0.05pt solid #000000">
        <style:background-image/>
      </style:table-cell-properties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4896in" fo:margin-left="0.4417in" table:align="left"/>
    </style:style>
    <style:style style:name="Table17.A" style:family="table-column">
      <style:table-column-properties style:column-width="3.0208in"/>
    </style:style>
    <style:style style:name="Table17.B" style:family="table-column">
      <style:table-column-properties style:column-width="3.4688in"/>
    </style:style>
    <style:style style:name="Table17.A1" style:family="table-cell">
      <style:table-cell-properties fo:background-color="#dddddd" fo:padding="0.0382in" fo:border="0.05pt solid #000000">
        <style:background-image/>
      </style:table-cell-properties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4271in" fo:margin-left="0.5042in" table:align="left"/>
    </style:style>
    <style:style style:name="Table24.A" style:family="table-column">
      <style:table-column-properties style:column-width="2.9583in"/>
    </style:style>
    <style:style style:name="Table24.B" style:family="table-column">
      <style:table-column-properties style:column-width="3.4688in"/>
    </style:style>
    <style:style style:name="Table24.A1" style:family="table-cell">
      <style:table-cell-properties fo:background-color="#dddddd" fo:padding="0.0382in" fo:border="0.05pt solid #000000">
        <style:background-image/>
      </style:table-cell-properties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4583in" fo:margin-left="0.4729in" table:align="left"/>
    </style:style>
    <style:style style:name="Table25.A" style:family="table-column">
      <style:table-column-properties style:column-width="2.9896in"/>
    </style:style>
    <style:style style:name="Table25.B" style:family="table-column">
      <style:table-column-properties style:column-width="3.4688in"/>
    </style:style>
    <style:style style:name="Table25.A1" style:family="table-cell">
      <style:table-cell-properties fo:background-color="#dddddd" fo:padding="0.0382in" fo:border="0.05pt solid #000000">
        <style:background-image/>
      </style:table-cell-properties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4479in" fo:margin-left="0.4833in" table:align="left"/>
    </style:style>
    <style:style style:name="Table26.A" style:family="table-column">
      <style:table-column-properties style:column-width="2.9792in"/>
    </style:style>
    <style:style style:name="Table26.B" style:family="table-column">
      <style:table-column-properties style:column-width="3.4688in"/>
    </style:style>
    <style:style style:name="Table26.A1" style:family="table-cell">
      <style:table-cell-properties fo:background-color="#dddddd" fo:padding="0.0382in" fo:border="0.05pt solid #000000">
        <style:background-image/>
      </style:table-cell-properties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4479in" fo:margin-left="0.4833in" table:align="left"/>
    </style:style>
    <style:style style:name="Table27.A" style:family="table-column">
      <style:table-column-properties style:column-width="2.9792in"/>
    </style:style>
    <style:style style:name="Table27.B" style:family="table-column">
      <style:table-column-properties style:column-width="3.4688in"/>
    </style:style>
    <style:style style:name="Table27.A1" style:family="table-cell">
      <style:table-cell-properties fo:background-color="#dddddd" fo:padding="0.0382in" fo:border="0.05pt solid #000000">
        <style:background-image/>
      </style:table-cell-properties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4271in" fo:margin-left="0.5042in" table:align="left"/>
    </style:style>
    <style:style style:name="Table28.A" style:family="table-column">
      <style:table-column-properties style:column-width="2.9583in"/>
    </style:style>
    <style:style style:name="Table28.B" style:family="table-column">
      <style:table-column-properties style:column-width="3.4688in"/>
    </style:style>
    <style:style style:name="Table28.A1" style:family="table-cell">
      <style:table-cell-properties fo:background-color="#dddddd" fo:padding="0.0382in" fo:border="0.05pt solid #000000">
        <style:background-image/>
      </style:table-cell-properties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4479in" fo:margin-left="0.4833in" table:align="left"/>
    </style:style>
    <style:style style:name="Table29.A" style:family="table-column">
      <style:table-column-properties style:column-width="2.9792in"/>
    </style:style>
    <style:style style:name="Table29.B" style:family="table-column">
      <style:table-column-properties style:column-width="3.4688in"/>
    </style:style>
    <style:style style:name="Table29.A1" style:family="table-cell">
      <style:table-cell-properties fo:background-color="#dddddd" fo:padding="0.0382in" fo:border="0.05pt solid #000000">
        <style:background-image/>
      </style:table-cell-properties>
    </style:style>
    <style:style style:name="Table29.2" style:family="table-row">
      <style:table-row-properties style:min-row-height="1.0021in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4479in" fo:margin-left="0.4833in" table:align="left"/>
    </style:style>
    <style:style style:name="Table30.A" style:family="table-column">
      <style:table-column-properties style:column-width="2.9792in"/>
    </style:style>
    <style:style style:name="Table30.B" style:family="table-column">
      <style:table-column-properties style:column-width="3.4688in"/>
    </style:style>
    <style:style style:name="Table30.A1" style:family="table-cell">
      <style:table-cell-properties fo:background-color="#dddddd" fo:padding="0.0382in" fo:border="0.05pt solid #000000">
        <style:background-image/>
      </style:table-cell-properties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ca995" officeooo:paragraph-rsid="000e166a" style:font-size-asian="12pt" style:font-weight-asian="bold" style:font-name-complex="Verdana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ca995" officeooo:paragraph-rsid="00101343" style:font-size-asian="12pt" style:font-weight-asian="bold" style:font-name-complex="Verdana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ca995" officeooo:paragraph-rsid="001c2003" style:font-size-asian="12pt" style:font-weight-asian="bold" style:font-name-complex="Verdana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ca995" officeooo:paragraph-rsid="0023ae2d" style:font-size-asian="12pt" style:font-weight-asian="bold" style:font-name-complex="Verdana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ca995" officeooo:paragraph-rsid="002b5043" style:font-size-asian="12pt" style:font-weight-asian="bold" style:font-name-complex="Verdana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ca995" officeooo:paragraph-rsid="002b964b" style:font-size-asian="12pt" style:font-weight-asian="bold" style:font-name-complex="Verdana" style:font-size-complex="1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ca995" officeooo:paragraph-rsid="003221b7" style:font-size-asian="12pt" style:font-weight-asian="bold" style:font-name-complex="Verdana" style:font-size-complex="12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0pt" officeooo:rsid="00b7afda" officeooo:paragraph-rsid="0023ae2d" style:font-size-asian="10pt" style:font-name-complex="Verdana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0pt" officeooo:rsid="00b7afda" officeooo:paragraph-rsid="002b5043" style:font-size-asian="10pt" style:font-name-complex="Verdana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0pt" officeooo:rsid="00b7afda" officeooo:paragraph-rsid="002b964b" style:font-size-asian="10pt" style:font-name-complex="Verdana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0pt" officeooo:rsid="00b7afda" officeooo:paragraph-rsid="003221b7" style:font-size-asian="10pt" style:font-name-complex="Verdana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ca995" officeooo:paragraph-rsid="001c2003" style:font-size-asian="10pt" style:font-weight-asian="bold" style:font-name-complex="Verdana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ca995" officeooo:paragraph-rsid="002b5043" style:font-size-asian="10pt" style:font-weight-asian="bold" style:font-name-complex="Verdana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ca995" officeooo:paragraph-rsid="002b964b" style:font-size-asian="10pt" style:font-weight-asian="bold" style:font-name-complex="Verdana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ca995" officeooo:paragraph-rsid="003221b7" style:font-size-asian="10pt" style:font-weight-asian="bold" style:font-name-complex="Verdana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101343" style:font-size-asian="10pt" style:font-weight-asian="normal" style:font-name-complex="Verdana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3221b7" style:font-size-asian="10pt" style:font-weight-asian="normal" style:font-name-complex="Verdana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ba021d" officeooo:paragraph-rsid="0023ae2d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ba021d" officeooo:paragraph-rsid="002b5043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ba021d" officeooo:paragraph-rsid="002b964b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ba021d" officeooo:paragraph-rsid="003221b7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ba021d" officeooo:paragraph-rsid="002b5043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ba021d" officeooo:paragraph-rsid="002b964b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24" style:family="paragraph" style:parent-style-name="Table_20_Contents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officeooo:rsid="001ca995" officeooo:paragraph-rsid="002b5043" style:font-size-asian="12pt" style:font-style-asian="normal" style:font-weight-asian="bold" style:font-name-complex="Verdana" style:font-size-complex="12pt" style:font-style-complex="normal" style:font-weight-complex="bold"/>
    </style:style>
    <style:style style:name="P25" style:family="paragraph" style:parent-style-name="Table_20_Contents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officeooo:rsid="001ca995" officeooo:paragraph-rsid="002b964b" style:font-size-asian="12pt" style:font-style-asian="normal" style:font-weight-asian="bold" style:font-name-complex="Verdana" style:font-size-complex="12pt" style:font-style-complex="normal" style:font-weight-complex="bold"/>
    </style:style>
    <style:style style:name="P26" style:family="paragraph" style:parent-style-name="Table_20_Contents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officeooo:rsid="001ca995" officeooo:paragraph-rsid="003221b7" style:font-size-asian="12pt" style:font-style-asian="normal" style:font-weight-asian="bold" style:font-name-complex="Verdana" style:font-size-complex="12pt" style:font-style-complex="normal" style:font-weight-complex="bold"/>
    </style:style>
    <style:style style:name="P27" style:family="paragraph" style:parent-style-name="Standard">
      <style:text-properties officeooo:rsid="000db789" officeooo:paragraph-rsid="000db789"/>
    </style:style>
    <style:style style:name="P28" style:family="paragraph" style:parent-style-name="Standard">
      <style:text-properties officeooo:rsid="000db789" officeooo:paragraph-rsid="00101343"/>
    </style:style>
    <style:style style:name="P29" style:family="paragraph" style:parent-style-name="Standard">
      <style:text-properties officeooo:rsid="000db789" officeooo:paragraph-rsid="001371bc"/>
    </style:style>
    <style:style style:name="P30" style:family="paragraph" style:parent-style-name="Standard">
      <style:text-properties officeooo:rsid="000db789" officeooo:paragraph-rsid="0029bbe8"/>
    </style:style>
    <style:style style:name="P31" style:family="paragraph" style:parent-style-name="Standard">
      <style:text-properties officeooo:rsid="000db789" officeooo:paragraph-rsid="002b964b"/>
    </style:style>
    <style:style style:name="P32" style:family="paragraph" style:parent-style-name="Standard">
      <style:text-properties officeooo:rsid="000db789" officeooo:paragraph-rsid="003221b7"/>
    </style:style>
    <style:style style:name="P33" style:family="paragraph" style:parent-style-name="Standard">
      <style:text-properties officeooo:rsid="000db789" officeooo:paragraph-rsid="0037587f"/>
    </style:style>
    <style:style style:name="P34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7dc076" officeooo:paragraph-rsid="000db789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5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7dc076" officeooo:paragraph-rsid="000e166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6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7dc076" officeooo:paragraph-rsid="001371bc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7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7dc076" officeooo:paragraph-rsid="0029bbe8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8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7dc076" officeooo:paragraph-rsid="002b964b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9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7dc076" officeooo:paragraph-rsid="003221b7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40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7dc076" officeooo:paragraph-rsid="0037587f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41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1ce639" officeooo:paragraph-rsid="002b964b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42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1ce639" officeooo:paragraph-rsid="003221b7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43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101343" style:font-size-asian="10pt" style:font-weight-asian="normal" style:font-name-complex="Verdana" style:font-size-complex="10pt" style:font-weight-complex="normal"/>
    </style:style>
    <style:style style:name="P44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29bbe8" style:font-size-asian="10pt" style:font-weight-asian="normal" style:font-name-complex="Verdana" style:font-size-complex="10pt" style:font-weight-complex="normal"/>
    </style:style>
    <style:style style:name="P45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2b964b" style:font-size-asian="10pt" style:font-weight-asian="normal" style:font-name-complex="Verdana" style:font-size-complex="10pt" style:font-weight-complex="normal"/>
    </style:style>
    <style:style style:name="P46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3221b7" style:font-size-asian="10pt" style:font-weight-asian="normal" style:font-name-complex="Verdana" style:font-size-complex="10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officeooo:paragraph-rsid="000e166a" style:font-size-asian="10pt" style:font-weight-asian="normal" style:font-name-complex="Verdana" style:font-size-complex="10pt" style:font-weight-complex="normal"/>
    </style:style>
    <style:style style:name="P48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b7afda" officeooo:paragraph-rsid="0023ae2d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49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b7afda" officeooo:paragraph-rsid="002b5043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50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b7afda" officeooo:paragraph-rsid="002b964b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51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b7afda" officeooo:paragraph-rsid="003221b7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52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b967ae" officeooo:paragraph-rsid="00188a84" style:font-size-asian="10pt" style:font-weight-asian="normal" style:font-name-complex="Verdana" style:font-size-complex="10pt" style:font-weight-complex="normal"/>
    </style:style>
    <style:style style:name="P53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b967ae" officeooo:paragraph-rsid="0029bbe8" style:font-size-asian="10pt" style:font-weight-asian="normal" style:font-name-complex="Verdana" style:font-size-complex="10pt" style:font-weight-complex="normal"/>
    </style:style>
    <style:style style:name="P54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b967ae" officeooo:paragraph-rsid="002b964b" style:font-size-asian="10pt" style:font-weight-asian="normal" style:font-name-complex="Verdana" style:font-size-complex="10pt" style:font-weight-complex="normal"/>
    </style:style>
    <style:style style:name="P55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be2e21" officeooo:paragraph-rsid="0023ae2d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56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be2e21" officeooo:paragraph-rsid="003221b7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57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super 58%" style:font-name="Times New Roman" fo:font-size="10pt" fo:letter-spacing="normal" fo:font-style="normal" style:text-underline-style="none" fo:font-weight="normal" officeooo:rsid="00b967ae" officeooo:paragraph-rsid="00188a84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58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super 58%" style:font-name="Times New Roman" fo:font-size="10pt" fo:letter-spacing="normal" fo:font-style="normal" style:text-underline-style="none" fo:font-weight="normal" officeooo:rsid="00b967ae" officeooo:paragraph-rsid="0029bbe8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59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super 58%" style:font-name="Times New Roman" fo:font-size="10pt" fo:letter-spacing="normal" fo:font-style="normal" style:text-underline-style="none" fo:font-weight="normal" officeooo:rsid="00b967ae" officeooo:paragraph-rsid="002b964b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60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super 58%" style:font-name="Times New Roman" fo:font-size="10pt" fo:letter-spacing="normal" fo:font-style="normal" style:text-underline-style="none" fo:font-weight="normal" officeooo:rsid="00b967ae" officeooo:paragraph-rsid="003221b7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61" style:family="paragraph" style:parent-style-name="Standard">
      <style:text-properties officeooo:paragraph-rsid="000e166a"/>
    </style:style>
    <style:style style:name="P62" style:family="paragraph" style:parent-style-name="Standard">
      <style:paragraph-properties fo:text-align="center" style:justify-single-word="false"/>
      <style:text-properties officeooo:paragraph-rsid="000e166a"/>
    </style:style>
    <style:style style:name="P63" style:family="paragraph" style:parent-style-name="Standard">
      <style:paragraph-properties fo:text-align="center" style:justify-single-word="false"/>
      <style:text-properties officeooo:paragraph-rsid="00117653"/>
    </style:style>
    <style:style style:name="P64" style:family="paragraph" style:parent-style-name="Standard">
      <style:paragraph-properties fo:text-align="center" style:justify-single-word="false"/>
      <style:text-properties officeooo:paragraph-rsid="001371bc"/>
    </style:style>
    <style:style style:name="P65" style:family="paragraph" style:parent-style-name="Standard">
      <style:paragraph-properties fo:text-align="center" style:justify-single-word="false"/>
      <style:text-properties officeooo:paragraph-rsid="001a2280"/>
    </style:style>
    <style:style style:name="P66" style:family="paragraph" style:parent-style-name="Standard">
      <style:paragraph-properties fo:text-align="center" style:justify-single-word="false"/>
      <style:text-properties officeooo:paragraph-rsid="001caccb"/>
    </style:style>
    <style:style style:name="P67" style:family="paragraph" style:parent-style-name="Standard">
      <style:paragraph-properties fo:text-align="center" style:justify-single-word="false"/>
      <style:text-properties officeooo:paragraph-rsid="0023ae2d"/>
    </style:style>
    <style:style style:name="P68" style:family="paragraph" style:parent-style-name="Standard">
      <style:paragraph-properties fo:text-align="center" style:justify-single-word="false"/>
      <style:text-properties officeooo:paragraph-rsid="0029bbe8"/>
    </style:style>
    <style:style style:name="P69" style:family="paragraph" style:parent-style-name="Standard">
      <style:paragraph-properties fo:text-align="center" style:justify-single-word="false"/>
      <style:text-properties officeooo:paragraph-rsid="002b5043"/>
    </style:style>
    <style:style style:name="P70" style:family="paragraph" style:parent-style-name="Standard">
      <style:paragraph-properties fo:text-align="center" style:justify-single-word="false"/>
      <style:text-properties officeooo:paragraph-rsid="002b964b"/>
    </style:style>
    <style:style style:name="P71" style:family="paragraph" style:parent-style-name="Standard">
      <style:paragraph-properties fo:text-align="center" style:justify-single-word="false"/>
      <style:text-properties officeooo:paragraph-rsid="003221b7"/>
    </style:style>
    <style:style style:name="P72" style:family="paragraph" style:parent-style-name="Standard">
      <style:paragraph-properties fo:text-align="center" style:justify-single-word="false"/>
      <style:text-properties officeooo:paragraph-rsid="0033a5c2"/>
    </style:style>
    <style:style style:name="P73" style:family="paragraph" style:parent-style-name="Standard">
      <style:paragraph-properties fo:text-align="center" style:justify-single-word="false"/>
      <style:text-properties officeooo:paragraph-rsid="0037587f"/>
    </style:style>
    <style:style style:name="P74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rsid="001ce639" officeooo:paragraph-rsid="00101343" style:font-size-asian="10pt" style:font-weight-asian="normal" style:font-name-complex="Verdana" style:font-size-complex="10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rsid="001ce639" officeooo:paragraph-rsid="0029bbe8" style:font-size-asian="10pt" style:font-weight-asian="normal" style:font-name-complex="Verdana" style:font-size-complex="10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rsid="001ce639" officeooo:paragraph-rsid="002b964b" style:font-size-asian="10pt" style:font-weight-asian="normal" style:font-name-complex="Verdana" style:font-size-complex="10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rsid="001ce639" officeooo:paragraph-rsid="003221b7" style:font-size-asian="10pt" style:font-weight-asian="normal" style:font-name-complex="Verdana" style:font-size-complex="10pt" style:font-weight-complex="normal"/>
    </style:style>
    <style:style style:name="P78" style:family="paragraph" style:parent-style-name="Standard">
      <style:text-properties style:font-name="Times New Roman" fo:font-size="10pt" fo:font-weight="normal" officeooo:rsid="007dc076" officeooo:paragraph-rsid="003221b7" style:font-size-asian="10pt" style:font-weight-asian="normal" style:font-name-complex="Verdana" style:font-size-complex="10pt" style:font-weight-complex="normal"/>
    </style:style>
    <style:style style:name="P79" style:family="paragraph" style:parent-style-name="Standard">
      <style:text-properties officeooo:rsid="001c2003" officeooo:paragraph-rsid="001c2003"/>
    </style:style>
    <style:style style:name="P80" style:family="paragraph" style:parent-style-name="Standard">
      <style:text-properties officeooo:rsid="001c2003" officeooo:paragraph-rsid="0023ae2d"/>
    </style:style>
    <style:style style:name="P81" style:family="paragraph" style:parent-style-name="Standard">
      <style:text-properties officeooo:rsid="001c2003" officeooo:paragraph-rsid="002b5043"/>
    </style:style>
    <style:style style:name="P82" style:family="paragraph" style:parent-style-name="Standard">
      <style:text-properties officeooo:rsid="001c2003" officeooo:paragraph-rsid="002b964b"/>
    </style:style>
    <style:style style:name="P83" style:family="paragraph" style:parent-style-name="Standard">
      <style:text-properties officeooo:rsid="001c2003" officeooo:paragraph-rsid="003221b7"/>
    </style:style>
    <style:style style:name="P84" style:family="paragraph" style:parent-style-name="Standard">
      <style:text-properties officeooo:paragraph-rsid="001caccb"/>
    </style:style>
    <style:style style:name="P85" style:family="paragraph" style:parent-style-name="Standard">
      <style:text-properties officeooo:paragraph-rsid="0029bbe8"/>
    </style:style>
    <style:style style:name="P86" style:family="paragraph" style:parent-style-name="Standard">
      <style:text-properties officeooo:paragraph-rsid="002b964b"/>
    </style:style>
    <style:style style:name="P87" style:family="paragraph" style:parent-style-name="Standard">
      <style:text-properties officeooo:paragraph-rsid="003221b7"/>
    </style:style>
    <style:style style:name="P88" style:family="paragraph" style:parent-style-name="Standard">
      <style:text-properties officeooo:paragraph-rsid="0037587f"/>
    </style:style>
    <style:style style:name="P89" style:family="paragraph" style:parent-style-name="Standard">
      <style:paragraph-properties fo:break-before="page"/>
      <style:text-properties officeooo:rsid="000db789" officeooo:paragraph-rsid="00101343"/>
    </style:style>
    <style:style style:name="P90" style:family="paragraph" style:parent-style-name="Standard">
      <style:paragraph-properties fo:break-before="page"/>
      <style:text-properties officeooo:rsid="000db789" officeooo:paragraph-rsid="002b964b"/>
    </style:style>
    <style:style style:name="P91" style:family="paragraph" style:parent-style-name="Standard">
      <style:paragraph-properties fo:break-before="page"/>
      <style:text-properties officeooo:rsid="001c2003" officeooo:paragraph-rsid="0023ae2d"/>
    </style:style>
    <style:style style:name="P92" style:family="paragraph" style:parent-style-name="Standard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Verdana" fo:font-size="10pt" fo:letter-spacing="normal" fo:font-style="normal" fo:font-weight="normal" officeooo:rsid="00ba021d" officeooo:paragraph-rsid="0023ae2d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93" style:family="paragraph" style:parent-style-name="Standard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Verdana" fo:font-size="10pt" fo:letter-spacing="normal" fo:font-style="normal" fo:font-weight="normal" officeooo:rsid="00ba021d" officeooo:paragraph-rsid="003221b7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94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188a84" style:font-size-asian="10pt" style:font-weight-asian="normal" style:font-name-complex="Verdana" style:font-size-complex="10pt" style:font-weight-complex="normal"/>
    </style:style>
    <style:style style:name="P95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29bbe8" style:font-size-asian="10pt" style:font-weight-asian="normal" style:font-name-complex="Verdana" style:font-size-complex="10pt" style:font-weight-complex="normal"/>
    </style:style>
    <style:style style:name="P96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2b964b" style:font-size-asian="10pt" style:font-weight-asian="normal" style:font-name-complex="Verdana" style:font-size-complex="10pt" style:font-weight-complex="normal"/>
    </style:style>
    <style:style style:name="P97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3221b7" style:font-size-asian="10pt" style:font-weight-asian="normal" style:font-name-complex="Verdana" style:font-size-complex="10pt" style:font-weight-complex="normal"/>
    </style:style>
    <style:style style:name="P98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bold" officeooo:rsid="00217b5f" officeooo:paragraph-rsid="0037587f" style:font-size-asian="12pt" style:font-style-asian="italic" style:font-weight-asian="bold" style:font-name-complex="Verdana" style:font-size-complex="12pt" style:font-style-complex="italic" style:font-weight-complex="bold"/>
    </style:style>
    <style:style style:name="P99" style:family="paragraph" style:parent-style-name="Text_20_body">
      <style:paragraph-properties fo:line-height="100%" fo:text-align="start" style:justify-single-word="false"/>
      <style:text-properties fo:font-variant="normal" fo:text-transform="none" fo:color="#000000" style:text-position="super 58%" style:font-name="Verdana" fo:font-size="20pt" fo:letter-spacing="normal" fo:font-style="normal" fo:font-weight="bold" officeooo:rsid="00416bb9" officeooo:paragraph-rsid="002b964b" style:font-size-asian="20pt" style:font-weight-asian="bold" style:font-name-complex="Verdana" style:font-size-complex="20pt" style:font-weight-complex="bold"/>
    </style:style>
    <style:style style:name="P100" style:family="paragraph" style:parent-style-name="Text_20_body">
      <style:paragraph-properties fo:text-align="start" style:justify-single-word="false"/>
      <style:text-properties officeooo:paragraph-rsid="001c3633"/>
    </style:style>
    <style:style style:name="P101" style:family="paragraph" style:parent-style-name="Text_20_body">
      <style:paragraph-properties fo:text-align="start" style:justify-single-word="false"/>
      <style:text-properties officeooo:paragraph-rsid="0023ae2d"/>
    </style:style>
    <style:style style:name="P102" style:family="paragraph" style:parent-style-name="Text_20_body">
      <style:paragraph-properties fo:text-align="start" style:justify-single-word="false"/>
      <style:text-properties officeooo:paragraph-rsid="002b5043"/>
    </style:style>
    <style:style style:name="P103" style:family="paragraph" style:parent-style-name="Text_20_body">
      <style:paragraph-properties fo:text-align="start" style:justify-single-word="false"/>
      <style:text-properties officeooo:paragraph-rsid="002b964b"/>
    </style:style>
    <style:style style:name="P104" style:family="paragraph" style:parent-style-name="Text_20_body">
      <style:paragraph-properties fo:text-align="start" style:justify-single-word="false"/>
      <style:text-properties officeooo:paragraph-rsid="003221b7"/>
    </style:style>
    <style:style style:name="P105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1b5019" officeooo:paragraph-rsid="000db789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106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1b5019" officeooo:paragraph-rsid="001371bc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107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1b5019" officeooo:paragraph-rsid="0029bbe8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108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1b5019" officeooo:paragraph-rsid="002b964b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109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1b5019" officeooo:paragraph-rsid="003221b7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110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1d32d4" officeooo:paragraph-rsid="00117653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111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1d32d4" officeooo:paragraph-rsid="001371bc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112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1d32d4" officeooo:paragraph-rsid="0029bbe8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113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1d32d4" officeooo:paragraph-rsid="002b964b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114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1d32d4" officeooo:paragraph-rsid="0037587f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115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1d32d4" officeooo:paragraph-rsid="003221b7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116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1038d06" officeooo:paragraph-rsid="0023ae2d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117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1038d06" officeooo:paragraph-rsid="002b5043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118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1038d06" officeooo:paragraph-rsid="002b964b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119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1038d06" officeooo:paragraph-rsid="003221b7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120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7dc076" officeooo:paragraph-rsid="003c3751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21" style:family="paragraph" style:parent-style-name="Standard" style:list-style-name="L26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217b5f" officeooo:paragraph-rsid="002cf7de" style:font-size-asian="10pt" style:font-style-asian="italic" style:font-weight-asian="bold" style:font-name-complex="Verdana" style:font-size-complex="10pt" style:font-style-complex="italic" style:font-weight-complex="bold"/>
    </style:style>
    <style:style style:name="P122" style:family="paragraph" style:parent-style-name="Standard" style:list-style-name="L36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217b5f" officeooo:paragraph-rsid="00371b40" style:font-size-asian="10pt" style:font-style-asian="italic" style:font-weight-asian="bold" style:font-name-complex="Verdana" style:font-size-complex="10pt" style:font-style-complex="italic" style:font-weight-complex="bold"/>
    </style:style>
    <style:style style:name="P123" style:family="paragraph" style:parent-style-name="Standard" style:list-style-name="L36">
      <style:paragraph-properties style:line-height-at-least="0.1465in"/>
      <style:text-properties fo:font-variant="normal" fo:text-transform="none" fo:color="#000000" style:text-position="0% 100%" style:font-name="Times New Roman" fo:font-size="10pt" fo:letter-spacing="normal" fo:font-style="normal" fo:font-weight="normal" officeooo:rsid="00217b5f" officeooo:paragraph-rsid="0033a5c2" style:font-size-asian="10pt" style:font-style-asian="italic" style:font-weight-asian="bold" style:font-name-complex="Verdana" style:font-size-complex="10pt" style:font-style-complex="italic" style:font-weight-complex="bold"/>
    </style:style>
    <style:style style:name="P124" style:family="paragraph" style:parent-style-name="Standard" style:list-style-name="L1"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adb8ab" officeooo:paragraph-rsid="000e166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25" style:family="paragraph" style:parent-style-name="Standard" style:list-style-name="L19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217b5f" officeooo:paragraph-rsid="002cf7de" style:font-size-asian="9pt" style:font-style-asian="italic" style:font-weight-asian="bold" style:font-name-complex="Verdana" style:font-size-complex="9pt" style:font-style-complex="italic" style:font-weight-complex="bold"/>
    </style:style>
    <style:style style:name="P126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officeooo:rsid="0028460e" officeooo:paragraph-rsid="0029bbe8" style:font-size-asian="12pt" style:font-style-asian="normal" style:font-weight-asian="bold" style:font-name-complex="Verdana" style:font-size-complex="12pt" style:font-style-complex="normal" style:font-weight-complex="bold"/>
    </style:style>
    <style:style style:name="P127" style:family="paragraph" style:parent-style-name="Standard"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officeooo:rsid="0028460e" officeooo:paragraph-rsid="002b5043" style:font-size-asian="12pt" style:font-style-asian="normal" style:font-weight-asian="bold" style:font-name-complex="Verdana" style:font-size-complex="12pt" style:font-style-complex="normal" style:font-weight-complex="bold"/>
    </style:style>
    <style:style style:name="P128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italic" style:text-underline-style="none" fo:font-weight="normal" officeooo:rsid="00ba021d" officeooo:paragraph-rsid="00188a84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129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italic" style:text-underline-style="none" fo:font-weight="normal" officeooo:rsid="00ba021d" officeooo:paragraph-rsid="0029bbe8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130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be2e21" officeooo:paragraph-rsid="004ec491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31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be2e21" officeooo:paragraph-rsid="0056ced8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32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b967ae" officeooo:paragraph-rsid="005b695c" style:font-size-asian="10pt" style:font-weight-asian="normal" style:font-name-complex="Verdana" style:font-size-complex="10pt" style:font-weight-complex="normal"/>
    </style:style>
    <style:style style:name="P133" style:family="paragraph" style:parent-style-name="Standard" style:list-style-name="L35">
      <style:text-properties fo:font-size="9pt" officeooo:paragraph-rsid="0033a5c2" style:font-size-asian="9pt" style:font-size-complex="9pt"/>
    </style:style>
    <style:style style:name="P134" style:family="paragraph" style:parent-style-name="Standard">
      <style:paragraph-properties style:line-height-at-least="0.1465in" fo:text-align="start" style:justify-single-word="false"/>
      <style:text-properties officeooo:rsid="000db789" officeooo:paragraph-rsid="0029bbe8"/>
    </style:style>
    <style:style style:name="P135" style:family="paragraph" style:parent-style-name="Standard">
      <style:text-properties officeooo:rsid="000db789" officeooo:paragraph-rsid="0042e1eb"/>
    </style:style>
    <style:style style:name="P136" style:family="paragraph" style:parent-style-name="Standard">
      <style:text-properties officeooo:rsid="000db789" officeooo:paragraph-rsid="004415c2"/>
    </style:style>
    <style:style style:name="P137" style:family="paragraph" style:parent-style-name="Standard">
      <style:text-properties officeooo:rsid="000db789" officeooo:paragraph-rsid="004ec491"/>
    </style:style>
    <style:style style:name="P138" style:family="paragraph" style:parent-style-name="Standard">
      <style:text-properties officeooo:rsid="000db789" officeooo:paragraph-rsid="0050e959"/>
    </style:style>
    <style:style style:name="P139" style:family="paragraph" style:parent-style-name="Standard">
      <style:text-properties officeooo:rsid="000db789" officeooo:paragraph-rsid="0055fdf8"/>
    </style:style>
    <style:style style:name="P140" style:family="paragraph" style:parent-style-name="Standard">
      <style:text-properties officeooo:rsid="000db789" officeooo:paragraph-rsid="00586bac"/>
    </style:style>
    <style:style style:name="P141" style:family="paragraph" style:parent-style-name="Standard">
      <style:text-properties officeooo:rsid="001c2003" officeooo:paragraph-rsid="003246e4"/>
    </style:style>
    <style:style style:name="P142" style:family="paragraph" style:parent-style-name="Standard">
      <style:text-properties officeooo:rsid="001c2003" officeooo:paragraph-rsid="00527eb3"/>
    </style:style>
    <style:style style:name="P143" style:family="paragraph" style:parent-style-name="Standard" style:list-style-name="L31">
      <style:paragraph-properties fo:text-align="start" style:justify-single-word="false"/>
      <style:text-properties style:font-name="Times New Roman" fo:font-size="10pt" officeooo:rsid="00af61be" officeooo:paragraph-rsid="003246e4" style:font-size-asian="10pt" style:font-name-complex="Verdana" style:font-size-complex="10pt"/>
    </style:style>
    <style:style style:name="P144" style:family="paragraph" style:parent-style-name="Standard" style:list-style-name="L34">
      <style:text-properties fo:font-size="10pt" fo:font-weight="normal" officeooo:rsid="0026045b" officeooo:paragraph-rsid="0033a5c2" style:font-size-asian="10pt" style:font-weight-asian="normal" style:font-size-complex="10pt" style:font-weight-complex="normal"/>
    </style:style>
    <style:style style:name="P145" style:family="paragraph" style:parent-style-name="Standard">
      <style:text-properties fo:font-size="14pt" fo:font-weight="bold" officeooo:rsid="000db789" officeooo:paragraph-rsid="000db789" style:font-size-asian="14pt" style:font-weight-asian="bold" style:font-size-complex="14pt" style:font-weight-complex="bold"/>
    </style:style>
    <style:style style:name="P146" style:family="paragraph" style:parent-style-name="Standard">
      <style:text-properties officeooo:paragraph-rsid="000db789"/>
    </style:style>
    <style:style style:name="P147" style:family="paragraph" style:parent-style-name="Standard">
      <style:paragraph-properties fo:margin-left="0in" fo:margin-right="0in" fo:margin-top="0in" fo:margin-bottom="0in" style:contextual-spacing="false" style:line-height-at-least="0.1665in" fo:text-align="start" style:justify-single-word="false" fo:text-indent="0in" style:auto-text-indent="false" fo:padding="0in" fo:border="none"/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217b5f" officeooo:paragraph-rsid="0029bbe8" style:font-size-asian="10pt" style:font-style-asian="italic" style:font-weight-asian="bold" style:font-name-complex="Verdana" style:font-size-complex="10pt" style:font-style-complex="italic" style:font-weight-complex="bold"/>
    </style:style>
    <style:style style:name="P148" style:family="paragraph" style:parent-style-name="Table_20_Contents" style:list-style-name="L5">
      <style:paragraph-properties fo:text-align="start" style:justify-single-word="false"/>
      <style:text-properties style:font-name="Times New Roman" fo:font-size="9pt" officeooo:rsid="00af61be" officeooo:paragraph-rsid="001371bc" style:font-size-asian="9pt" style:font-name-complex="Verdana" style:font-size-complex="9pt"/>
    </style:style>
    <style:style style:name="P149" style:family="paragraph" style:parent-style-name="Table_20_Contents" style:list-style-name="L36">
      <style:paragraph-properties fo:text-align="start" style:justify-single-word="false"/>
      <style:text-properties style:font-name="Times New Roman" fo:font-size="10pt" officeooo:rsid="00b7afda" officeooo:paragraph-rsid="00371b40" style:font-size-asian="10pt" style:font-name-complex="Verdana" style:font-size-complex="10pt"/>
    </style:style>
    <style:style style:name="P150" style:family="paragraph" style:parent-style-name="Table_20_Contents" style:list-style-name="L7">
      <style:paragraph-properties fo:text-align="start" style:justify-single-word="false"/>
      <style:text-properties style:font-name="Times New Roman" fo:font-size="10pt" fo:font-weight="normal" officeooo:rsid="00af15be" officeooo:paragraph-rsid="001a2280" style:font-size-asian="10pt" style:font-weight-asian="normal" style:font-name-complex="Verdana" style:font-size-complex="10pt" style:font-weight-complex="normal"/>
    </style:style>
    <style:style style:name="P151" style:family="paragraph" style:parent-style-name="Table_20_Contents" style:list-style-name="L9">
      <style:paragraph-properties style:line-height-at-least="0.1465in" fo:text-align="start" style:justify-single-word="false"/>
      <style:text-properties style:font-name="Times New Roman" fo:font-size="10pt" fo:font-style="normal" officeooo:rsid="00ba021d" officeooo:paragraph-rsid="00428da7" style:font-size-asian="10pt" style:font-style-asian="normal" style:font-name-complex="Verdana" style:font-size-complex="10pt" style:font-style-complex="normal"/>
    </style:style>
    <style:style style:name="P15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ca995" officeooo:paragraph-rsid="004d37c2" style:font-size-asian="12pt" style:font-weight-asian="bold" style:font-name-complex="Verdana" style:font-size-complex="12pt" style:font-weight-complex="bold"/>
    </style:style>
    <style:style style:name="P15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ca995" officeooo:paragraph-rsid="0055fdf8" style:font-size-asian="12pt" style:font-weight-asian="bold" style:font-name-complex="Verdana" style:font-size-complex="12pt" style:font-weight-complex="bold"/>
    </style:style>
    <style:style style:name="P15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ca995" officeooo:paragraph-rsid="00586bac" style:font-size-asian="12pt" style:font-weight-asian="bold" style:font-name-complex="Verdana" style:font-size-complex="12pt" style:font-weight-complex="bold"/>
    </style:style>
    <style:style style:name="P155" style:family="paragraph" style:parent-style-name="Table_20_Contents" style:list-style-name="L3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af15be" officeooo:paragraph-rsid="003c375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56" style:family="paragraph" style:parent-style-name="Table_20_Contents" style:list-style-name="L35">
      <style:paragraph-properties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fo:font-weight="normal" officeooo:rsid="00217b5f" officeooo:paragraph-rsid="003642d2" style:font-size-asian="9pt" style:font-style-asian="italic" style:font-weight-asian="bold" style:font-name-complex="Verdana" style:font-size-complex="9pt" style:font-style-complex="italic" style:font-weight-complex="bold"/>
    </style:style>
    <style:style style:name="P157" style:family="paragraph" style:parent-style-name="Table_20_Contents" style:list-style-name="L6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officeooo:rsid="001ca995" officeooo:paragraph-rsid="00188a84" style:font-size-asian="12pt" style:font-style-asian="normal" style:font-weight-asian="bold" style:font-name-complex="Verdana" style:font-size-complex="12pt" style:font-style-complex="normal" style:font-weight-complex="bold"/>
    </style:style>
    <style:style style:name="P158" style:family="paragraph" style:parent-style-name="Table_20_Contents" style:list-style-name="L14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officeooo:rsid="001ca995" officeooo:paragraph-rsid="0029bbe8" style:font-size-asian="12pt" style:font-style-asian="normal" style:font-weight-asian="bold" style:font-name-complex="Verdana" style:font-size-complex="12pt" style:font-style-complex="normal" style:font-weight-complex="bold"/>
    </style:style>
    <style:style style:name="P159" style:family="paragraph" style:parent-style-name="Table_20_Contents" style:list-style-name="L22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officeooo:rsid="001ca995" officeooo:paragraph-rsid="002b964b" style:font-size-asian="12pt" style:font-style-asian="normal" style:font-weight-asian="bold" style:font-name-complex="Verdana" style:font-size-complex="12pt" style:font-style-complex="normal" style:font-weight-complex="bold"/>
    </style:style>
    <style:style style:name="P160" style:family="paragraph" style:parent-style-name="Table_20_Contents" style:list-style-name="L32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officeooo:rsid="001ca995" officeooo:paragraph-rsid="003221b7" style:font-size-asian="12pt" style:font-style-asian="normal" style:font-weight-asian="bold" style:font-name-complex="Verdana" style:font-size-complex="12pt" style:font-style-complex="normal" style:font-weight-complex="bold"/>
    </style:style>
    <style:style style:name="P161" style:family="paragraph" style:parent-style-name="Table_20_Contents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officeooo:rsid="001ca995" officeooo:paragraph-rsid="00586bac" style:font-size-asian="12pt" style:font-style-asian="normal" style:font-weight-asian="bold" style:font-name-complex="Verdana" style:font-size-complex="12pt" style:font-style-complex="normal" style:font-weight-complex="bold"/>
    </style:style>
    <style:style style:name="P162" style:family="paragraph" style:parent-style-name="Table_20_Contents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officeooo:rsid="00188a84" officeooo:paragraph-rsid="0029bbe8" style:font-size-asian="12pt" style:font-style-asian="normal" style:font-weight-asian="bold" style:font-name-complex="Verdana" style:font-size-complex="12pt" style:font-style-complex="normal" style:font-weight-complex="bold"/>
    </style:style>
    <style:style style:name="P163" style:family="paragraph" style:parent-style-name="Table_20_Contents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officeooo:rsid="00188a84" officeooo:paragraph-rsid="002b964b" style:font-size-asian="12pt" style:font-style-asian="normal" style:font-weight-asian="bold" style:font-name-complex="Verdana" style:font-size-complex="12pt" style:font-style-complex="normal" style:font-weight-complex="bold"/>
    </style:style>
    <style:style style:name="P164" style:family="paragraph" style:parent-style-name="Table_20_Contents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officeooo:rsid="00188a84" officeooo:paragraph-rsid="003221b7" style:font-size-asian="12pt" style:font-style-asian="normal" style:font-weight-asian="bold" style:font-name-complex="Verdana" style:font-size-complex="12pt" style:font-style-complex="normal" style:font-weight-complex="bold"/>
    </style:style>
    <style:style style:name="P165" style:family="paragraph" style:parent-style-name="Table_20_Contents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officeooo:rsid="00188a84" officeooo:paragraph-rsid="003ef779" style:font-size-asian="12pt" style:font-style-asian="normal" style:font-weight-asian="bold" style:font-name-complex="Verdana" style:font-size-complex="12pt" style:font-style-complex="normal" style:font-weight-complex="bold"/>
    </style:style>
    <style:style style:name="P166" style:family="paragraph" style:parent-style-name="Table_20_Contents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officeooo:rsid="00188a84" officeooo:paragraph-rsid="004d37c2" style:font-size-asian="12pt" style:font-style-asian="normal" style:font-weight-asian="bold" style:font-name-complex="Verdana" style:font-size-complex="12pt" style:font-style-complex="normal" style:font-weight-complex="bold"/>
    </style:style>
    <style:style style:name="P167" style:family="paragraph" style:parent-style-name="Table_20_Contents" style:list-style-name="L36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b7afda" officeooo:paragraph-rsid="00371b40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68" style:family="paragraph" style:parent-style-name="Table_20_Contents" style:list-style-name="L36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b7afda" officeooo:paragraph-rsid="00371b40" style:font-size-asian="10pt" style:font-style-asian="italic" style:font-weight-asian="bold" style:font-name-complex="Verdana" style:font-size-complex="10pt" style:font-style-complex="italic" style:font-weight-complex="bold"/>
    </style:style>
    <style:style style:name="P169" style:family="paragraph" style:parent-style-name="Table_20_Contents">
      <style:paragraph-properties fo:text-align="start" style:justify-single-word="false"/>
      <style:text-properties officeooo:rsid="001ca995" officeooo:paragraph-rsid="005a363c"/>
    </style:style>
    <style:style style:name="P170" style:family="paragraph" style:parent-style-name="Table_20_Contents">
      <style:paragraph-properties fo:text-align="start" style:justify-single-word="false"/>
      <style:text-properties officeooo:paragraph-rsid="003221b7"/>
    </style:style>
    <style:style style:name="P171" style:family="paragraph" style:parent-style-name="Table_20_Contents" style:list-style-name="L50">
      <style:paragraph-properties fo:margin-top="0in" fo:margin-bottom="0in" style:contextual-spacing="false"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217b5f" officeooo:paragraph-rsid="002cf7de" style:font-size-asian="10pt" style:font-style-asian="normal" style:font-weight-asian="bold" style:font-name-complex="Verdana" style:font-size-complex="10pt" style:font-style-complex="normal" style:font-weight-complex="bold"/>
    </style:style>
    <style:style style:name="P172" style:family="paragraph" style:parent-style-name="Text_20_body" style:list-style-name="L1">
      <style:text-properties officeooo:paragraph-rsid="004b60c7"/>
    </style:style>
    <style:style style:name="P173" style:family="paragraph" style:parent-style-name="Text_20_body" style:list-style-name="L1">
      <style:text-properties fo:font-size="9pt" officeooo:paragraph-rsid="000e166a" style:font-size-asian="9pt" style:font-size-complex="9pt"/>
    </style:style>
    <style:style style:name="P174" style:family="paragraph" style:parent-style-name="Text_20_body" style:list-style-name="L1">
      <style:text-properties fo:font-size="9pt" officeooo:paragraph-rsid="003a74c1" style:font-size-asian="9pt" style:font-size-complex="9pt"/>
    </style:style>
    <style:style style:name="P175" style:family="paragraph" style:parent-style-name="Text_20_body" style:list-style-name="L1">
      <style:text-properties fo:font-size="9pt" officeooo:paragraph-rsid="005ccb33" style:font-size-asian="9pt" style:font-size-complex="9pt"/>
    </style:style>
    <style:style style:name="P176" style:family="paragraph" style:parent-style-name="Text_20_body" style:list-style-name="L35">
      <style:paragraph-properties style:line-height-at-least="0.1465in" fo:text-align="start" style:justify-single-word="false"/>
      <style:text-properties fo:font-size="9pt" officeooo:paragraph-rsid="0033a5c2" style:font-size-asian="9pt" style:font-size-complex="9pt"/>
    </style:style>
    <style:style style:name="P177" style:family="paragraph" style:parent-style-name="Text_20_body" style:list-style-name="L48">
      <style:text-properties fo:font-size="9pt" style:font-size-asian="9pt" style:font-size-complex="9pt"/>
    </style:style>
    <style:style style:name="P178" style:family="paragraph" style:parent-style-name="Text_20_body" style:list-style-name="L1">
      <style:text-properties fo:font-size="9pt" fo:font-weight="normal" officeooo:paragraph-rsid="000e166a" style:font-size-asian="9pt" style:font-weight-asian="normal" style:font-size-complex="9pt" style:font-weight-complex="normal"/>
    </style:style>
    <style:style style:name="P179" style:family="paragraph" style:parent-style-name="Text_20_body" style:list-style-name="L2">
      <style:text-properties fo:font-size="9pt" fo:font-weight="normal" officeooo:paragraph-rsid="000e54eb" style:font-size-asian="9pt" style:font-weight-asian="normal" style:font-size-complex="9pt" style:font-weight-complex="normal"/>
    </style:style>
    <style:style style:name="P180" style:family="paragraph" style:parent-style-name="Text_20_body" style:list-style-name="L8">
      <style:text-properties fo:font-size="9pt" fo:font-weight="normal" officeooo:rsid="0027cb70" officeooo:paragraph-rsid="001caccb" style:font-size-asian="9pt" style:font-weight-asian="normal" style:font-size-complex="9pt" style:font-weight-complex="normal"/>
    </style:style>
    <style:style style:name="P181" style:family="paragraph" style:parent-style-name="Text_20_body" style:list-style-name="L52">
      <style:text-properties fo:font-size="9pt" fo:font-weight="normal" officeooo:rsid="003642d2" officeooo:paragraph-rsid="0037587f" style:font-size-asian="9pt" style:font-weight-asian="normal" style:font-size-complex="9pt" style:font-weight-complex="normal"/>
    </style:style>
    <style:style style:name="P182" style:family="paragraph" style:parent-style-name="Text_20_body" style:list-style-name="L52">
      <style:text-properties fo:font-size="9pt" fo:font-weight="normal" officeooo:rsid="0056ced8" officeooo:paragraph-rsid="0056ced8" style:font-size-asian="9pt" style:font-weight-asian="normal" style:font-size-complex="9pt" style:font-weight-complex="normal"/>
    </style:style>
    <style:style style:name="P183" style:family="paragraph" style:parent-style-name="Text_20_body" style:list-style-name="L52">
      <style:text-properties fo:font-size="9pt" fo:font-weight="normal" officeooo:rsid="005b695c" officeooo:paragraph-rsid="005b695c" style:font-size-asian="9pt" style:font-weight-asian="normal" style:font-size-complex="9pt" style:font-weight-complex="normal"/>
    </style:style>
    <style:style style:name="P184" style:family="paragraph" style:parent-style-name="Text_20_body" style:list-style-name="L1">
      <style:text-properties fo:font-size="9pt" fo:font-style="normal" officeooo:paragraph-rsid="003a74c1" style:font-size-asian="9pt" style:font-style-asian="normal" style:font-size-complex="9pt" style:font-style-complex="normal"/>
    </style:style>
    <style:style style:name="P185" style:family="paragraph" style:parent-style-name="Text_20_body" style:list-style-name="L1"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0db789" officeooo:paragraph-rsid="000e166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86" style:family="paragraph" style:parent-style-name="Text_20_body" style:list-style-name="L1"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0db789" officeooo:paragraph-rsid="003a74c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87" style:family="paragraph" style:parent-style-name="Text_20_body" style:list-style-name="L3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2320e2" officeooo:paragraph-rsid="003c375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88" style:family="paragraph" style:parent-style-name="Text_20_body" style:list-style-name="L3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2320e2" officeooo:paragraph-rsid="003da2c6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89" style:family="paragraph" style:parent-style-name="Text_20_body" style:list-style-name="L5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99d894" officeooo:paragraph-rsid="001371bc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90" style:family="paragraph" style:parent-style-name="Text_20_body" style:list-style-name="L5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99d894" officeooo:paragraph-rsid="003da2c6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91" style:family="paragraph" style:parent-style-name="Text_20_body" style:list-style-name="L1"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3c3751" officeooo:paragraph-rsid="003c375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92" style:family="paragraph" style:parent-style-name="Text_20_body" style:list-style-name="L5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3c3751" officeooo:paragraph-rsid="003ef779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93" style:family="paragraph" style:parent-style-name="Text_20_body" style:list-style-name="L7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3c3751" officeooo:paragraph-rsid="003ef779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94" style:family="paragraph" style:parent-style-name="Text_20_body" style:list-style-name="L5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9cf4e6" officeooo:paragraph-rsid="001371bc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95" style:family="paragraph" style:parent-style-name="Text_20_body" style:list-style-name="L10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9cf4e6" officeooo:paragraph-rsid="0042e1eb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96" style:family="paragraph" style:parent-style-name="Text_20_body" style:list-style-name="L12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9cf4e6" officeooo:paragraph-rsid="004d37c2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97" style:family="paragraph" style:parent-style-name="Text_20_body" style:list-style-name="L48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9cf4e6" officeooo:paragraph-rsid="004ec49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98" style:family="paragraph" style:parent-style-name="Text_20_body" style:list-style-name="L5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243cde" officeooo:paragraph-rsid="001371bc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99" style:family="paragraph" style:parent-style-name="Text_20_body" style:list-style-name="L5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112ce01" officeooo:paragraph-rsid="001371bc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00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14cc74" officeooo:paragraph-rsid="00155e2f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01" style:family="paragraph" style:parent-style-name="Text_20_body" style:list-style-name="L8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26045b" officeooo:paragraph-rsid="001caccb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02" style:family="paragraph" style:parent-style-name="Text_20_body" style:list-style-name="L8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1a2280" officeooo:paragraph-rsid="003ef779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03" style:family="paragraph" style:parent-style-name="Text_20_body" style:list-style-name="L1"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49943f" officeooo:paragraph-rsid="0049943f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04" style:family="paragraph" style:parent-style-name="Text_20_body" style:list-style-name="L1"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49943f" officeooo:paragraph-rsid="004b60c7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05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4ec491" officeooo:paragraph-rsid="004ec49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06" style:family="paragraph" style:parent-style-name="Text_20_body" style:list-style-name="L19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a5b3ec" officeooo:paragraph-rsid="00305a70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07" style:family="paragraph" style:parent-style-name="Text_20_body" style:list-style-name="L20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a5b3ec" officeooo:paragraph-rsid="00378fbd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08" style:family="paragraph" style:parent-style-name="Text_20_body" style:list-style-name="L52"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56ced8" officeooo:paragraph-rsid="0056ced8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09" style:family="paragraph" style:parent-style-name="Text_20_body" style:list-style-name="L52"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5a363c" officeooo:paragraph-rsid="005a363c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10" style:family="paragraph" style:parent-style-name="Text_20_body"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5a363c" officeooo:paragraph-rsid="005a363c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11" style:family="paragraph" style:parent-style-name="Text_20_body" style:list-style-name="L52"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5b695c" officeooo:paragraph-rsid="005b695c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12" style:family="paragraph" style:parent-style-name="Text_20_body" style:list-style-name="L19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0db789" officeooo:paragraph-rsid="002cf7de" style:font-size-asian="9pt" style:font-style-asian="normal" style:font-weight-asian="bold" style:font-name-complex="Verdana" style:font-size-complex="9pt" style:font-style-complex="normal" style:font-weight-complex="bold"/>
    </style:style>
    <style:style style:name="P213" style:family="paragraph" style:parent-style-name="Text_20_body" style:list-style-name="L19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0db789" officeooo:paragraph-rsid="00305a70" style:font-size-asian="9pt" style:font-style-asian="normal" style:font-weight-asian="bold" style:font-name-complex="Verdana" style:font-size-complex="9pt" style:font-style-complex="normal" style:font-weight-complex="bold"/>
    </style:style>
    <style:style style:name="P214" style:family="paragraph" style:parent-style-name="Text_20_body" style:list-style-name="L33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217b5f" officeooo:paragraph-rsid="003642d2" style:font-size-asian="9pt" style:font-style-asian="normal" style:font-weight-asian="bold" style:font-name-complex="Verdana" style:font-size-complex="9pt" style:font-style-complex="normal" style:font-weight-complex="bold"/>
    </style:style>
    <style:style style:name="P215" style:family="paragraph" style:parent-style-name="Text_20_body" style:list-style-name="L8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26045b" officeooo:paragraph-rsid="001caccb" style:font-size-asian="9pt" style:font-style-asian="italic" style:font-weight-asian="normal" style:font-name-complex="Verdana" style:font-size-complex="9pt" style:font-style-complex="italic" style:font-weight-complex="normal"/>
    </style:style>
    <style:style style:name="P216" style:family="paragraph" style:parent-style-name="Text_20_body" style:list-style-name="L19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217b5f" officeooo:paragraph-rsid="002cf7de" style:font-size-asian="9pt" style:font-style-asian="italic" style:font-weight-asian="bold" style:font-name-complex="Verdana" style:font-size-complex="9pt" style:font-style-complex="italic" style:font-weight-complex="bold"/>
    </style:style>
    <style:style style:name="P217" style:family="paragraph" style:parent-style-name="Text_20_body" style:list-style-name="L19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217b5f" officeooo:paragraph-rsid="00305a70" style:font-size-asian="9pt" style:font-style-asian="italic" style:font-weight-asian="bold" style:font-name-complex="Verdana" style:font-size-complex="9pt" style:font-style-complex="italic" style:font-weight-complex="bold"/>
    </style:style>
    <style:style style:name="P218" style:family="paragraph" style:parent-style-name="Text_20_body" style:list-style-name="L20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217b5f" officeooo:paragraph-rsid="00378fbd" style:font-size-asian="9pt" style:font-style-asian="italic" style:font-weight-asian="bold" style:font-name-complex="Verdana" style:font-size-complex="9pt" style:font-style-complex="italic" style:font-weight-complex="bold"/>
    </style:style>
    <style:style style:name="P219" style:family="paragraph" style:parent-style-name="Text_20_body" style:list-style-name="L20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217b5f" officeooo:paragraph-rsid="0050e959" style:font-size-asian="9pt" style:font-style-asian="italic" style:font-weight-asian="bold" style:font-name-complex="Verdana" style:font-size-complex="9pt" style:font-style-complex="italic" style:font-weight-complex="bold"/>
    </style:style>
    <style:style style:name="P220" style:family="paragraph" style:parent-style-name="Text_20_body" style:list-style-name="L33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217b5f" officeooo:paragraph-rsid="0033a5c2" style:font-size-asian="9pt" style:font-style-asian="italic" style:font-weight-asian="bold" style:font-name-complex="Verdana" style:font-size-complex="9pt" style:font-style-complex="italic" style:font-weight-complex="bold"/>
    </style:style>
    <style:style style:name="P221" style:family="paragraph" style:parent-style-name="Text_20_body" style:list-style-name="L33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217b5f" officeooo:paragraph-rsid="005ccb33" style:font-size-asian="9pt" style:font-style-asian="italic" style:font-weight-asian="bold" style:font-name-complex="Verdana" style:font-size-complex="9pt" style:font-style-complex="italic" style:font-weight-complex="bold"/>
    </style:style>
    <style:style style:name="P222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217b5f" officeooo:paragraph-rsid="005ccb33" style:font-size-asian="9pt" style:font-style-asian="italic" style:font-weight-asian="bold" style:font-name-complex="Verdana" style:font-size-complex="9pt" style:font-style-complex="italic" style:font-weight-complex="bold"/>
    </style:style>
    <style:style style:name="P223" style:family="paragraph" style:parent-style-name="Text_20_body" style:list-style-name="L19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50e959" officeooo:paragraph-rsid="0050e959" style:font-size-asian="9pt" style:font-style-asian="italic" style:font-weight-asian="bold" style:font-name-complex="Verdana" style:font-size-complex="9pt" style:font-style-complex="italic" style:font-weight-complex="bold"/>
    </style:style>
    <style:style style:name="P224" style:family="paragraph" style:parent-style-name="Text_20_body" style:list-style-name="L20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557abf" officeooo:paragraph-rsid="00557abf" style:font-size-asian="9pt" style:font-style-asian="italic" style:font-weight-asian="bold" style:font-name-complex="Verdana" style:font-size-complex="9pt" style:font-style-complex="italic" style:font-weight-complex="bold"/>
    </style:style>
    <style:style style:name="P225" style:family="paragraph" style:parent-style-name="Text_20_body" style:list-style-name="L33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5a363c" officeooo:paragraph-rsid="005a363c" style:font-size-asian="9pt" style:font-style-asian="italic" style:font-weight-asian="bold" style:font-name-complex="Verdana" style:font-size-complex="9pt" style:font-style-complex="italic" style:font-weight-complex="bold"/>
    </style:style>
    <style:style style:name="P226" style:family="paragraph" style:parent-style-name="Text_20_body" style:list-style-name="L8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bold" officeooo:rsid="001a2280" officeooo:paragraph-rsid="001caccb" style:font-size-asian="9pt" style:font-style-asian="normal" style:font-weight-asian="bold" style:font-name-complex="Verdana" style:font-size-complex="9pt" style:font-style-complex="normal" style:font-weight-complex="bold"/>
    </style:style>
    <style:style style:name="P227" style:family="paragraph" style:parent-style-name="Text_20_body" style:list-style-name="L3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fo:font-weight="normal" officeooo:rsid="00abf54e" officeooo:paragraph-rsid="003c3751" style:font-size-asian="9pt" style:font-weight-asian="normal" style:font-name-complex="Verdana" style:font-size-complex="9pt" style:font-weight-complex="normal"/>
    </style:style>
    <style:style style:name="P228" style:family="paragraph" style:parent-style-name="Text_20_body" style:list-style-name="L19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fo:font-weight="normal" officeooo:rsid="00217b5f" officeooo:paragraph-rsid="002cf7de" style:font-size-asian="9pt" style:font-style-asian="italic" style:font-weight-asian="bold" style:font-name-complex="Verdana" style:font-size-complex="9pt" style:font-style-complex="italic" style:font-weight-complex="bold"/>
    </style:style>
    <style:style style:name="P229" style:family="paragraph" style:parent-style-name="Text_20_body" style:list-style-name="L20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fo:font-weight="normal" officeooo:rsid="00217b5f" officeooo:paragraph-rsid="003246e4" style:font-size-asian="9pt" style:font-style-asian="italic" style:font-weight-asian="bold" style:font-name-complex="Verdana" style:font-size-complex="9pt" style:font-style-complex="italic" style:font-weight-complex="bold"/>
    </style:style>
    <style:style style:name="P230" style:family="paragraph" style:parent-style-name="Text_20_body" style:list-style-name="L49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fo:font-weight="normal" officeooo:rsid="00217b5f" officeooo:paragraph-rsid="00527eb3" style:font-size-asian="9pt" style:font-style-asian="italic" style:font-weight-asian="bold" style:font-name-complex="Verdana" style:font-size-complex="9pt" style:font-style-complex="italic" style:font-weight-complex="bold"/>
    </style:style>
    <style:style style:name="P231" style:family="paragraph" style:parent-style-name="Text_20_body" style:list-style-name="L49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fo:font-weight="normal" officeooo:rsid="00217b5f" officeooo:paragraph-rsid="00557abf" style:font-size-asian="9pt" style:font-style-asian="italic" style:font-weight-asian="bold" style:font-name-complex="Verdana" style:font-size-complex="9pt" style:font-style-complex="italic" style:font-weight-complex="bold"/>
    </style:style>
    <style:style style:name="P232" style:family="paragraph" style:parent-style-name="Text_20_body" style:list-style-name="L49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fo:font-weight="normal" officeooo:rsid="00217b5f" officeooo:paragraph-rsid="00305a70" style:font-size-asian="9pt" style:font-style-asian="italic" style:font-weight-asian="bold" style:font-name-complex="Verdana" style:font-size-complex="9pt" style:font-style-complex="italic" style:font-weight-complex="bold"/>
    </style:style>
    <style:style style:name="P233" style:family="paragraph" style:parent-style-name="Text_20_body" style:list-style-name="L27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fo:font-weight="normal" officeooo:rsid="00217b5f" officeooo:paragraph-rsid="003221b7" style:font-size-asian="9pt" style:font-style-asian="italic" style:font-weight-asian="bold" style:font-name-complex="Verdana" style:font-size-complex="9pt" style:font-style-complex="italic" style:font-weight-complex="bold"/>
    </style:style>
    <style:style style:name="P234" style:family="paragraph" style:parent-style-name="Text_20_body" style:list-style-name="L35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fo:font-weight="normal" officeooo:rsid="00217b5f" officeooo:paragraph-rsid="0033a5c2" style:font-size-asian="9pt" style:font-style-asian="italic" style:font-weight-asian="bold" style:font-name-complex="Verdana" style:font-size-complex="9pt" style:font-style-complex="italic" style:font-weight-complex="bold"/>
    </style:style>
    <style:style style:name="P235" style:family="paragraph" style:parent-style-name="Text_20_body" style:list-style-name="L35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fo:font-weight="normal" officeooo:rsid="00217b5f" officeooo:paragraph-rsid="003642d2" style:font-size-asian="9pt" style:font-style-asian="italic" style:font-weight-asian="bold" style:font-name-complex="Verdana" style:font-size-complex="9pt" style:font-style-complex="italic" style:font-weight-complex="bold"/>
    </style:style>
    <style:style style:name="P236" style:family="paragraph" style:parent-style-name="Text_20_body" style:list-style-name="L35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fo:font-weight="normal" officeooo:rsid="00217b5f" officeooo:paragraph-rsid="005ccb33" style:font-size-asian="9pt" style:font-style-asian="italic" style:font-weight-asian="bold" style:font-name-complex="Verdana" style:font-size-complex="9pt" style:font-style-complex="italic" style:font-weight-complex="bold"/>
    </style:style>
    <style:style style:name="P237" style:family="paragraph" style:parent-style-name="Text_20_body" style:list-style-name="L49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fo:font-weight="normal" officeooo:rsid="00557abf" officeooo:paragraph-rsid="00557abf" style:font-size-asian="9pt" style:font-style-asian="italic" style:font-weight-asian="bold" style:font-name-complex="Verdana" style:font-size-complex="9pt" style:font-style-complex="italic" style:font-weight-complex="bold"/>
    </style:style>
    <style:style style:name="P238" style:family="paragraph" style:parent-style-name="Text_20_body" style:list-style-name="L27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9cf4e6" officeooo:paragraph-rsid="002cf7de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39" style:family="paragraph" style:parent-style-name="Text_20_body" style:list-style-name="L31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9cf4e6" officeooo:paragraph-rsid="003246e4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40" style:family="paragraph" style:parent-style-name="Text_20_body" style:list-style-name="L29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99d894" officeooo:paragraph-rsid="0038ac7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41" style:family="paragraph" style:parent-style-name="Text_20_body" style:list-style-name="L29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99d894" officeooo:paragraph-rsid="003642d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42" style:family="paragraph" style:parent-style-name="Text_20_body" style:list-style-name="L31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99d894" officeooo:paragraph-rsid="005b695c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43" style:family="paragraph" style:parent-style-name="Text_20_body" style:list-style-name="L31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112ce01" officeooo:paragraph-rsid="003642d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44" style:family="paragraph" style:parent-style-name="Text_20_body" style:list-style-name="L45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112ce01" officeooo:paragraph-rsid="004d37c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45" style:family="paragraph" style:parent-style-name="Text_20_body" style:list-style-name="L7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d82ecf" officeooo:paragraph-rsid="001a2280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46" style:family="paragraph" style:parent-style-name="Text_20_body" style:list-style-name="L7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af15be" officeooo:paragraph-rsid="003ef779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47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ba021d" officeooo:paragraph-rsid="001c3633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48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ba021d" officeooo:paragraph-rsid="002b5043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49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ba021d" officeooo:paragraph-rsid="002b964b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50" style:family="paragraph" style:parent-style-name="Text_20_body" style:list-style-name="L16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1a2280" officeooo:paragraph-rsid="002b5043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51" style:family="paragraph" style:parent-style-name="Text_20_body" style:list-style-name="L25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1a2280" officeooo:paragraph-rsid="003221b7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52" style:family="paragraph" style:parent-style-name="Text_20_body" style:list-style-name="L34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1a2280" officeooo:paragraph-rsid="003642d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53" style:family="paragraph" style:parent-style-name="Text_20_body" style:list-style-name="L28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0db789" officeooo:paragraph-rsid="003642d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54" style:family="paragraph" style:parent-style-name="Text_20_body" style:list-style-name="L12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10d332d" officeooo:paragraph-rsid="0029bbe8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55" style:family="paragraph" style:parent-style-name="Text_20_body" style:list-style-name="L12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a5b3ec" officeooo:paragraph-rsid="0029bbe8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56" style:family="paragraph" style:parent-style-name="Text_20_body" style:list-style-name="L45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a5b3ec" officeooo:paragraph-rsid="002ea71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57" style:family="paragraph" style:parent-style-name="Text_20_body" style:list-style-name="L45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a5b3ec" officeooo:paragraph-rsid="004769a6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58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114b06d" officeooo:paragraph-rsid="004d37c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59" style:family="paragraph" style:parent-style-name="Text_20_body" style:list-style-name="L28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1ce639" officeooo:paragraph-rsid="003642d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60" style:family="paragraph" style:parent-style-name="Text_20_body" style:list-style-name="L45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4d37c2" officeooo:paragraph-rsid="004d37c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61" style:family="paragraph" style:parent-style-name="Text_20_body" style:list-style-name="L46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4d37c2" officeooo:paragraph-rsid="004d37c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62" style:family="paragraph" style:parent-style-name="Text_20_body" style:list-style-name="L28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586bac" officeooo:paragraph-rsid="00586bac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63" style:family="paragraph" style:parent-style-name="Text_20_body" style:list-style-name="L29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586bac" officeooo:paragraph-rsid="00586bac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64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586bac" officeooo:paragraph-rsid="00586bac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65" style:family="paragraph" style:parent-style-name="Text_20_body" style:list-style-name="L31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5a363c" officeooo:paragraph-rsid="005a363c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66" style:family="paragraph" style:parent-style-name="Text_20_body" style:list-style-name="L7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217b5f" officeooo:paragraph-rsid="001a2280" style:font-size-asian="10pt" style:font-style-asian="normal" style:font-weight-asian="bold" style:font-name-complex="Verdana" style:font-size-complex="10pt" style:font-style-complex="normal" style:font-weight-complex="bold"/>
    </style:style>
    <style:style style:name="P267" style:family="paragraph" style:parent-style-name="Text_20_body" style:list-style-name="L7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217b5f" officeooo:paragraph-rsid="003ef779" style:font-size-asian="10pt" style:font-style-asian="normal" style:font-weight-asian="bold" style:font-name-complex="Verdana" style:font-size-complex="10pt" style:font-style-complex="normal" style:font-weight-complex="bold"/>
    </style:style>
    <style:style style:name="P268" style:family="paragraph" style:parent-style-name="Text_20_body" style:list-style-name="L50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55fdf8" officeooo:paragraph-rsid="0055fdf8" style:font-size-asian="10pt" style:font-style-asian="normal" style:font-weight-asian="bold" style:font-name-complex="Verdana" style:font-size-complex="10pt" style:font-style-complex="normal" style:font-weight-complex="bold"/>
    </style:style>
    <style:style style:name="P269" style:family="paragraph" style:parent-style-name="Text_20_body" style:list-style-name="L7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217b5f" officeooo:paragraph-rsid="001a2280" style:font-size-asian="10pt" style:font-style-asian="italic" style:font-weight-asian="bold" style:font-name-complex="Verdana" style:font-size-complex="10pt" style:font-style-complex="italic" style:font-weight-complex="bold"/>
    </style:style>
    <style:style style:name="P270" style:family="paragraph" style:parent-style-name="Text_20_body" style:list-style-name="L25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217b5f" officeooo:paragraph-rsid="003221b7" style:font-size-asian="10pt" style:font-style-asian="italic" style:font-weight-asian="bold" style:font-name-complex="Verdana" style:font-size-complex="10pt" style:font-style-complex="italic" style:font-weight-complex="bold"/>
    </style:style>
    <style:style style:name="P271" style:family="paragraph" style:parent-style-name="Text_20_body" style:list-style-name="L26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217b5f" officeooo:paragraph-rsid="002cf7de" style:font-size-asian="10pt" style:font-style-asian="italic" style:font-weight-asian="bold" style:font-name-complex="Verdana" style:font-size-complex="10pt" style:font-style-complex="italic" style:font-weight-complex="bold"/>
    </style:style>
    <style:style style:name="P272" style:family="paragraph" style:parent-style-name="Text_20_body" style:list-style-name="L26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217b5f" officeooo:paragraph-rsid="003221b7" style:font-size-asian="10pt" style:font-style-asian="italic" style:font-weight-asian="bold" style:font-name-complex="Verdana" style:font-size-complex="10pt" style:font-style-complex="italic" style:font-weight-complex="bold"/>
    </style:style>
    <style:style style:name="P273" style:family="paragraph" style:parent-style-name="Text_20_body" style:list-style-name="L26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217b5f" officeooo:paragraph-rsid="0055fdf8" style:font-size-asian="10pt" style:font-style-asian="italic" style:font-weight-asian="bold" style:font-name-complex="Verdana" style:font-size-complex="10pt" style:font-style-complex="italic" style:font-weight-complex="bold"/>
    </style:style>
    <style:style style:name="P274" style:family="paragraph" style:parent-style-name="Text_20_body" style:list-style-name="L25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217b5f" officeooo:paragraph-rsid="002cf7de" style:font-size-asian="10pt" style:font-style-asian="italic" style:font-weight-asian="bold" style:font-name-complex="Verdana" style:font-size-complex="10pt" style:font-style-complex="italic" style:font-weight-complex="bold"/>
    </style:style>
    <style:style style:name="P275" style:family="paragraph" style:parent-style-name="Text_20_body" style:list-style-name="L26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217b5f" officeooo:paragraph-rsid="002cf7de" style:font-size-asian="10pt" style:font-style-asian="italic" style:font-weight-asian="bold" style:font-name-complex="Verdana" style:font-size-complex="10pt" style:font-style-complex="italic" style:font-weight-complex="bold"/>
    </style:style>
    <style:style style:name="P276" style:family="paragraph" style:parent-style-name="Text_20_body" style:list-style-name="L26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217b5f" officeooo:paragraph-rsid="003221b7" style:font-size-asian="10pt" style:font-style-asian="italic" style:font-weight-asian="bold" style:font-name-complex="Verdana" style:font-size-complex="10pt" style:font-style-complex="italic" style:font-weight-complex="bold"/>
    </style:style>
    <style:style style:name="P277" style:family="paragraph" style:parent-style-name="Text_20_body" style:list-style-name="L27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217b5f" officeooo:paragraph-rsid="002cf7de" style:font-size-asian="10pt" style:font-style-asian="italic" style:font-weight-asian="bold" style:font-name-complex="Verdana" style:font-size-complex="10pt" style:font-style-complex="italic" style:font-weight-complex="bold"/>
    </style:style>
    <style:style style:name="P278" style:family="paragraph" style:parent-style-name="Text_20_body" style:list-style-name="L36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217b5f" officeooo:paragraph-rsid="00371b40" style:font-size-asian="10pt" style:font-style-asian="italic" style:font-weight-asian="bold" style:font-name-complex="Verdana" style:font-size-complex="10pt" style:font-style-complex="italic" style:font-weight-complex="bold"/>
    </style:style>
    <style:style style:name="P279" style:family="paragraph" style:parent-style-name="Text_20_body" style:list-style-name="L36">
      <style:paragraph-properties style:line-height-at-least="0.1465in"/>
      <style:text-properties fo:font-variant="normal" fo:text-transform="none" fo:color="#000000" style:text-position="0% 100%" style:font-name="Times New Roman" fo:font-size="10pt" fo:letter-spacing="normal" fo:font-style="normal" fo:font-weight="normal" officeooo:rsid="00217b5f" officeooo:paragraph-rsid="00371b40" style:font-size-asian="10pt" style:font-style-asian="italic" style:font-weight-asian="bold" style:font-name-complex="Verdana" style:font-size-complex="10pt" style:font-style-complex="italic" style:font-weight-complex="bold"/>
    </style:style>
    <style:style style:name="P280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ba021d" officeooo:paragraph-rsid="00188a84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281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ba021d" officeooo:paragraph-rsid="0029bbe8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282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ba021d" officeooo:paragraph-rsid="002b964b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283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0db789" officeooo:paragraph-rsid="001c3633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284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0db789" officeooo:paragraph-rsid="0023ae2d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285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0db789" officeooo:paragraph-rsid="002b5043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286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0db789" officeooo:paragraph-rsid="002b964b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287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0db789" officeooo:paragraph-rsid="003221b7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288" style:family="paragraph" style:parent-style-name="Text_20_body" style:list-style-name="L9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1038d06" officeooo:paragraph-rsid="0023ae2d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289" style:family="paragraph" style:parent-style-name="Text_20_body" style:list-style-name="L47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1038d06" officeooo:paragraph-rsid="00428da7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290" style:family="paragraph" style:parent-style-name="Text_20_body" style:list-style-name="L26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0217b5f" officeooo:paragraph-rsid="003221b7" style:font-size-asian="12pt" style:font-style-asian="italic" style:font-weight-asian="bold" style:font-name-complex="Verdana" style:font-size-complex="12pt" style:font-style-complex="italic" style:font-weight-complex="bold"/>
    </style:style>
    <style:style style:name="P291" style:family="paragraph" style:parent-style-name="Text_20_body" style:list-style-name="L35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0217b5f" officeooo:paragraph-rsid="003642d2" style:font-size-asian="12pt" style:font-style-asian="italic" style:font-weight-asian="bold" style:font-name-complex="Verdana" style:font-size-complex="12pt" style:font-style-complex="italic" style:font-weight-complex="bold"/>
    </style:style>
    <style:style style:name="P292" style:family="paragraph" style:parent-style-name="Text_20_body" style:list-style-name="L27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3221b7" style:font-size-asian="12pt" style:font-style-asian="italic" style:font-weight-asian="bold" style:font-name-complex="Verdana" style:font-size-complex="12pt" style:font-style-complex="italic" style:font-weight-complex="bold"/>
    </style:style>
    <style:style style:name="P293" style:family="paragraph" style:parent-style-name="Text_20_body" style:list-style-name="L35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33a5c2" style:font-size-asian="12pt" style:font-style-asian="italic" style:font-weight-asian="bold" style:font-name-complex="Verdana" style:font-size-complex="12pt" style:font-style-complex="italic" style:font-weight-complex="bold"/>
    </style:style>
    <style:style style:name="P294" style:family="paragraph" style:parent-style-name="Text_20_body" style:list-style-name="L36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371b40" style:font-size-asian="12pt" style:font-style-asian="italic" style:font-weight-asian="bold" style:font-name-complex="Verdana" style:font-size-complex="12pt" style:font-style-complex="italic" style:font-weight-complex="bold"/>
    </style:style>
    <style:style style:name="P295" style:family="paragraph" style:parent-style-name="Text_20_body" style:list-style-name="L36">
      <style:paragraph-properties style:line-height-at-least="0.1465in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371b40" style:font-size-asian="12pt" style:font-style-asian="italic" style:font-weight-asian="bold" style:font-name-complex="Verdana" style:font-size-complex="12pt" style:font-style-complex="italic" style:font-weight-complex="bold"/>
    </style:style>
    <style:style style:name="P296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4pt" fo:letter-spacing="normal" fo:font-style="normal" fo:font-weight="bold" officeooo:rsid="00217b5f" officeooo:paragraph-rsid="0037587f" style:font-size-asian="14pt" style:font-style-asian="italic" style:font-weight-asian="bold" style:font-name-complex="Verdana" style:font-size-complex="14pt" style:font-style-complex="italic" style:font-weight-complex="bold"/>
    </style:style>
    <style:style style:name="P297" style:family="paragraph" style:parent-style-name="Text_20_body" style:list-style-name="L1">
      <style:text-properties fo:font-variant="normal" fo:text-transform="none" fo:color="#000000" style:text-position="0% 100%" fo:font-size="9pt" fo:letter-spacing="normal" fo:font-style="normal" style:text-underline-style="none" fo:font-weight="normal" officeooo:rsid="001c26f3" officeooo:paragraph-rsid="003a74c1" style:font-size-asian="9pt" style:font-style-asian="normal" style:font-weight-asian="normal" style:font-size-complex="9pt" style:font-style-complex="normal" style:font-weight-complex="normal"/>
    </style:style>
    <style:style style:name="P298" style:family="paragraph" style:parent-style-name="Text_20_body" style:list-style-name="L1"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3c3751" officeooo:paragraph-rsid="003c3751" style:font-size-asian="9pt" style:font-style-asian="normal" style:font-weight-asian="normal" style:font-size-complex="9pt" style:font-style-complex="normal" style:font-weight-complex="normal"/>
    </style:style>
    <style:style style:name="P299" style:family="paragraph" style:parent-style-name="Text_20_body" style:list-style-name="L19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217b5f" officeooo:paragraph-rsid="005b695c" style:font-size-asian="9pt" style:font-style-asian="italic" style:font-weight-asian="bold" style:font-name-complex="Verdana" style:font-size-complex="9pt" style:font-style-complex="italic" style:font-weight-complex="bold"/>
    </style:style>
    <style:style style:name="P300" style:family="paragraph" style:parent-style-name="Text_20_body">
      <style:paragraph-properties fo:line-height="100%" fo:text-align="start" style:justify-single-word="false"/>
      <style:text-properties fo:font-variant="normal" fo:text-transform="none" fo:color="#000000" style:text-position="super 58%" style:font-name="Verdana" fo:font-size="20pt" fo:letter-spacing="normal" fo:font-style="normal" fo:font-weight="bold" officeooo:rsid="00416bb9" officeooo:paragraph-rsid="0029bbe8" style:font-size-asian="20pt" style:font-weight-asian="bold" style:font-name-complex="Verdana" style:font-size-complex="20pt" style:font-weight-complex="bold"/>
    </style:style>
    <style:style style:name="P301" style:family="paragraph" style:parent-style-name="Text_20_body">
      <style:paragraph-properties fo:line-height="100%" fo:text-align="start" style:justify-single-word="false"/>
      <style:text-properties fo:font-variant="normal" fo:text-transform="none" fo:color="#000000" style:text-position="super 58%" style:font-name="Verdana" fo:font-size="20pt" fo:letter-spacing="normal" fo:font-style="normal" fo:font-weight="bold" officeooo:rsid="00416bb9" officeooo:paragraph-rsid="002b964b" style:font-size-asian="20pt" style:font-weight-asian="bold" style:font-name-complex="Verdana" style:font-size-complex="20pt" style:font-weight-complex="bold"/>
    </style:style>
    <style:style style:name="P302" style:family="paragraph" style:parent-style-name="Text_20_body" style:list-style-name="L12">
      <style:text-properties fo:font-variant="normal" fo:text-transform="none" fo:color="#000000" style:font-name="Times New Roman" fo:font-size="10pt" fo:letter-spacing="normal" fo:font-style="normal" fo:font-weight="normal" officeooo:rsid="0112ce01" officeooo:paragraph-rsid="0029bbe8" style:font-size-asian="10pt" style:font-name-complex="Verdana" style:font-size-complex="10pt"/>
    </style:style>
    <style:style style:name="P303" style:family="paragraph" style:parent-style-name="Text_20_body" style:list-style-name="L12">
      <style:paragraph-properties style:line-height-at-least="0.1465in"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officeooo:rsid="00a5b3ec" officeooo:paragraph-rsid="0029bbe8" style:font-size-asian="10pt" style:font-name-complex="Verdana" style:font-size-complex="10pt"/>
    </style:style>
    <style:style style:name="P304" style:family="paragraph" style:parent-style-name="Text_20_body" style:list-style-name="L16">
      <style:text-properties fo:font-variant="normal" fo:text-transform="none" fo:color="#000000" style:font-name="Times New Roman" fo:font-size="10pt" fo:letter-spacing="normal" fo:font-style="normal" fo:font-weight="normal" officeooo:rsid="004d37c2" officeooo:paragraph-rsid="004d37c2" style:font-size-asian="10pt" style:font-name-complex="Verdana" style:font-size-complex="10pt"/>
    </style:style>
    <style:style style:name="P305" style:family="paragraph" style:parent-style-name="Text_20_body" style:list-style-name="L2">
      <style:paragraph-properties fo:text-align="start" style:justify-single-word="false"/>
      <style:text-properties style:font-name="Times New Roman" fo:font-size="9pt" style:text-underline-style="none" fo:font-weight="normal" officeooo:rsid="001ce639" officeooo:paragraph-rsid="000e54eb" style:font-size-asian="9pt" style:font-weight-asian="normal" style:font-name-complex="Verdana" style:font-size-complex="9pt" style:font-weight-complex="normal"/>
    </style:style>
    <style:style style:name="P306" style:family="paragraph" style:parent-style-name="Text_20_body" style:list-style-name="L3">
      <style:paragraph-properties style:line-height-at-least="0.1465in" fo:text-align="start" style:justify-single-word="false"/>
      <style:text-properties style:font-name="Times New Roman" fo:font-size="9pt" officeooo:rsid="00e211dd" officeooo:paragraph-rsid="003c3751" style:font-size-asian="9pt" style:font-size-complex="9pt"/>
    </style:style>
    <style:style style:name="P307" style:family="paragraph" style:parent-style-name="Text_20_body" style:list-style-name="L10">
      <style:paragraph-properties fo:text-align="start" style:justify-single-word="false"/>
      <style:text-properties style:font-name="Times New Roman" fo:font-size="9pt" officeooo:rsid="007e3029" officeooo:paragraph-rsid="00428da7" style:font-size-asian="9pt" style:font-name-complex="Verdana" style:font-size-complex="9pt"/>
    </style:style>
    <style:style style:name="P308" style:family="paragraph" style:parent-style-name="Text_20_body" style:list-style-name="L2">
      <style:paragraph-properties fo:text-align="start" style:justify-single-word="false"/>
      <style:text-properties style:font-name="Times New Roman" fo:font-size="10pt" style:text-underline-style="none" fo:font-weight="normal" officeooo:rsid="001ce639" officeooo:paragraph-rsid="000e54eb" style:font-size-asian="10pt" style:font-weight-asian="normal" style:font-name-complex="Verdana" style:font-size-complex="10pt" style:font-weight-complex="normal"/>
    </style:style>
    <style:style style:name="P309" style:family="paragraph" style:parent-style-name="Text_20_body" style:list-style-name="L10">
      <style:paragraph-properties fo:text-align="start" style:justify-single-word="false"/>
      <style:text-properties style:font-name="Times New Roman" fo:font-size="10pt" officeooo:rsid="007e3029" officeooo:paragraph-rsid="00428da7" style:font-size-asian="10pt" style:font-name-complex="Verdana" style:font-size-complex="10pt"/>
    </style:style>
    <style:style style:name="P310" style:family="paragraph" style:parent-style-name="Text_20_body" style:list-style-name="L12">
      <style:text-properties style:font-name="Times New Roman" fo:font-size="10pt" officeooo:rsid="01038d06" officeooo:paragraph-rsid="0029bbe8" style:font-size-asian="10pt" style:font-size-complex="10pt"/>
    </style:style>
    <style:style style:name="P311" style:family="paragraph" style:parent-style-name="Text_20_body" style:list-style-name="L46">
      <style:text-properties style:font-name="Times New Roman" fo:font-size="10pt" officeooo:rsid="0114b06d" officeooo:paragraph-rsid="002b5043" style:font-size-asian="10pt" style:font-size-complex="10pt"/>
    </style:style>
    <style:style style:name="P312" style:family="paragraph" style:parent-style-name="Text_20_body" style:list-style-name="L46">
      <style:paragraph-properties style:line-height-at-least="0.1465in" fo:text-align="start" style:justify-single-word="false"/>
      <style:text-properties style:font-name="Times New Roman" fo:font-size="10pt" officeooo:rsid="001c26f3" officeooo:paragraph-rsid="002b5043" style:font-size-asian="10pt" style:font-size-complex="10pt"/>
    </style:style>
    <style:style style:name="P313" style:family="paragraph" style:parent-style-name="Text_20_body" style:list-style-name="L29">
      <style:text-properties style:font-name="Times New Roman" fo:font-size="10pt" officeooo:rsid="007dc076" officeooo:paragraph-rsid="0038ac72" style:font-size-asian="10pt" style:font-size-complex="10pt"/>
    </style:style>
    <style:style style:name="P314" style:family="paragraph" style:parent-style-name="Text_20_body" style:list-style-name="L40">
      <style:text-properties style:font-name="Times New Roman" fo:font-size="10pt" fo:font-weight="normal" officeooo:rsid="01038d06" officeooo:paragraph-rsid="004ec491" style:font-size-asian="10pt" style:font-weight-asian="normal" style:font-size-complex="10pt" style:font-weight-complex="normal"/>
    </style:style>
    <style:style style:name="P315" style:family="paragraph" style:parent-style-name="Text_20_body" style:list-style-name="L9">
      <style:paragraph-properties style:line-height-at-least="0.1465in" fo:text-align="start" style:justify-single-word="false"/>
      <style:text-properties style:font-name="Times New Roman" fo:font-size="12pt" officeooo:rsid="001c26f3" officeooo:paragraph-rsid="00428da7" style:font-size-asian="12pt" style:font-name-complex="Verdana" style:font-size-complex="12pt"/>
    </style:style>
    <style:style style:name="P316" style:family="paragraph" style:parent-style-name="Text_20_body" style:list-style-name="L47">
      <style:paragraph-properties style:line-height-at-least="0.1465in" fo:text-align="start" style:justify-single-word="false"/>
      <style:text-properties style:font-name="Times New Roman" fo:font-size="12pt" officeooo:rsid="001c26f3" officeooo:paragraph-rsid="004ec491" style:font-size-asian="12pt" style:font-name-complex="Verdana" style:font-size-complex="12pt"/>
    </style:style>
    <style:style style:name="P317" style:family="paragraph" style:parent-style-name="Text_20_body" style:list-style-name="L36">
      <style:paragraph-properties style:line-height-at-least="0.1465in"/>
      <style:text-properties style:font-name="Times New Roman" fo:font-size="12pt" officeooo:rsid="00217b5f" officeooo:paragraph-rsid="00371b40" style:font-size-asian="12pt" style:font-name-complex="Verdana" style:font-size-complex="12pt"/>
    </style:style>
    <style:style style:name="P318" style:family="paragraph" style:parent-style-name="Text_20_body">
      <style:paragraph-properties style:line-height-at-least="0.1465in" fo:text-align="start" style:justify-single-word="false"/>
      <style:text-properties style:font-name="Times New Roman" fo:font-size="12pt" fo:font-style="normal" officeooo:rsid="0028460e" officeooo:paragraph-rsid="0029bbe8" style:font-size-asian="12pt" style:font-style-asian="normal" style:font-name-complex="Verdana" style:font-size-complex="12pt" style:font-style-complex="normal"/>
    </style:style>
    <style:style style:name="P319" style:family="paragraph" style:parent-style-name="Text_20_body" style:list-style-name="L4">
      <style:paragraph-properties style:line-height-at-least="0.1465in" fo:text-align="start" style:justify-single-word="false"/>
      <style:text-properties officeooo:rsid="000db789" officeooo:paragraph-rsid="001371bc"/>
    </style:style>
    <style:style style:name="P320" style:family="paragraph" style:parent-style-name="Text_20_body">
      <style:paragraph-properties style:line-height-at-least="0.1465in" fo:text-align="start" style:justify-single-word="false"/>
      <style:text-properties officeooo:rsid="000db789" officeooo:paragraph-rsid="001371bc"/>
    </style:style>
    <style:style style:name="P321" style:family="paragraph" style:parent-style-name="Text_20_body">
      <style:paragraph-properties style:line-height-at-least="0.1465in" fo:text-align="start" style:justify-single-word="false"/>
      <style:text-properties officeooo:rsid="000db789" officeooo:paragraph-rsid="003221b7"/>
    </style:style>
    <style:style style:name="P322" style:family="paragraph" style:parent-style-name="Text_20_body" style:list-style-name="L34">
      <style:text-properties fo:font-size="10pt" fo:font-weight="normal" officeooo:rsid="0026045b" officeooo:paragraph-rsid="003642d2" style:font-size-asian="10pt" style:font-weight-asian="normal" style:font-size-complex="10pt" style:font-weight-complex="normal"/>
    </style:style>
    <style:style style:name="P323" style:family="paragraph" style:parent-style-name="Text_20_body" style:list-style-name="L34">
      <style:text-properties fo:font-size="10pt" fo:font-weight="normal" officeooo:rsid="0027cb70" officeooo:paragraph-rsid="0033a5c2" style:font-size-asian="10pt" style:font-weight-asian="normal" style:font-size-complex="10pt" style:font-weight-complex="normal"/>
    </style:style>
    <style:style style:name="P324" style:family="paragraph" style:parent-style-name="Text_20_body" style:list-style-name="L28">
      <style:text-properties fo:font-size="10pt" fo:font-weight="normal" officeooo:paragraph-rsid="003246e4" style:font-size-asian="10pt" style:font-weight-asian="normal" style:font-size-complex="10pt" style:font-weight-complex="normal"/>
    </style:style>
    <style:style style:name="P325" style:family="paragraph" style:parent-style-name="Text_20_body" style:list-style-name="L9">
      <style:text-properties officeooo:paragraph-rsid="00428da7"/>
    </style:style>
    <style:style style:name="P326" style:family="paragraph" style:parent-style-name="Text_20_body" style:list-style-name="L47">
      <style:text-properties style:text-position="0% 100%" style:font-name="Times New Roman" fo:font-size="10pt" officeooo:paragraph-rsid="002b5043" style:font-size-asian="10pt" style:font-size-complex="10pt"/>
    </style:style>
    <style:style style:name="P327" style:family="paragraph" style:parent-style-name="Text_20_body">
      <style:paragraph-properties fo:text-align="start" style:justify-single-word="false"/>
      <style:text-properties officeooo:paragraph-rsid="002b5043"/>
    </style:style>
    <style:style style:name="P328" style:family="paragraph" style:parent-style-name="Text_20_body" style:list-style-name="L35">
      <style:text-properties officeooo:paragraph-rsid="0033a5c2"/>
    </style:style>
    <style:style style:name="P329" style:family="paragraph" style:parent-style-name="Text_20_body" style:list-style-name="L40"/>
    <style:style style:name="P330" style:family="paragraph" style:parent-style-name="Text_20_body">
      <style:text-properties style:font-name="Times New Roman" fo:font-size="9pt" style:font-size-asian="9pt" style:font-size-complex="9pt"/>
    </style:style>
    <style:style style:name="P331" style:family="paragraph" style:parent-style-name="Text_20_body" style:list-style-name="L40">
      <style:text-properties style:font-name="Times New Roman" fo:font-size="9pt" style:font-size-asian="9pt" style:font-size-complex="9pt"/>
    </style:style>
    <style:style style:name="P332" style:family="paragraph" style:parent-style-name="Text_20_body" style:list-style-name="L42">
      <style:text-properties style:font-name="Times New Roman" fo:font-size="9pt" style:font-size-asian="9pt" style:font-size-complex="9pt"/>
    </style:style>
    <style:style style:name="P333" style:family="paragraph" style:parent-style-name="Text_20_body" style:list-style-name="L44">
      <style:text-properties style:font-name="Times New Roman" fo:font-size="9pt" style:font-size-asian="9pt" style:font-size-complex="9pt"/>
    </style:style>
    <style:style style:name="P334" style:family="paragraph" style:parent-style-name="Text_20_body" style:list-style-name="L47">
      <style:text-properties officeooo:paragraph-rsid="004ec491"/>
    </style:style>
    <style:style style:name="P335" style:family="paragraph" style:parent-style-name="Text_20_body">
      <style:paragraph-properties fo:margin-left="0in" fo:margin-right="0in" fo:margin-top="0in" fo:margin-bottom="0in" style:contextual-spacing="false" style:line-height-at-least="0.1465in" fo:text-align="start" style:justify-single-word="false" fo:text-indent="0in" style:auto-text-indent="false" fo:padding="0in" fo:border="non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217b5f" officeooo:paragraph-rsid="003221b7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" style:family="text">
      <style:text-properties officeooo:rsid="000db789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ce639" style:font-size-asian="10pt" style:font-size-complex="10pt"/>
    </style:style>
    <style:style style:name="T4" style:family="text">
      <style:text-properties fo:font-size="10pt" officeooo:rsid="000db789" style:font-size-asian="10pt" style:font-size-complex="10pt"/>
    </style:style>
    <style:style style:name="T5" style:family="text">
      <style:text-properties fo:font-size="10pt" officeooo:rsid="00a5b3ec" style:font-size-asian="10pt" style:font-size-complex="10pt"/>
    </style:style>
    <style:style style:name="T6" style:family="text">
      <style:text-properties fo:font-size="10pt" officeooo:rsid="003a74c1" style:font-size-asian="10pt" style:font-size-complex="10pt"/>
    </style:style>
    <style:style style:name="T7" style:family="text">
      <style:text-properties fo:font-size="10pt" officeooo:rsid="003ef779" style:font-size-asian="10pt" style:font-size-complex="10pt"/>
    </style:style>
    <style:style style:name="T8" style:family="text">
      <style:text-properties fo:font-size="10pt" officeooo:rsid="004f9c87" style:font-size-asian="10pt" style:font-size-complex="10pt"/>
    </style:style>
    <style:style style:name="T9" style:family="text">
      <style:text-properties fo:font-size="10pt" officeooo:rsid="00557abf" style:font-size-asian="10pt" style:font-size-complex="10pt"/>
    </style:style>
    <style:style style:name="T10" style:family="text">
      <style:text-properties fo:font-size="10pt" officeooo:rsid="0055fdf8" style:font-size-asian="10pt" style:font-size-complex="10pt"/>
    </style:style>
    <style:style style:name="T11" style:family="text">
      <style:text-properties fo:font-size="10pt" officeooo:rsid="0056ced8" style:font-size-asian="10pt" style:font-size-complex="10pt"/>
    </style:style>
    <style:style style:name="T12" style:family="text">
      <style:text-properties fo:font-size="10pt" officeooo:rsid="00586bac" style:font-size-asian="10pt" style:font-size-complex="10pt"/>
    </style:style>
    <style:style style:name="T13" style:family="text"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14" style:family="text">
      <style:text-properties fo:font-size="10pt" fo:font-style="italic" style:text-underline-style="solid" style:text-underline-width="auto" style:text-underline-color="font-color" officeooo:rsid="001ce639" style:font-size-asian="10pt" style:font-style-asian="italic" style:font-size-complex="10pt" style:font-style-complex="italic"/>
    </style:style>
    <style:style style:name="T15" style:family="text">
      <style:text-properties fo:font-size="10pt" fo:font-style="italic" style:text-underline-style="solid" style:text-underline-width="auto" style:text-underline-color="font-color" officeooo:rsid="000db789" style:font-size-asian="10pt" style:font-style-asian="italic" style:font-size-complex="10pt" style:font-style-complex="italic"/>
    </style:style>
    <style:style style:name="T16" style:family="text">
      <style:text-properties fo:font-size="10pt" fo:font-style="italic" style:text-underline-style="solid" style:text-underline-width="auto" style:text-underline-color="font-color" officeooo:rsid="0056ced8" style:font-size-asian="10pt" style:font-style-asian="italic" style:font-size-complex="10pt" style:font-style-complex="italic"/>
    </style:style>
    <style:style style:name="T17" style:family="text">
      <style:text-properties fo:font-size="10pt" fo:font-style="italic" style:font-size-asian="10pt" style:font-style-asian="italic" style:font-size-complex="10pt" style:font-style-complex="italic"/>
    </style:style>
    <style:style style:name="T18" style:family="text">
      <style:text-properties fo:font-size="10pt" fo:font-style="normal" style:text-underline-style="none" officeooo:rsid="009cf4e6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font-size="10pt" fo:font-style="normal" style:font-size-asian="10pt" style:font-style-asian="italic" style:font-size-complex="10pt" style:font-style-complex="italic"/>
    </style:style>
    <style:style style:name="T20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21" style:family="text">
      <style:text-properties fo:font-size="10pt" style:text-underline-style="solid" style:text-underline-width="auto" style:text-underline-color="font-color" officeooo:rsid="000db789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fo:font-weight="normal" officeooo:rsid="0042e1eb" style:font-size-asian="10pt" style:font-weight-asian="normal" style:font-size-complex="10pt" style:font-weight-complex="normal"/>
    </style:style>
    <style:style style:name="T24" style:family="text">
      <style:text-properties fo:font-style="italic" style:text-underline-style="solid" style:text-underline-width="auto" style:text-underline-color="font-color" officeooo:rsid="001c26f3" style:font-style-asian="italic" style:font-style-complex="italic"/>
    </style:style>
    <style:style style:name="T25" style:family="text">
      <style:text-properties fo:font-style="italic" style:text-underline-style="solid" style:text-underline-width="auto" style:text-underline-color="font-color" officeooo:rsid="00ba021d" style:font-style-asian="italic" style:font-style-complex="italic"/>
    </style:style>
    <style:style style:name="T26" style:family="text">
      <style:text-properties fo:font-style="italic" style:text-underline-style="solid" style:text-underline-width="auto" style:text-underline-color="font-color" officeooo:rsid="003ef779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b8d92f" style:font-style-asian="italic" style:font-style-complex="italic"/>
    </style:style>
    <style:style style:name="T29" style:family="text">
      <style:text-properties fo:font-style="italic" officeooo:rsid="00bbf372" style:font-style-asian="italic" style:font-style-complex="italic"/>
    </style:style>
    <style:style style:name="T30" style:family="text">
      <style:text-properties fo:font-style="italic" officeooo:rsid="001b5019" style:font-style-asian="italic" style:font-style-complex="italic"/>
    </style:style>
    <style:style style:name="T31" style:family="text">
      <style:text-properties fo:font-style="italic" officeooo:rsid="000db789" style:font-style-asian="italic" style:font-style-complex="italic"/>
    </style:style>
    <style:style style:name="T32" style:family="text">
      <style:text-properties fo:font-style="italic" officeooo:rsid="001c26f3" style:font-style-asian="italic" style:font-style-complex="italic"/>
    </style:style>
    <style:style style:name="T33" style:family="text">
      <style:text-properties fo:font-style="italic" officeooo:rsid="001371bc" style:font-style-asian="italic" style:font-style-complex="italic"/>
    </style:style>
    <style:style style:name="T34" style:family="text">
      <style:text-properties fo:font-style="italic" officeooo:rsid="003a74c1" style:font-style-asian="italic" style:font-style-complex="italic"/>
    </style:style>
    <style:style style:name="T35" style:family="text">
      <style:text-properties fo:font-style="italic" officeooo:rsid="004415c2" style:font-style-asian="italic" style:font-style-complex="italic"/>
    </style:style>
    <style:style style:name="T36" style:family="text">
      <style:text-properties fo:font-style="italic" officeooo:rsid="004f9c87" style:font-style-asian="italic" style:font-style-complex="italic"/>
    </style:style>
    <style:style style:name="T37" style:family="text">
      <style:text-properties fo:font-style="italic" officeooo:rsid="00557abf" style:font-style-asian="italic" style:font-style-complex="italic"/>
    </style:style>
    <style:style style:name="T38" style:family="text">
      <style:text-properties fo:font-style="italic" officeooo:rsid="00586bac" style:font-style-asian="italic" style:font-style-complex="italic"/>
    </style:style>
    <style:style style:name="T39" style:family="text">
      <style:text-properties fo:font-style="italic" style:text-underline-style="none" officeooo:rsid="000db789" style:font-style-asian="italic" style:font-style-complex="italic"/>
    </style:style>
    <style:style style:name="T40" style:family="text">
      <style:text-properties fo:font-style="italic" style:text-underline-style="none" officeooo:rsid="001b5019" style:font-style-asian="italic" style:font-style-complex="italic"/>
    </style:style>
    <style:style style:name="T41" style:family="text">
      <style:text-properties fo:font-style="italic" style:text-underline-style="none" officeooo:rsid="00b967ae" style:font-style-asian="italic" style:font-style-complex="italic"/>
    </style:style>
    <style:style style:name="T42" style:family="text">
      <style:text-properties fo:font-style="italic" style:text-underline-style="none" officeooo:rsid="001c26f3" style:font-style-asian="italic" style:font-style-complex="italic"/>
    </style:style>
    <style:style style:name="T43" style:family="text">
      <style:text-properties fo:font-style="italic" style:text-underline-style="none" officeooo:rsid="00e0cc49" style:font-style-asian="italic" style:font-style-complex="italic"/>
    </style:style>
    <style:style style:name="T44" style:family="text">
      <style:text-properties fo:font-style="italic" style:text-underline-style="none" officeooo:rsid="00e211dd" style:font-style-asian="italic" style:font-style-complex="italic"/>
    </style:style>
    <style:style style:name="T45" style:family="text">
      <style:text-properties fo:font-style="italic" style:text-underline-style="none" officeooo:rsid="00e16a08" style:font-style-asian="italic" style:font-style-complex="italic"/>
    </style:style>
    <style:style style:name="T46" style:family="text">
      <style:text-properties fo:font-style="italic" style:text-underline-style="none" officeooo:rsid="001371bc" style:font-style-asian="italic" style:font-style-complex="italic"/>
    </style:style>
    <style:style style:name="T47" style:family="text">
      <style:text-properties fo:font-style="italic" style:text-underline-style="none" officeooo:rsid="00ba021d" style:font-style-asian="italic" style:font-style-complex="italic"/>
    </style:style>
    <style:style style:name="T48" style:family="text">
      <style:text-properties fo:font-style="italic" style:text-underline-style="none" officeooo:rsid="00188a84" style:font-style-asian="italic" style:font-style-complex="italic"/>
    </style:style>
    <style:style style:name="T49" style:family="text">
      <style:text-properties fo:font-style="italic" style:text-underline-style="none" officeooo:rsid="00bbf372" style:font-style-asian="italic" style:font-style-complex="italic"/>
    </style:style>
    <style:style style:name="T50" style:family="text">
      <style:text-properties fo:font-style="italic" style:text-underline-style="none" officeooo:rsid="00be2e21" style:font-style-asian="italic" style:font-style-complex="italic"/>
    </style:style>
    <style:style style:name="T51" style:family="text">
      <style:text-properties fo:font-style="italic" style:text-underline-style="none" officeooo:rsid="0027cb70" style:font-style-asian="italic" style:font-style-complex="italic"/>
    </style:style>
    <style:style style:name="T52" style:family="text">
      <style:text-properties fo:font-style="italic" style:text-underline-style="none" officeooo:rsid="003ef779" style:font-style-asian="italic" style:font-style-complex="italic"/>
    </style:style>
    <style:style style:name="T53" style:family="text">
      <style:text-properties fo:font-style="italic" style:text-underline-style="none" officeooo:rsid="0040a822" style:font-style-asian="italic" style:font-style-complex="italic"/>
    </style:style>
    <style:style style:name="T54" style:family="text">
      <style:text-properties fo:font-style="italic" style:text-underline-style="none" officeooo:rsid="004d37c2" style:font-style-asian="italic" style:font-style-complex="italic"/>
    </style:style>
    <style:style style:name="T55" style:family="text">
      <style:text-properties fo:font-style="italic" style:text-underline-style="none" officeooo:rsid="00557abf" style:font-style-asian="italic" style:font-style-complex="italic"/>
    </style:style>
    <style:style style:name="T56" style:family="text">
      <style:text-properties fo:font-style="italic" style:text-underline-style="none" officeooo:rsid="00586bac" style:font-style-asian="italic" style:font-style-complex="italic"/>
    </style:style>
    <style:style style:name="T57" style:family="text">
      <style:text-properties fo:font-style="italic" style:text-underline-style="none" fo:font-weight="bold" officeooo:rsid="000db789" style:font-style-asian="italic" style:font-weight-asian="bold" style:font-style-complex="italic" style:font-weight-complex="bold"/>
    </style:style>
    <style:style style:name="T58" style:family="text">
      <style:text-properties fo:font-style="italic" fo:font-weight="bold" officeooo:rsid="000db789" style:font-style-asian="italic" style:font-weight-asian="bold" style:font-style-complex="italic" style:font-weight-complex="bold"/>
    </style:style>
    <style:style style:name="T59" style:family="text">
      <style:text-properties officeooo:rsid="001ce639"/>
    </style:style>
    <style:style style:name="T60" style:family="text"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style:font-size-asian="10pt" style:font-weight-asian="normal" style:font-name-complex="Verdana" style:font-size-complex="10pt" style:font-weight-complex="normal"/>
    </style:style>
    <style:style style:name="T61" style:family="text">
      <style:text-properties fo:font-variant="normal" fo:text-transform="none" fo:color="#000000" style:text-position="0% 100%" style:font-name="Times New Roman" fo:font-size="10pt" fo:letter-spacing="normal" fo:font-style="normal" fo:font-weight="normal" officeooo:rsid="00d8e61c" style:font-size-asian="10pt" style:font-weight-asian="normal" style:font-name-complex="Verdana" style:font-size-complex="10pt" style:font-weight-complex="normal"/>
    </style:style>
    <style:style style:name="T62" style:family="text"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style:font-size-asian="10pt" style:font-weight-asian="normal" style:font-name-complex="Verdana" style:font-size-complex="10pt" style:font-weight-complex="normal"/>
    </style:style>
    <style:style style:name="T63" style:family="text"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64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adb8ab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65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0db789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66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1d32d4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67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ba021d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68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1c26f3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69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bbf37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70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4d37c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71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428da7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72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586bac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73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20fb16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74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112ce01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75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1038d06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76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b98a68" style:font-size-asian="10pt" style:font-style-asian="normal" style:font-weight-asian="normal" style:font-size-complex="10pt" style:font-style-complex="normal" style:font-weight-complex="normal"/>
    </style:style>
    <style:style style:name="T77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ba021d" style:font-size-asian="10pt" style:font-style-asian="normal" style:font-weight-asian="normal" style:font-size-complex="10pt" style:font-style-complex="normal" style:font-weight-complex="normal"/>
    </style:style>
    <style:style style:name="T78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bbf372" style:font-size-asian="10pt" style:font-style-asian="normal" style:font-weight-asian="normal" style:font-size-complex="10pt" style:font-style-complex="normal" style:font-weight-complex="normal"/>
    </style:style>
    <style:style style:name="T79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b967ae" style:font-size-asian="10pt" style:font-weight-asian="normal" style:font-name-complex="Verdana" style:font-size-complex="10pt" style:font-weight-complex="normal"/>
    </style:style>
    <style:style style:name="T80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e0cc49" style:font-size-asian="10pt" style:font-weight-asian="normal" style:font-name-complex="Verdana" style:font-size-complex="10pt" style:font-weight-complex="normal"/>
    </style:style>
    <style:style style:name="T81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428da7" style:font-size-asian="10pt" style:font-weight-asian="normal" style:font-name-complex="Verdana" style:font-size-complex="10pt" style:font-weight-complex="normal"/>
    </style:style>
    <style:style style:name="T82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4769a6" style:font-size-asian="10pt" style:font-weight-asian="normal" style:font-name-complex="Verdana" style:font-size-complex="10pt" style:font-weight-complex="normal"/>
    </style:style>
    <style:style style:name="T83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4d37c2" style:font-size-asian="10pt" style:font-weight-asian="normal" style:font-name-complex="Verdana" style:font-size-complex="10pt" style:font-weight-complex="normal"/>
    </style:style>
    <style:style style:name="T84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4ec491" style:font-size-asian="10pt" style:font-weight-asian="normal" style:font-name-complex="Verdana" style:font-size-complex="10pt" style:font-weight-complex="normal"/>
    </style:style>
    <style:style style:name="T85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557abf" style:font-size-asian="10pt" style:font-weight-asian="normal" style:font-name-complex="Verdana" style:font-size-complex="10pt" style:font-weight-complex="normal"/>
    </style:style>
    <style:style style:name="T86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b98a68" style:font-size-asian="10pt" style:font-weight-asian="normal" style:font-name-complex="Verdana" style:font-size-complex="10pt" style:font-weight-complex="normal"/>
    </style:style>
    <style:style style:name="T87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55fdf8" style:font-size-asian="10pt" style:font-weight-asian="normal" style:font-name-complex="Verdana" style:font-size-complex="10pt" style:font-weight-complex="normal"/>
    </style:style>
    <style:style style:name="T88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586bac" style:font-size-asian="10pt" style:font-weight-asian="normal" style:font-name-complex="Verdana" style:font-size-complex="10pt" style:font-weight-complex="normal"/>
    </style:style>
    <style:style style:name="T89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b98a68" style:font-size-asian="10pt" style:font-weight-asian="normal" style:font-size-complex="10pt" style:font-weight-complex="normal"/>
    </style:style>
    <style:style style:name="T90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0db789" style:font-size-asian="10pt" style:font-style-asian="normal" style:font-weight-asian="bold" style:font-name-complex="Verdana" style:font-size-complex="10pt" style:font-style-complex="normal" style:font-weight-complex="bold"/>
    </style:style>
    <style:style style:name="T91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0e166a" style:font-size-asian="10pt" style:font-style-asian="normal" style:font-weight-asian="bold" style:font-name-complex="Verdana" style:font-size-complex="10pt" style:font-style-complex="normal" style:font-weight-complex="bold"/>
    </style:style>
    <style:style style:name="T92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0e54eb" style:font-size-asian="10pt" style:font-style-asian="normal" style:font-weight-asian="bold" style:font-name-complex="Verdana" style:font-size-complex="10pt" style:font-style-complex="normal" style:font-weight-complex="bold"/>
    </style:style>
    <style:style style:name="T93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117653" style:font-size-asian="10pt" style:font-style-asian="normal" style:font-weight-asian="bold" style:font-name-complex="Verdana" style:font-size-complex="10pt" style:font-style-complex="normal" style:font-weight-complex="bold"/>
    </style:style>
    <style:style style:name="T94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155e2f" style:font-size-asian="10pt" style:font-style-asian="normal" style:font-weight-asian="bold" style:font-name-complex="Verdana" style:font-size-complex="10pt" style:font-style-complex="normal" style:font-weight-complex="bold"/>
    </style:style>
    <style:style style:name="T95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1a2280" style:font-size-asian="10pt" style:font-style-asian="normal" style:font-weight-asian="bold" style:font-name-complex="Verdana" style:font-size-complex="10pt" style:font-style-complex="normal" style:font-weight-complex="bold"/>
    </style:style>
    <style:style style:name="T96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1caccb" style:font-size-asian="10pt" style:font-style-asian="normal" style:font-weight-asian="bold" style:font-name-complex="Verdana" style:font-size-complex="10pt" style:font-style-complex="normal" style:font-weight-complex="bold"/>
    </style:style>
    <style:style style:name="T97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1e3e9a" style:font-size-asian="10pt" style:font-style-asian="normal" style:font-weight-asian="bold" style:font-name-complex="Verdana" style:font-size-complex="10pt" style:font-style-complex="normal" style:font-weight-complex="bold"/>
    </style:style>
    <style:style style:name="T98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1fa5f5" style:font-size-asian="10pt" style:font-style-asian="normal" style:font-weight-asian="bold" style:font-name-complex="Verdana" style:font-size-complex="10pt" style:font-style-complex="normal" style:font-weight-complex="bold"/>
    </style:style>
    <style:style style:name="T99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2094ab" style:font-size-asian="10pt" style:font-style-asian="normal" style:font-weight-asian="bold" style:font-name-complex="Verdana" style:font-size-complex="10pt" style:font-style-complex="normal" style:font-weight-complex="bold"/>
    </style:style>
    <style:style style:name="T100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29bbe8" style:font-size-asian="10pt" style:font-style-asian="normal" style:font-weight-asian="bold" style:font-name-complex="Verdana" style:font-size-complex="10pt" style:font-style-complex="normal" style:font-weight-complex="bold"/>
    </style:style>
    <style:style style:name="T101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4b60c7" style:font-size-asian="10pt" style:font-style-asian="normal" style:font-weight-asian="bold" style:font-name-complex="Verdana" style:font-size-complex="10pt" style:font-style-complex="normal" style:font-weight-complex="bold"/>
    </style:style>
    <style:style style:name="T102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4ec491" style:font-size-asian="10pt" style:font-style-asian="normal" style:font-weight-asian="bold" style:font-name-complex="Verdana" style:font-size-complex="10pt" style:font-style-complex="normal" style:font-weight-complex="bold"/>
    </style:style>
    <style:style style:name="T103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4f9c87" style:font-size-asian="10pt" style:font-style-asian="normal" style:font-weight-asian="bold" style:font-name-complex="Verdana" style:font-size-complex="10pt" style:font-style-complex="normal" style:font-weight-complex="bold"/>
    </style:style>
    <style:style style:name="T104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56ced8" style:font-size-asian="10pt" style:font-style-asian="normal" style:font-weight-asian="bold" style:font-name-complex="Verdana" style:font-size-complex="10pt" style:font-style-complex="normal" style:font-weight-complex="bold"/>
    </style:style>
    <style:style style:name="T105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5a363c" style:font-size-asian="10pt" style:font-style-asian="normal" style:font-weight-asian="bold" style:font-name-complex="Verdana" style:font-size-complex="10pt" style:font-style-complex="normal" style:font-weight-complex="bold"/>
    </style:style>
    <style:style style:name="T106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solid" style:text-underline-width="auto" style:text-underline-color="font-color" fo:font-weight="normal" officeooo:rsid="00adb8ab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07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solid" style:text-underline-width="auto" style:text-underline-color="font-color" fo:font-weight="normal" officeooo:rsid="001a885d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08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solid" style:text-underline-width="auto" style:text-underline-color="font-color" fo:font-weight="normal" officeooo:rsid="000db789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09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solid" style:text-underline-width="auto" style:text-underline-color="font-color" fo:font-weight="normal" officeooo:rsid="001b7269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10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solid" style:text-underline-width="auto" style:text-underline-color="font-color" fo:font-weight="normal" officeooo:rsid="00ba021d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11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solid" style:text-underline-width="auto" style:text-underline-color="font-color" fo:font-weight="normal" officeooo:rsid="0037587f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12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solid" style:text-underline-width="auto" style:text-underline-color="font-color" fo:font-weight="normal" officeooo:rsid="001c26f3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13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solid" style:text-underline-width="auto" style:text-underline-color="font-color" fo:font-weight="normal" officeooo:rsid="00adb8ab" style:font-size-asian="10pt" style:font-weight-asian="normal" style:font-name-complex="Verdana" style:font-size-complex="10pt" style:font-weight-complex="normal"/>
    </style:style>
    <style:style style:name="T114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solid" style:text-underline-width="auto" style:text-underline-color="font-color" fo:font-weight="normal" officeooo:rsid="001a885d" style:font-size-asian="10pt" style:font-weight-asian="normal" style:font-name-complex="Verdana" style:font-size-complex="10pt" style:font-weight-complex="normal"/>
    </style:style>
    <style:style style:name="T115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solid" style:text-underline-width="auto" style:text-underline-color="font-color" fo:font-weight="normal" officeooo:rsid="001b7269" style:font-size-asian="10pt" style:font-weight-asian="normal" style:font-name-complex="Verdana" style:font-size-complex="10pt" style:font-weight-complex="normal"/>
    </style:style>
    <style:style style:name="T116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solid" style:text-underline-width="auto" style:text-underline-color="font-color" fo:font-weight="normal" officeooo:rsid="00b967ae" style:font-size-asian="10pt" style:font-weight-asian="normal" style:font-name-complex="Verdana" style:font-size-complex="10pt" style:font-weight-complex="normal"/>
    </style:style>
    <style:style style:name="T117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solid" style:text-underline-width="auto" style:text-underline-color="font-color" officeooo:rsid="00ba021d" style:font-size-asian="10pt" style:font-style-asian="normal" style:font-size-complex="10pt" style:font-style-complex="normal"/>
    </style:style>
    <style:style style:name="T118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0db789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19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1d32d4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20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adb8ab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21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188a84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22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1371bc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23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226f0b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24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372d08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25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b967ae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26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e0cc49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27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b8d92f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28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3da2c6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29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4769a6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30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bold" officeooo:rsid="000db789" style:font-size-asian="10pt" style:font-style-asian="italic" style:font-weight-asian="bold" style:font-name-complex="Verdana" style:font-size-complex="10pt" style:font-style-complex="italic" style:font-weight-complex="bold"/>
    </style:style>
    <style:style style:name="T131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solid" style:text-underline-width="auto" style:text-underline-color="font-color" fo:font-weight="normal" officeooo:rsid="00b967ae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32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solid" style:text-underline-width="auto" style:text-underline-color="font-color" fo:font-weight="normal" officeooo:rsid="00adb8ab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33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solid" style:text-underline-width="auto" style:text-underline-color="font-color" fo:font-weight="normal" officeooo:rsid="001a885d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34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solid" style:text-underline-width="auto" style:text-underline-color="font-color" fo:font-weight="normal" officeooo:rsid="004415c2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35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solid" style:text-underline-width="auto" style:text-underline-color="font-color" fo:font-weight="normal" officeooo:rsid="000db789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36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solid" style:text-underline-width="auto" style:text-underline-color="font-color" fo:font-weight="normal" officeooo:rsid="00bbf372" style:font-size-asian="10pt" style:font-style-asian="italic" style:font-weight-asian="normal" style:font-size-complex="10pt" style:font-style-complex="italic" style:font-weight-complex="normal"/>
    </style:style>
    <style:style style:name="T137" style:family="text">
      <style:text-properties fo:font-variant="normal" fo:text-transform="none" fo:color="#000000" style:text-position="0% 100%" style:font-name="Times New Roman" fo:font-size="10pt" fo:letter-spacing="normal" fo:font-style="italic" fo:font-weight="normal" officeooo:rsid="00adb8ab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38" style:family="text">
      <style:text-properties fo:font-variant="normal" fo:text-transform="none" fo:color="#000000" style:text-position="0% 100%" style:font-name="Times New Roman" fo:font-size="10pt" fo:letter-spacing="normal" fo:font-style="italic" fo:font-weight="normal" officeooo:rsid="004415c2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39" style:family="text">
      <style:text-properties fo:font-variant="normal" fo:text-transform="none" fo:color="#000000" style:text-position="0% 100%" style:font-name="Times New Roman" fo:font-size="10pt" fo:letter-spacing="normal" fo:font-style="italic" fo:font-weight="normal" officeooo:rsid="00d8e61c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40" style:family="text">
      <style:text-properties fo:font-variant="normal" fo:text-transform="none" fo:color="#000000" style:text-position="0% 100%" style:font-name="Times New Roman" fo:font-size="10pt" fo:letter-spacing="normal" style:text-underline-style="none" fo:font-weight="normal" officeooo:rsid="00b8d92f" style:font-size-asian="10pt" style:font-weight-asian="normal" style:font-name-complex="Verdana" style:font-size-complex="10pt" style:font-weight-complex="normal"/>
    </style:style>
    <style:style style:name="T141" style:family="text">
      <style:text-properties fo:font-variant="normal" fo:text-transform="none" fo:color="#000000" style:text-position="0% 100%" style:font-name="Times New Roman" fo:letter-spacing="normal" fo:font-style="normal" style:text-underline-style="none" fo:font-weight="normal" officeooo:rsid="01038d06" style:font-style-asian="normal" style:font-weight-asian="normal" style:font-name-complex="Verdana" style:font-style-complex="normal" style:font-weight-complex="normal"/>
    </style:style>
    <style:style style:name="T142" style:family="text">
      <style:text-properties fo:font-variant="normal" fo:text-transform="none" fo:color="#000000" style:text-position="0% 100%" style:font-name="Times New Roman" fo:letter-spacing="normal" fo:font-style="normal" style:text-underline-style="none" fo:font-weight="normal" officeooo:rsid="003a74c1" style:font-style-asian="normal" style:font-weight-asian="normal" style:font-name-complex="Verdana" style:font-style-complex="normal" style:font-weight-complex="normal"/>
    </style:style>
    <style:style style:name="T143" style:family="text">
      <style:text-properties fo:font-variant="normal" fo:text-transform="none" fo:color="#000000" style:text-position="0% 100%" style:font-name="Times New Roman" fo:letter-spacing="normal" fo:font-style="normal" style:text-underline-style="none" fo:font-weight="normal" officeooo:rsid="009cf4e6" style:font-style-asian="normal" style:font-weight-asian="normal" style:font-style-complex="normal" style:font-weight-complex="normal"/>
    </style:style>
    <style:style style:name="T144" style:family="text">
      <style:text-properties fo:font-variant="normal" fo:text-transform="none" fo:color="#000000" style:text-position="0% 100%" style:font-name="Times New Roman" fo:letter-spacing="normal" fo:font-style="normal" style:text-underline-style="none" style:font-style-asian="normal" style:font-name-complex="Verdana" style:font-style-complex="normal"/>
    </style:style>
    <style:style style:name="T145" style:family="text">
      <style:text-properties fo:font-variant="normal" fo:text-transform="none" fo:color="#000000" style:text-position="0% 100%" style:font-name="Times New Roman" fo:letter-spacing="normal" fo:font-style="normal" style:text-underline-style="none" officeooo:rsid="000db789" style:font-style-asian="normal" style:font-name-complex="Verdana" style:font-style-complex="normal"/>
    </style:style>
    <style:style style:name="T146" style:family="text">
      <style:text-properties fo:font-variant="normal" fo:text-transform="none" fo:color="#000000" style:text-position="0% 100%" style:font-name="Times New Roman" fo:letter-spacing="normal" fo:font-style="normal" style:text-underline-style="none" officeooo:rsid="000e54eb" style:font-style-asian="normal" style:font-name-complex="Verdana" style:font-style-complex="normal"/>
    </style:style>
    <style:style style:name="T147" style:family="text">
      <style:text-properties fo:font-variant="normal" fo:text-transform="none" fo:color="#000000" style:text-position="0% 100%" style:font-name="Times New Roman" fo:letter-spacing="normal" fo:font-style="normal" style:text-underline-style="none" officeooo:rsid="002094ab" style:font-style-asian="normal" style:font-name-complex="Verdana" style:font-style-complex="normal"/>
    </style:style>
    <style:style style:name="T148" style:family="text">
      <style:text-properties fo:font-variant="normal" fo:text-transform="none" fo:color="#000000" style:text-position="0% 100%" style:font-name="Times New Roman" fo:letter-spacing="normal" fo:font-style="normal" fo:font-weight="normal" officeooo:rsid="00217b5f" style:font-style-asian="italic" style:font-weight-asian="bold" style:font-name-complex="Verdana" style:font-style-complex="italic" style:font-weight-complex="bold"/>
    </style:style>
    <style:style style:name="T149" style:family="text">
      <style:text-properties fo:font-variant="normal" fo:text-transform="none" fo:color="#000000" style:text-position="0% 100%" style:font-name="Times New Roman" fo:letter-spacing="normal" fo:font-style="italic" style:text-underline-style="none" fo:font-weight="normal" officeooo:rsid="00ba021d" style:font-style-asian="italic" style:font-weight-asian="normal" style:font-style-complex="italic" style:font-weight-complex="normal"/>
    </style:style>
    <style:style style:name="T150" style:family="text"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officeooo:rsid="00226f0b" style:font-size-asian="12pt" style:font-style-asian="normal" style:font-weight-asian="bold" style:font-name-complex="Verdana" style:font-size-complex="12pt" style:font-style-complex="normal" style:font-weight-complex="bold"/>
    </style:style>
    <style:style style:name="T151" style:family="text"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officeooo:rsid="001ca995" style:font-size-asian="12pt" style:font-style-asian="normal" style:font-weight-asian="bold" style:font-name-complex="Verdana" style:font-size-complex="12pt" style:font-style-complex="normal" style:font-weight-complex="bold"/>
    </style:style>
    <style:style style:name="T152" style:family="text"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style:font-size-asian="12pt" style:font-style-asian="italic" style:font-weight-asian="bold" style:font-name-complex="Verdana" style:font-size-complex="12pt" style:font-style-complex="italic" style:font-weight-complex="bold"/>
    </style:style>
    <style:style style:name="T153" style:family="text"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3c3751" style:font-size-asian="9pt" style:font-style-asian="normal" style:font-weight-asian="normal" style:font-name-complex="Verdana" style:font-size-complex="9pt" style:font-style-complex="normal" style:font-weight-complex="normal"/>
    </style:style>
    <style:style style:name="T154" style:family="text"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0db789" style:font-size-asian="9pt" style:font-style-asian="normal" style:font-weight-asian="normal" style:font-name-complex="Verdana" style:font-size-complex="9pt" style:font-style-complex="normal" style:font-weight-complex="normal"/>
    </style:style>
    <style:style style:name="T155" style:family="text">
      <style:text-properties fo:font-variant="normal" fo:text-transform="none" fo:color="#000000" style:text-position="0% 100%" fo:letter-spacing="normal" fo:font-style="normal" style:text-underline-style="none" officeooo:rsid="00d82ecf" style:font-style-asian="normal" style:font-style-complex="normal"/>
    </style:style>
    <style:style style:name="T156" style:family="text">
      <style:text-properties fo:font-variant="normal" fo:text-transform="none" fo:color="#000000" style:text-position="0% 100%" fo:letter-spacing="normal" fo:font-style="normal" style:text-underline-style="none" officeooo:rsid="001c26f3" style:font-style-asian="normal" style:font-style-complex="normal"/>
    </style:style>
    <style:style style:name="T157" style:family="text">
      <style:text-properties fo:font-variant="normal" fo:text-transform="none" fo:color="#000000" style:text-position="0% 100%" fo:letter-spacing="normal" fo:font-style="normal" style:text-underline-style="none" fo:font-weight="normal" style:font-style-asian="normal" style:font-weight-asian="normal" style:font-name-complex="Verdana" style:font-style-complex="normal" style:font-weight-complex="normal"/>
    </style:style>
    <style:style style:name="T158" style:family="text">
      <style:text-properties fo:font-variant="normal" fo:text-transform="none" fo:color="#000000" style:text-position="0% 100%" fo:letter-spacing="normal" fo:font-style="normal" style:text-underline-style="none" fo:font-weight="normal" officeooo:rsid="00117653" style:font-style-asian="normal" style:font-weight-asian="normal" style:font-name-complex="Verdana" style:font-style-complex="normal" style:font-weight-complex="normal"/>
    </style:style>
    <style:style style:name="T159" style:family="text">
      <style:text-properties fo:font-variant="normal" fo:text-transform="none" fo:color="#000000" style:text-position="0% 100%" fo:letter-spacing="normal" fo:font-style="normal" style:text-underline-style="none" fo:font-weight="normal" officeooo:rsid="0054ec58" style:font-style-asian="normal" style:font-weight-asian="normal" style:font-name-complex="Verdana" style:font-style-complex="normal" style:font-weight-complex="normal"/>
    </style:style>
    <style:style style:name="T160" style:family="text">
      <style:text-properties fo:font-variant="normal" fo:text-transform="none" fo:color="#000000" style:text-position="0% 100%" fo:letter-spacing="normal" fo:font-style="normal" style:text-underline-style="none" fo:font-weight="normal" officeooo:rsid="003c3751" style:font-style-asian="normal" style:font-weight-asian="normal" style:font-name-complex="Verdana" style:font-style-complex="normal" style:font-weight-complex="normal"/>
    </style:style>
    <style:style style:name="T161" style:family="text">
      <style:text-properties fo:font-variant="normal" fo:text-transform="none" fo:color="#000000" style:text-position="0% 100%" fo:letter-spacing="normal" fo:font-style="normal" style:text-underline-style="none" fo:font-weight="normal" officeooo:rsid="00131ee1" style:font-style-asian="normal" style:font-weight-asian="normal" style:font-name-complex="Verdana" style:font-style-complex="normal" style:font-weight-complex="normal"/>
    </style:style>
    <style:style style:name="T162" style:family="text">
      <style:text-properties fo:font-variant="normal" fo:text-transform="none" fo:color="#000000" style:text-position="0% 100%" fo:letter-spacing="normal" fo:font-style="normal" style:text-underline-style="none" fo:font-weight="normal" officeooo:rsid="001b7269" style:font-style-asian="normal" style:font-weight-asian="normal" style:font-style-complex="normal" style:font-weight-complex="normal"/>
    </style:style>
    <style:style style:name="T163" style:family="text">
      <style:text-properties fo:font-variant="normal" fo:text-transform="none" fo:color="#000000" style:text-position="0% 100%" fo:letter-spacing="normal" fo:font-style="normal" style:text-underline-style="none" fo:font-weight="normal" officeooo:rsid="00adb8ab" style:font-style-asian="italic" style:font-weight-asian="normal" style:font-style-complex="italic" style:font-weight-complex="normal"/>
    </style:style>
    <style:style style:name="T164" style:family="text">
      <style:text-properties fo:font-variant="normal" fo:text-transform="none" fo:color="#000000" style:text-position="0% 100%" fo:letter-spacing="normal" fo:font-style="normal" style:text-underline-style="none" fo:font-weight="normal" officeooo:rsid="00d8e61c" style:font-style-asian="italic" style:font-weight-asian="normal" style:font-style-complex="italic" style:font-weight-complex="normal"/>
    </style:style>
    <style:style style:name="T165" style:family="text">
      <style:text-properties fo:font-variant="normal" fo:text-transform="none" fo:color="#000000" style:text-position="0% 100%" fo:letter-spacing="normal" fo:font-style="normal" style:text-underline-style="none" fo:font-weight="normal" officeooo:rsid="001b7269" style:font-style-asian="italic" style:font-weight-asian="normal" style:font-style-complex="italic" style:font-weight-complex="normal"/>
    </style:style>
    <style:style style:name="T166" style:family="text">
      <style:text-properties fo:font-variant="normal" fo:text-transform="none" fo:color="#000000" style:text-position="0% 100%" fo:letter-spacing="normal" fo:font-style="normal" officeooo:rsid="001d32d4" style:font-style-asian="normal" style:font-style-complex="normal"/>
    </style:style>
    <style:style style:name="T167" style:family="text">
      <style:text-properties fo:font-variant="normal" fo:text-transform="none" fo:color="#000000" style:text-position="0% 100%" fo:letter-spacing="normal" fo:font-style="normal" officeooo:rsid="00da9e87" style:font-style-asian="normal" style:font-style-complex="normal"/>
    </style:style>
    <style:style style:name="T168" style:family="text">
      <style:text-properties fo:font-variant="normal" fo:text-transform="none" fo:color="#000000" style:text-position="0% 100%" fo:letter-spacing="normal" fo:font-style="normal" officeooo:rsid="0014cc74" style:font-style-asian="normal" style:font-style-complex="normal"/>
    </style:style>
    <style:style style:name="T169" style:family="text">
      <style:text-properties fo:font-variant="normal" fo:text-transform="none" fo:color="#000000" style:text-position="0% 100%" fo:letter-spacing="normal" fo:font-style="normal" officeooo:rsid="003a74c1" style:font-style-asian="normal" style:font-style-complex="normal"/>
    </style:style>
    <style:style style:name="T170" style:family="text">
      <style:text-properties fo:font-variant="normal" fo:text-transform="none" fo:color="#000000" style:text-position="0% 100%" fo:letter-spacing="normal" fo:font-style="normal" officeooo:rsid="003c3751" style:font-style-asian="normal" style:font-style-complex="normal"/>
    </style:style>
    <style:style style:name="T171" style:family="text">
      <style:text-properties fo:font-variant="normal" fo:text-transform="none" fo:color="#000000" style:text-position="0% 100%" fo:letter-spacing="normal" fo:font-style="normal" officeooo:rsid="0050e959" style:font-style-asian="normal" style:font-style-complex="normal"/>
    </style:style>
    <style:style style:name="T172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officeooo:rsid="00adb8ab" style:font-style-asian="italic" style:font-style-complex="italic"/>
    </style:style>
    <style:style style:name="T173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officeooo:rsid="001a885d" style:font-style-asian="italic" style:font-style-complex="italic"/>
    </style:style>
    <style:style style:name="T174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officeooo:rsid="000db789" style:font-style-asian="normal" style:font-style-complex="normal"/>
    </style:style>
    <style:style style:name="T175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officeooo:rsid="00da9e87" style:font-style-asian="normal" style:font-style-complex="normal"/>
    </style:style>
    <style:style style:name="T176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officeooo:rsid="00c18d86" style:font-style-asian="normal" style:font-style-complex="normal"/>
    </style:style>
    <style:style style:name="T177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officeooo:rsid="001d32d4" style:font-style-asian="normal" style:font-style-complex="normal"/>
    </style:style>
    <style:style style:name="T178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officeooo:rsid="0050e959" style:font-style-asian="normal" style:font-style-complex="normal"/>
    </style:style>
    <style:style style:name="T179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fo:font-weight="normal" officeooo:rsid="00adb8ab" style:font-style-asian="italic" style:font-weight-asian="normal" style:font-style-complex="italic" style:font-weight-complex="normal"/>
    </style:style>
    <style:style style:name="T180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fo:font-weight="normal" officeooo:rsid="001a885d" style:font-style-asian="italic" style:font-weight-asian="normal" style:font-style-complex="italic" style:font-weight-complex="normal"/>
    </style:style>
    <style:style style:name="T181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fo:font-weight="normal" officeooo:rsid="001b7269" style:font-style-asian="italic" style:font-weight-asian="normal" style:font-style-complex="italic" style:font-weight-complex="normal"/>
    </style:style>
    <style:style style:name="T182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fo:font-weight="normal" officeooo:rsid="000db789" style:font-style-asian="normal" style:font-weight-asian="normal" style:font-style-complex="normal" style:font-weight-complex="normal"/>
    </style:style>
    <style:style style:name="T183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officeooo:rsid="00adb8ab"/>
    </style:style>
    <style:style style:name="T184" style:family="text">
      <style:text-properties fo:font-variant="normal" fo:text-transform="none" fo:color="#000000" style:text-position="0% 100%" fo:letter-spacing="normal" fo:font-style="normal" officeooo:rsid="00adb8ab" style:font-style-asian="italic" style:font-style-complex="italic"/>
    </style:style>
    <style:style style:name="T185" style:family="text">
      <style:text-properties fo:font-variant="normal" fo:text-transform="none" fo:color="#000000" style:text-position="0% 100%" fo:letter-spacing="normal" fo:font-style="normal" officeooo:rsid="00adb8ab"/>
    </style:style>
    <style:style style:name="T186" style:family="text">
      <style:text-properties fo:font-variant="normal" fo:text-transform="none" fo:color="#000000" style:text-position="0% 100%" fo:letter-spacing="normal" fo:font-style="normal" officeooo:rsid="00d8e61c"/>
    </style:style>
    <style:style style:name="T187" style:family="text">
      <style:text-properties fo:font-variant="normal" fo:text-transform="none" fo:color="#000000" style:text-position="0% 100%" fo:letter-spacing="normal" fo:font-style="normal" fo:font-weight="normal" style:font-style-asian="italic" style:font-weight-asian="bold" style:font-style-complex="italic" style:font-weight-complex="bold"/>
    </style:style>
    <style:style style:name="T188" style:family="text">
      <style:text-properties fo:font-variant="normal" fo:text-transform="none" fo:color="#000000" style:text-position="0% 100%" fo:letter-spacing="normal" fo:font-style="italic" officeooo:rsid="000db789" style:font-style-asian="italic" style:font-style-complex="italic"/>
    </style:style>
    <style:style style:name="T189" style:family="text">
      <style:text-properties fo:font-variant="normal" fo:text-transform="none" fo:color="#000000" style:text-position="0% 100%" fo:letter-spacing="normal" fo:font-style="italic" style:text-underline-style="none" fo:font-weight="normal" officeooo:rsid="000db789" style:font-style-asian="italic" style:font-weight-asian="normal" style:font-style-complex="italic" style:font-weight-complex="normal"/>
    </style:style>
    <style:style style:name="T190" style:family="text">
      <style:text-properties fo:font-variant="normal" fo:text-transform="none" fo:color="#000000" style:text-position="0% 100%" fo:letter-spacing="normal" fo:font-style="italic" style:text-underline-style="none" fo:font-weight="normal" officeooo:rsid="00ba021d" style:font-style-asian="italic" style:font-weight-asian="normal" style:font-style-complex="italic" style:font-weight-complex="normal"/>
    </style:style>
    <style:style style:name="T191" style:family="text">
      <style:text-properties fo:font-variant="normal" fo:text-transform="none" fo:color="#000000" style:text-position="0% 100%" fo:letter-spacing="normal" fo:font-style="italic" style:text-underline-style="none" fo:font-weight="normal" officeooo:rsid="003ef779" style:font-style-asian="italic" style:font-weight-asian="normal" style:font-style-complex="italic" style:font-weight-complex="normal"/>
    </style:style>
    <style:style style:name="T192" style:family="text">
      <style:text-properties fo:font-variant="normal" fo:text-transform="none" fo:color="#000000" style:text-position="0% 100%" fo:letter-spacing="normal" fo:font-style="italic" style:text-underline-style="none" fo:font-weight="bold" officeooo:rsid="000db789" style:font-style-asian="italic" style:font-weight-asian="bold" style:font-style-complex="italic" style:font-weight-complex="bold"/>
    </style:style>
    <style:style style:name="T193" style:family="text">
      <style:text-properties fo:font-variant="normal" fo:text-transform="none" fo:color="#000000" style:text-position="0% 100%" fo:letter-spacing="normal" fo:font-style="italic" style:text-underline-style="none" officeooo:rsid="000db789" style:font-style-asian="italic" style:font-style-complex="italic"/>
    </style:style>
    <style:style style:name="T194" style:family="text">
      <style:text-properties fo:font-variant="normal" fo:text-transform="none" fo:color="#000000" style:text-position="0% 100%" fo:letter-spacing="normal" style:text-underline-style="none" fo:font-weight="normal" officeooo:rsid="00be2e21" style:font-weight-asian="normal" style:font-weight-complex="normal"/>
    </style:style>
    <style:style style:name="T195" style:family="text">
      <style:text-properties fo:font-variant="normal" fo:text-transform="none" fo:color="#000000" style:text-position="0% 100%" fo:letter-spacing="normal" style:text-underline-style="none" fo:font-weight="normal" officeooo:rsid="0040a822" style:font-weight-asian="normal" style:font-weight-complex="normal"/>
    </style:style>
    <style:style style:name="T196" style:family="text">
      <style:text-properties fo:font-variant="normal" fo:text-transform="none" fo:color="#000000" style:text-position="0% 100%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97" style:family="text">
      <style:text-properties fo:font-variant="normal" fo:text-transform="none" fo:color="#000000" style:text-position="0% 100%" fo:font-size="10pt" fo:letter-spacing="normal" fo:font-style="normal" style:text-underline-style="none" fo:font-weight="normal" officeooo:rsid="0040a822" style:font-size-asian="10pt" style:font-style-asian="normal" style:font-weight-asian="normal" style:font-size-complex="10pt" style:font-style-complex="normal" style:font-weight-complex="normal"/>
    </style:style>
    <style:style style:name="T198" style:family="text">
      <style:text-properties fo:font-variant="normal" fo:text-transform="none" fo:color="#000000" style:text-position="0% 100%" fo:font-size="10pt" fo:letter-spacing="normal" fo:font-style="normal" style:text-underline-style="none" fo:font-weight="normal" officeooo:rsid="00428da7" style:font-size-asian="10pt" style:font-style-asian="normal" style:font-weight-asian="normal" style:font-size-complex="10pt" style:font-style-complex="normal" style:font-weight-complex="normal"/>
    </style:style>
    <style:style style:name="T199" style:family="text">
      <style:text-properties fo:font-variant="normal" fo:text-transform="none" fo:color="#000000" style:text-position="0% 100%" fo:font-size="10pt" fo:letter-spacing="normal" fo:font-style="normal" style:text-underline-style="none" fo:font-weight="normal" officeooo:rsid="00bbf372" style:font-size-asian="10pt" style:font-style-asian="normal" style:font-weight-asian="normal" style:font-size-complex="10pt" style:font-style-complex="normal" style:font-weight-complex="normal"/>
    </style:style>
    <style:style style:name="T200" style:family="text">
      <style:text-properties fo:font-variant="normal" fo:text-transform="none" fo:color="#000000" style:text-position="0% 100%" fo:font-size="10pt" fo:letter-spacing="normal" fo:font-style="normal" style:text-underline-style="none" fo:font-weight="normal" officeooo:rsid="004d37c2" style:font-size-asian="10pt" style:font-style-asian="normal" style:font-weight-asian="normal" style:font-size-complex="10pt" style:font-style-complex="normal" style:font-weight-complex="normal"/>
    </style:style>
    <style:style style:name="T201" style:family="text">
      <style:text-properties fo:font-variant="normal" fo:text-transform="none" fo:color="#000000" style:text-position="0% 100%" fo:font-size="10pt" fo:letter-spacing="normal" fo:font-style="normal" style:text-underline-style="none" fo:font-weight="normal" officeooo:rsid="00b98a68" style:font-size-asian="10pt" style:font-style-asian="normal" style:font-weight-asian="normal" style:font-size-complex="10pt" style:font-style-complex="normal" style:font-weight-complex="normal"/>
    </style:style>
    <style:style style:name="T202" style:family="text">
      <style:text-properties fo:font-variant="normal" fo:text-transform="none" fo:color="#000000" style:text-position="0% 100%" fo:font-size="10pt" fo:letter-spacing="normal" fo:font-style="normal" style:text-underline-style="none" fo:font-weight="normal" officeooo:rsid="0055fdf8" style:font-size-asian="10pt" style:font-style-asian="normal" style:font-weight-asian="normal" style:font-size-complex="10pt" style:font-style-complex="normal" style:font-weight-complex="normal"/>
    </style:style>
    <style:style style:name="T203" style:family="text">
      <style:text-properties fo:font-variant="normal" fo:text-transform="none" fo:color="#000000" style:text-position="0% 100%" fo:font-size="10pt" fo:letter-spacing="normal" fo:font-style="normal" style:text-underline-style="none" fo:font-weight="normal" officeooo:rsid="00586bac" style:font-size-asian="10pt" style:font-style-asian="normal" style:font-weight-asian="normal" style:font-size-complex="10pt" style:font-style-complex="normal" style:font-weight-complex="normal"/>
    </style:style>
    <style:style style:name="T204" style:family="text">
      <style:text-properties fo:font-variant="normal" fo:text-transform="none" fo:color="#000000" style:text-position="0% 100%" fo:font-size="10pt" fo:letter-spacing="normal" fo:font-style="normal" style:text-underline-style="none" fo:font-weight="normal" officeooo:rsid="00428da7" style:font-size-asian="10pt" style:font-weight-asian="normal" style:font-size-complex="10pt" style:font-weight-complex="normal"/>
    </style:style>
    <style:style style:name="T205" style:family="text">
      <style:text-properties fo:font-variant="normal" fo:text-transform="none" fo:color="#000000" style:text-position="0% 100%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206" style:family="text">
      <style:text-properties fo:font-variant="normal" fo:text-transform="none" fo:color="#000000" style:text-position="0% 100%" fo:font-size="10pt" fo:letter-spacing="normal" fo:font-style="normal" fo:font-weight="normal" officeooo:rsid="007e3029" style:font-size-asian="10pt" style:font-style-asian="italic" style:font-weight-asian="bold" style:font-size-complex="10pt" style:font-style-complex="italic" style:font-weight-complex="bold"/>
    </style:style>
    <style:style style:name="T207" style:family="text">
      <style:text-properties fo:font-variant="normal" fo:text-transform="none" fo:color="#000000" style:text-position="0% 100%" style:font-name="Verdana" fo:letter-spacing="normal" fo:font-style="italic" style:text-underline-style="none" fo:font-weight="normal" officeooo:rsid="00ba021d" style:font-style-asian="italic" style:font-weight-asian="normal" style:font-style-complex="italic" style:font-weight-complex="normal"/>
    </style:style>
    <style:style style:name="T208" style:family="text">
      <style:text-properties fo:font-variant="normal" fo:text-transform="none" fo:color="#000000" style:text-position="0% 100%" fo:font-size="9pt" fo:letter-spacing="normal" fo:font-style="normal" style:text-underline-style="none" fo:font-weight="normal" officeooo:rsid="00428da7" style:font-size-asian="9pt" style:font-style-asian="normal" style:font-weight-asian="normal" style:font-size-complex="9pt" style:font-style-complex="normal" style:font-weight-complex="normal"/>
    </style:style>
    <style:style style:name="T209" style:family="text">
      <style:text-properties fo:font-variant="normal" fo:text-transform="none" fo:color="#000000" style:text-position="0% 100%" fo:font-size="9pt" fo:letter-spacing="normal" fo:font-style="normal" style:text-underline-style="none" fo:font-weight="normal" officeooo:rsid="00226f0b" style:font-size-asian="9pt" style:font-style-asian="normal" style:font-weight-asian="normal" style:font-size-complex="9pt" style:font-style-complex="normal" style:font-weight-complex="normal"/>
    </style:style>
    <style:style style:name="T210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55fdf8" style:font-size-asian="10pt" style:font-weight-asian="normal" style:font-name-complex="Verdana" style:font-size-complex="10pt" style:font-weight-complex="normal"/>
    </style:style>
    <style:style style:name="T211" style:family="text">
      <style:text-properties fo:font-variant="normal" fo:text-transform="none" fo:color="#000000" style:text-position="super 58%" fo:letter-spacing="normal" fo:font-style="normal" officeooo:rsid="01071291" style:font-name-complex="Verdana"/>
    </style:style>
    <style:style style:name="T212" style:family="text">
      <style:text-properties fo:font-variant="normal" fo:text-transform="none" fo:color="#000000" fo:letter-spacing="normal" fo:font-style="normal" fo:font-weight="normal" style:font-name-complex="Verdana"/>
    </style:style>
    <style:style style:name="T213" style:family="text">
      <style:text-properties fo:font-variant="normal" fo:text-transform="none" fo:color="#000000" fo:letter-spacing="normal" fo:font-style="normal" fo:font-weight="normal" officeooo:rsid="010d332d" style:font-name-complex="Verdana"/>
    </style:style>
    <style:style style:name="T214" style:family="text">
      <style:text-properties fo:font-variant="normal" fo:text-transform="none" fo:color="#000000" fo:letter-spacing="normal" fo:font-style="normal" officeooo:rsid="011736cd" style:font-name-complex="Verdana"/>
    </style:style>
    <style:style style:name="T215" style:family="text">
      <style:text-properties fo:font-variant="normal" fo:text-transform="none" fo:color="#000000" fo:letter-spacing="normal" fo:font-style="normal" officeooo:rsid="0104c2a6" style:font-name-complex="Verdana"/>
    </style:style>
    <style:style style:name="T216" style:family="text">
      <style:text-properties fo:font-variant="normal" fo:text-transform="none" fo:color="#000000" fo:letter-spacing="normal" fo:font-style="normal" officeooo:rsid="01071291" style:font-name-complex="Verdana"/>
    </style:style>
    <style:style style:name="T217" style:family="text">
      <style:text-properties fo:font-variant="normal" fo:text-transform="none" fo:color="#000000" fo:letter-spacing="normal" fo:font-style="normal" officeooo:rsid="010f63b4" style:font-name-complex="Verdana"/>
    </style:style>
    <style:style style:name="T218" style:family="text">
      <style:text-properties fo:font-variant="normal" fo:text-transform="none" fo:color="#000000" style:font-name="Times New Roman1" fo:font-size="14pt" fo:letter-spacing="normal" fo:font-style="normal" fo:font-weight="bold" style:font-name-complex="Verdana"/>
    </style:style>
    <style:style style:name="T219" style:family="text">
      <style:text-properties fo:font-variant="normal" fo:text-transform="none" fo:color="#000000" style:font-name="Times New Roman" fo:font-size="9pt" fo:letter-spacing="normal" fo:font-style="normal" fo:font-weight="normal" style:font-size-asian="9pt" style:font-size-complex="9pt"/>
    </style:style>
    <style:style style:name="T220" style:family="text">
      <style:text-properties fo:font-variant="normal" fo:text-transform="none" fo:color="#000000" style:font-name="Times New Roman" fo:font-size="9pt" fo:letter-spacing="normal" fo:font-style="normal" fo:font-weight="normal" officeooo:rsid="004b60c7" style:font-size-asian="9pt" style:font-size-complex="9pt"/>
    </style:style>
    <style:style style:name="T221" style:family="text">
      <style:text-properties officeooo:rsid="00adb8ab" style:font-style-asian="italic" style:font-style-complex="italic"/>
    </style:style>
    <style:style style:name="T222" style:family="text">
      <style:text-properties style:font-style-asian="italic" style:font-weight-asian="bold" style:font-style-complex="italic" style:font-weight-complex="bold"/>
    </style:style>
    <style:style style:name="T223" style:family="text">
      <style:text-properties officeooo:rsid="00217b5f" style:font-style-asian="italic" style:font-weight-asian="bold" style:font-style-complex="italic" style:font-weight-complex="bold"/>
    </style:style>
    <style:style style:name="T224" style:family="text">
      <style:text-properties officeooo:rsid="00476d09" style:font-style-asian="italic" style:font-weight-asian="bold" style:font-style-complex="italic" style:font-weight-complex="bold"/>
    </style:style>
    <style:style style:name="T225" style:family="text">
      <style:text-properties officeooo:rsid="00adb8ab"/>
    </style:style>
    <style:style style:name="T226" style:family="text">
      <style:text-properties style:text-underline-style="none"/>
    </style:style>
    <style:style style:name="T227" style:family="text">
      <style:text-properties style:text-underline-style="none" officeooo:rsid="002320e2" style:font-style-asian="normal" style:font-style-complex="normal"/>
    </style:style>
    <style:style style:name="T228" style:family="text">
      <style:text-properties style:text-underline-style="none" officeooo:rsid="00b98a68"/>
    </style:style>
    <style:style style:name="T229" style:family="text">
      <style:text-properties style:text-underline-style="none" officeooo:rsid="01038d06"/>
    </style:style>
    <style:style style:name="T230" style:family="text">
      <style:text-properties style:text-underline-style="none" officeooo:rsid="00527eb3"/>
    </style:style>
    <style:style style:name="T231" style:family="text">
      <style:text-properties style:text-underline-style="solid" style:text-underline-width="auto" style:text-underline-color="font-color"/>
    </style:style>
    <style:style style:name="T232" style:family="text">
      <style:text-properties style:text-underline-style="solid" style:text-underline-width="auto" style:text-underline-color="font-color" officeooo:rsid="000db789"/>
    </style:style>
    <style:style style:name="T233" style:family="text">
      <style:text-properties style:text-underline-style="solid" style:text-underline-width="auto" style:text-underline-color="font-color" officeooo:rsid="00adb8ab" style:font-style-asian="italic" style:font-style-complex="italic"/>
    </style:style>
    <style:style style:name="T234" style:family="text">
      <style:text-properties style:text-underline-style="solid" style:text-underline-width="auto" style:text-underline-color="font-color" officeooo:rsid="001a885d" style:font-style-asian="italic" style:font-style-complex="italic"/>
    </style:style>
    <style:style style:name="T235" style:family="text">
      <style:text-properties style:text-underline-style="solid" style:text-underline-width="auto" style:text-underline-color="font-color" officeooo:rsid="00476d09" style:font-style-asian="italic" style:font-weight-asian="bold" style:font-style-complex="italic" style:font-weight-complex="bold"/>
    </style:style>
    <style:style style:name="T236" style:family="text">
      <style:text-properties style:text-underline-style="solid" style:text-underline-width="auto" style:text-underline-color="font-color" officeooo:rsid="00adb8ab"/>
    </style:style>
    <style:style style:name="T237" style:family="text">
      <style:text-properties style:text-underline-style="solid" style:text-underline-width="auto" style:text-underline-color="font-color" officeooo:rsid="00da9e87"/>
    </style:style>
    <style:style style:name="T238" style:family="text">
      <style:text-properties style:text-underline-style="solid" style:text-underline-width="auto" style:text-underline-color="font-color" officeooo:rsid="00c18d86"/>
    </style:style>
    <style:style style:name="T239" style:family="text">
      <style:text-properties style:text-underline-style="solid" style:text-underline-width="auto" style:text-underline-color="font-color" officeooo:rsid="001a885d"/>
    </style:style>
    <style:style style:name="T240" style:family="text">
      <style:text-properties style:text-underline-style="solid" style:text-underline-width="auto" style:text-underline-color="font-color" officeooo:rsid="00462da3"/>
    </style:style>
    <style:style style:name="T241" style:family="text">
      <style:text-properties style:text-underline-style="solid" style:text-underline-width="auto" style:text-underline-color="font-color" officeooo:rsid="0037587f"/>
    </style:style>
    <style:style style:name="T242" style:family="text">
      <style:text-properties style:text-underline-style="solid" style:text-underline-width="auto" style:text-underline-color="font-color" officeooo:rsid="001c26f3"/>
    </style:style>
    <style:style style:name="T243" style:family="text">
      <style:text-properties fo:font-style="normal" officeooo:rsid="001b7269" style:font-style-asian="normal" style:font-style-complex="normal"/>
    </style:style>
    <style:style style:name="T244" style:family="text">
      <style:text-properties fo:font-style="normal" officeooo:rsid="00b7afda" style:font-style-asian="normal" style:font-style-complex="normal"/>
    </style:style>
    <style:style style:name="T245" style:family="text">
      <style:text-properties fo:font-style="normal" style:text-underline-style="solid" style:text-underline-width="auto" style:text-underline-color="font-color" officeooo:rsid="00adb8ab"/>
    </style:style>
    <style:style style:name="T246" style:family="text">
      <style:text-properties fo:font-style="normal" style:text-underline-style="solid" style:text-underline-width="auto" style:text-underline-color="font-color" officeooo:rsid="001a885d"/>
    </style:style>
    <style:style style:name="T247" style:family="text">
      <style:text-properties fo:font-style="normal" style:text-underline-style="solid" style:text-underline-width="auto" style:text-underline-color="font-color" officeooo:rsid="001b7269"/>
    </style:style>
    <style:style style:name="T248" style:family="text">
      <style:text-properties fo:font-style="normal" style:text-underline-style="solid" style:text-underline-width="auto" style:text-underline-color="font-color" officeooo:rsid="000db789" style:font-style-asian="normal" style:font-style-complex="normal"/>
    </style:style>
    <style:style style:name="T249" style:family="text">
      <style:text-properties fo:font-style="normal" officeooo:rsid="00adb8ab"/>
    </style:style>
    <style:style style:name="T250" style:family="text">
      <style:text-properties fo:font-style="normal" officeooo:rsid="00d8e61c"/>
    </style:style>
    <style:style style:name="T251" style:family="text">
      <style:text-properties fo:font-style="normal" officeooo:rsid="001b7269"/>
    </style:style>
    <style:style style:name="T252" style:family="text">
      <style:text-properties fo:font-style="normal" style:font-style-asian="italic" style:font-style-complex="italic"/>
    </style:style>
    <style:style style:name="T253" style:family="text">
      <style:text-properties fo:font-style="normal" officeooo:rsid="0055fdf8" style:font-style-asian="italic" style:font-style-complex="italic"/>
    </style:style>
    <style:style style:name="T254" style:family="text">
      <style:text-properties fo:font-style="normal" style:text-underline-style="none" officeooo:rsid="00217b5f" style:font-style-asian="italic" style:font-weight-asian="bold" style:font-style-complex="italic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officeooo:rsid="00101343" style:font-weight-asian="bold" style:font-weight-complex="bold"/>
    </style:style>
    <style:style style:name="T257" style:family="text">
      <style:text-properties fo:font-weight="bold" officeooo:rsid="001371bc" style:font-weight-asian="bold" style:font-weight-complex="bold"/>
    </style:style>
    <style:style style:name="T258" style:family="text">
      <style:text-properties fo:font-weight="bold" officeooo:rsid="000db789" style:font-weight-asian="bold" style:font-weight-complex="bold"/>
    </style:style>
    <style:style style:name="T259" style:family="text">
      <style:text-properties fo:font-weight="bold" officeooo:rsid="0050e959" style:font-weight-asian="bold" style:font-weight-complex="bold"/>
    </style:style>
    <style:style style:name="T260" style:family="text">
      <style:text-properties style:font-name="Times New Roman"/>
    </style:style>
    <style:style style:name="T261" style:family="text">
      <style:text-properties style:font-name="Times New Roman" officeooo:rsid="01038d06"/>
    </style:style>
    <style:style style:name="T262" style:family="text">
      <style:text-properties style:font-name="Times New Roman" fo:font-size="10pt" officeooo:rsid="00af15be" style:font-size-asian="10pt" style:font-name-complex="Verdana" style:font-size-complex="10pt"/>
    </style:style>
    <style:style style:name="T263" style:family="text">
      <style:text-properties style:font-name="Times New Roman" fo:font-size="10pt" officeooo:rsid="00159d54" style:font-size-asian="10pt" style:font-name-complex="Verdana" style:font-size-complex="10pt"/>
    </style:style>
    <style:style style:name="T264" style:family="text">
      <style:text-properties style:font-name="Times New Roman" fo:font-size="10pt" officeooo:rsid="00586bac" style:font-size-asian="10pt" style:font-name-complex="Verdana" style:font-size-complex="10pt"/>
    </style:style>
    <style:style style:name="T265" style:family="text">
      <style:text-properties style:font-name="Times New Roman" fo:font-size="10pt" style:font-size-asian="10pt" style:font-size-complex="10pt"/>
    </style:style>
    <style:style style:name="T266" style:family="text">
      <style:text-properties style:font-name="Times New Roman" fo:font-size="10pt" fo:font-style="normal" style:font-size-asian="10pt" style:font-size-complex="10pt"/>
    </style:style>
    <style:style style:name="T267" style:family="text">
      <style:text-properties style:font-name="Times New Roman" fo:font-size="10pt" fo:font-style="normal" officeooo:rsid="00d8e61c" style:font-size-asian="10pt" style:font-size-complex="10pt"/>
    </style:style>
    <style:style style:name="T268" style:family="text">
      <style:text-properties style:font-name="Times New Roman" fo:font-size="10pt" fo:font-style="normal" officeooo:rsid="00da9e87" style:font-size-asian="10pt" style:font-size-complex="10pt"/>
    </style:style>
    <style:style style:name="T269" style:family="text">
      <style:text-properties style:font-name="Times New Roman" fo:font-size="10pt" fo:font-style="normal" officeooo:rsid="005b695c" style:font-size-asian="10pt" style:font-size-complex="10pt"/>
    </style:style>
    <style:style style:name="T270" style:family="text">
      <style:text-properties style:font-name="Times New Roman" fo:font-size="10pt" fo:font-style="normal" officeooo:rsid="00af15be" style:font-size-asian="10pt" style:font-size-complex="10pt"/>
    </style:style>
    <style:style style:name="T271" style:family="text">
      <style:text-properties style:font-name="Times New Roman" fo:font-size="10pt" fo:font-style="normal" officeooo:rsid="00d8e61c" style:font-size-asian="10pt" style:font-name-complex="Verdana" style:font-size-complex="10pt"/>
    </style:style>
    <style:style style:name="T272" style:family="text">
      <style:text-properties style:font-name="Times New Roman" fo:font-size="10pt" fo:font-style="normal" officeooo:rsid="00af15be" style:font-size-asian="10pt" style:font-name-complex="Verdana" style:font-size-complex="10pt"/>
    </style:style>
    <style:style style:name="T273" style:family="text">
      <style:text-properties style:font-name="Times New Roman" fo:font-size="10pt" fo:font-style="normal" officeooo:rsid="00da9e87" style:font-size-asian="10pt" style:font-name-complex="Verdana" style:font-size-complex="10pt"/>
    </style:style>
    <style:style style:name="T274" style:family="text">
      <style:text-properties style:font-name="Times New Roman" style:text-underline-style="none" officeooo:rsid="00b98a68"/>
    </style:style>
    <style:style style:name="T275" style:family="text">
      <style:text-properties style:font-name="Times New Roman" style:text-underline-style="none" officeooo:rsid="0055fdf8"/>
    </style:style>
    <style:style style:name="T276" style:family="text">
      <style:text-properties style:font-name="Times New Roman" fo:font-weight="normal" officeooo:rsid="001ce639" style:font-weight-asian="normal" style:font-weight-complex="normal"/>
    </style:style>
    <style:style style:name="T277" style:family="text">
      <style:text-properties style:font-name="Times New Roman" officeooo:rsid="003a74c1"/>
    </style:style>
    <style:style style:name="T278" style:family="text">
      <style:text-properties style:font-name="Times New Roman" officeooo:rsid="000db789" style:font-name-complex="Verdana"/>
    </style:style>
    <style:style style:name="T279" style:family="text">
      <style:text-properties style:font-name="Times New Roman" fo:font-size="12pt" fo:font-weight="bold" style:font-size-asian="12pt" style:font-weight-asian="bold" style:font-name-complex="Verdana" style:font-size-complex="12pt" style:font-weight-complex="bold"/>
    </style:style>
    <style:style style:name="T280" style:family="text">
      <style:text-properties style:font-name="Times New Roman" fo:font-size="12pt" fo:font-weight="bold" officeooo:rsid="001ca995" style:font-size-asian="12pt" style:font-weight-asian="bold" style:font-name-complex="Verdana" style:font-size-complex="12pt" style:font-weight-complex="bold"/>
    </style:style>
    <style:style style:name="T281" style:family="text">
      <style:text-properties style:font-name="Times New Roman" fo:font-size="12pt" fo:font-weight="bold" officeooo:rsid="002094ab" style:font-size-asian="12pt" style:font-weight-asian="bold" style:font-name-complex="Verdana" style:font-size-complex="12pt" style:font-weight-complex="bold"/>
    </style:style>
    <style:style style:name="T282" style:family="text">
      <style:text-properties style:font-name="Times New Roman" fo:font-size="12pt" fo:font-weight="bold" officeooo:rsid="001ce639" style:font-size-asian="12pt" style:font-weight-asian="bold" style:font-name-complex="Verdana" style:font-size-complex="12pt" style:font-weight-complex="bold"/>
    </style:style>
    <style:style style:name="T283" style:family="text">
      <style:text-properties style:font-name="Times New Roman" fo:font-size="12pt" officeooo:rsid="0055fdf8" style:font-size-asian="12pt" style:font-size-complex="12pt"/>
    </style:style>
    <style:style style:name="T284" style:family="text">
      <style:text-properties style:font-name="Times New Roman" fo:font-size="12pt" fo:font-weight="normal" officeooo:rsid="00226f0b" style:font-size-asian="12pt" style:font-weight-asian="normal" style:font-name-complex="Verdana" style:font-size-complex="12pt" style:font-weight-complex="normal"/>
    </style:style>
    <style:style style:name="T285" style:family="text">
      <style:text-properties style:font-name="Times New Roman" fo:font-style="normal"/>
    </style:style>
    <style:style style:name="T286" style:family="text">
      <style:text-properties style:font-name="Times New Roman" fo:font-style="normal" officeooo:rsid="00d8e61c"/>
    </style:style>
    <style:style style:name="T287" style:family="text">
      <style:text-properties style:font-name="Times New Roman" fo:font-style="normal" officeooo:rsid="00da9e87"/>
    </style:style>
    <style:style style:name="T288" style:family="text">
      <style:text-properties style:font-name="Times New Roman" fo:font-style="normal" officeooo:rsid="005b695c"/>
    </style:style>
    <style:style style:name="T289" style:family="text">
      <style:text-properties style:font-name="Times New Roman" officeooo:rsid="004ec491"/>
    </style:style>
    <style:style style:name="T290" style:family="text">
      <style:text-properties style:font-name="Times New Roman" fo:font-style="italic" officeooo:rsid="01038d06" style:font-style-asian="italic" style:font-style-complex="italic"/>
    </style:style>
    <style:style style:name="T291" style:family="text">
      <style:text-properties style:font-name="Times New Roman" fo:font-style="italic" officeooo:rsid="004ec491" style:font-style-asian="italic" style:font-style-complex="italic"/>
    </style:style>
    <style:style style:name="T292" style:family="text">
      <style:text-properties style:font-name="Times New Roman" officeooo:rsid="00ba021d"/>
    </style:style>
    <style:style style:name="T293" style:family="text">
      <style:text-properties style:font-name="Times New Roman" officeooo:rsid="0055fdf8"/>
    </style:style>
    <style:style style:name="T294" style:family="text">
      <style:text-properties style:font-name="Times New Roman" officeooo:rsid="00b98a68"/>
    </style:style>
    <style:style style:name="T295" style:family="text">
      <style:text-properties style:font-name="Times New Roman" officeooo:rsid="0056ced8"/>
    </style:style>
    <style:style style:name="T296" style:family="text">
      <style:text-properties style:font-name="Times New Roman" fo:font-size="9pt" fo:font-style="normal" style:font-size-asian="9pt" style:font-size-complex="9pt"/>
    </style:style>
    <style:style style:name="T297" style:family="text">
      <style:text-properties style:font-name="Times New Roman" fo:font-size="9pt" fo:font-style="normal" officeooo:rsid="00d8e61c" style:font-size-asian="9pt" style:font-size-complex="9pt"/>
    </style:style>
    <style:style style:name="T298" style:family="text">
      <style:text-properties style:font-name="Times New Roman" fo:font-size="9pt" fo:font-style="normal" officeooo:rsid="00da9e87" style:font-size-asian="9pt" style:font-size-complex="9pt"/>
    </style:style>
    <style:style style:name="T299" style:family="text">
      <style:text-properties style:font-name="Times New Roman" fo:font-size="9pt" fo:font-style="normal" officeooo:rsid="005b695c" style:font-size-asian="9pt" style:font-size-complex="9pt"/>
    </style:style>
    <style:style style:name="T300" style:family="text">
      <style:text-properties officeooo:rsid="001d6a7d"/>
    </style:style>
    <style:style style:name="T301" style:family="text">
      <style:text-properties officeooo:rsid="000e166a"/>
    </style:style>
    <style:style style:name="T302" style:family="text">
      <style:text-properties officeooo:rsid="0112ce01"/>
    </style:style>
    <style:style style:name="T303" style:family="text">
      <style:text-properties style:font-name-complex="Verdana"/>
    </style:style>
    <style:style style:name="T304" style:family="text">
      <style:text-properties officeooo:rsid="007dc076" style:font-name-complex="Verdana"/>
    </style:style>
    <style:style style:name="T305" style:family="text">
      <style:text-properties style:text-position="0% 100%" style:text-underline-style="none" style:font-style-asian="normal" style:font-weight-asian="normal" style:font-style-complex="normal" style:font-weight-complex="normal"/>
    </style:style>
    <style:style style:name="T306" style:family="text">
      <style:text-properties style:text-position="0% 100%" style:text-underline-style="none" officeooo:rsid="0029bbe8" style:font-style-asian="normal" style:font-weight-asian="normal" style:font-style-complex="normal" style:font-weight-complex="normal"/>
    </style:style>
    <style:style style:name="T307" style:family="text">
      <style:text-properties style:text-position="0% 100%" style:text-underline-style="none" officeooo:rsid="010caa78" style:font-style-asian="normal" style:font-weight-asian="normal" style:font-name-complex="Verdana" style:font-style-complex="normal" style:font-weight-complex="normal"/>
    </style:style>
    <style:style style:name="T308" style:family="text">
      <style:text-properties style:text-position="0% 100%" style:text-underline-style="none" officeooo:rsid="002ea71a" style:font-style-asian="normal" style:font-weight-asian="normal" style:font-name-complex="Verdana" style:font-style-complex="normal" style:font-weight-complex="normal"/>
    </style:style>
    <style:style style:name="T309" style:family="text">
      <style:text-properties style:text-position="0% 100%" style:text-underline-style="none" officeooo:rsid="010d332d" style:font-style-asian="normal" style:font-weight-asian="normal" style:font-name-complex="Verdana" style:font-style-complex="normal" style:font-weight-complex="normal"/>
    </style:style>
    <style:style style:name="T310" style:family="text">
      <style:text-properties style:text-position="0% 100%" fo:font-style="italic" officeooo:rsid="00b98a68" style:font-style-asian="italic" style:font-style-complex="italic"/>
    </style:style>
    <style:style style:name="T311" style:family="text">
      <style:text-properties style:text-position="0% 100%" fo:font-style="italic" officeooo:rsid="00ba021d" style:font-style-asian="italic" style:font-style-complex="italic"/>
    </style:style>
    <style:style style:name="T312" style:family="text">
      <style:text-properties style:text-position="0% 100%" fo:font-style="italic" officeooo:rsid="0055fdf8" style:font-style-asian="italic" style:font-style-complex="italic"/>
    </style:style>
    <style:style style:name="T313" style:family="text">
      <style:text-properties style:text-position="0% 100%" fo:font-style="italic" officeooo:rsid="005b695c" style:font-style-asian="italic" style:font-style-complex="italic"/>
    </style:style>
    <style:style style:name="T314" style:family="text">
      <style:text-properties style:text-position="0% 100%" officeooo:rsid="0020fb16"/>
    </style:style>
    <style:style style:name="T315" style:family="text">
      <style:text-properties style:text-position="0% 100%" officeooo:rsid="0112ce01"/>
    </style:style>
    <style:style style:name="T316" style:family="text">
      <style:text-properties style:text-position="0% 100%" officeooo:rsid="01038d06"/>
    </style:style>
    <style:style style:name="T317" style:family="text">
      <style:text-properties style:text-position="0% 100%" style:font-name="Times New Roman" fo:font-size="10pt" fo:font-style="normal" officeooo:rsid="00428da7" style:font-size-asian="10pt" style:font-size-complex="10pt"/>
    </style:style>
    <style:style style:name="T318" style:family="text">
      <style:text-properties style:text-position="0% 100%" style:text-underline-style="solid" style:text-underline-width="auto" style:text-underline-color="font-color" officeooo:rsid="00462da3" style:font-style-asian="normal" style:font-weight-asian="normal" style:font-name-complex="Verdana" style:font-style-complex="normal" style:font-weight-complex="normal"/>
    </style:style>
    <style:style style:name="T319" style:family="text">
      <style:text-properties style:text-position="0% 100%" style:font-weight-asian="normal" style:font-weight-complex="normal"/>
    </style:style>
    <style:style style:name="T320" style:family="text">
      <style:text-properties style:text-position="0% 100%" officeooo:rsid="00f3c5f5" style:font-weight-asian="normal" style:font-weight-complex="normal"/>
    </style:style>
    <style:style style:name="T321" style:family="text">
      <style:text-properties officeooo:rsid="00c18d86"/>
    </style:style>
    <style:style style:name="T322" style:family="text">
      <style:text-properties officeooo:rsid="011576ca"/>
    </style:style>
    <style:style style:name="T323" style:family="text">
      <style:text-properties officeooo:rsid="0030336e"/>
    </style:style>
    <style:style style:name="T324" style:family="text">
      <style:text-properties officeooo:rsid="001f9325"/>
    </style:style>
    <style:style style:name="T325" style:family="text">
      <style:text-properties officeooo:rsid="00168933"/>
    </style:style>
    <style:style style:name="T326" style:family="text">
      <style:text-properties officeooo:rsid="00d82ecf"/>
    </style:style>
    <style:style style:name="T327" style:family="text">
      <style:text-properties style:font-style-asian="normal" style:font-weight-asian="normal" style:font-style-complex="normal" style:font-weight-complex="normal"/>
    </style:style>
    <style:style style:name="T328" style:family="text">
      <style:text-properties officeooo:rsid="004bbfb9" style:font-style-asian="normal" style:font-weight-asian="normal" style:font-style-complex="normal" style:font-weight-complex="normal"/>
    </style:style>
    <style:style style:name="T329" style:family="text">
      <style:text-properties fo:font-weight="normal" style:font-weight-asian="normal" style:font-weight-complex="normal"/>
    </style:style>
    <style:style style:name="T330" style:family="text">
      <style:text-properties fo:font-weight="normal" officeooo:rsid="001ce639" style:font-weight-asian="normal" style:font-weight-complex="normal"/>
    </style:style>
    <style:style style:name="T331" style:family="text">
      <style:text-properties fo:font-weight="normal" officeooo:rsid="00226f0b" style:font-weight-asian="normal" style:font-weight-complex="normal"/>
    </style:style>
    <style:style style:name="T332" style:family="text">
      <style:text-properties fo:font-weight="normal" officeooo:rsid="0055fdf8" style:font-weight-asian="normal" style:font-weight-complex="normal"/>
    </style:style>
    <style:style style:name="T333" style:family="text">
      <style:text-properties fo:font-weight="normal" officeooo:rsid="00586bac" style:font-weight-asian="normal" style:font-weight-complex="normal"/>
    </style:style>
    <style:style style:name="T334" style:family="text">
      <style:text-properties fo:font-weight="normal" officeooo:rsid="005a363c" style:font-weight-asian="normal" style:font-weight-complex="normal"/>
    </style:style>
    <style:style style:name="T335" style:family="text">
      <style:text-properties officeooo:rsid="002094ab"/>
    </style:style>
    <style:style style:name="T336" style:family="text">
      <style:text-properties officeooo:rsid="0016db75"/>
    </style:style>
    <style:style style:name="T337" style:family="text">
      <style:text-properties officeooo:rsid="00226f0b"/>
    </style:style>
    <style:style style:name="T338" style:family="text">
      <style:text-properties officeooo:rsid="0023ae2d"/>
    </style:style>
    <style:style style:name="T339" style:family="text">
      <style:text-properties officeooo:rsid="0029bbe8"/>
    </style:style>
    <style:style style:name="T340" style:family="text">
      <style:text-properties fo:font-size="12pt" fo:font-style="normal" style:text-underline-style="none" officeooo:rsid="00217b5f" style:font-size-asian="12pt" style:font-style-asian="italic" style:font-weight-asian="bold" style:font-size-complex="12pt" style:font-style-complex="italic" style:font-weight-complex="bold"/>
    </style:style>
    <style:style style:name="T341" style:family="text">
      <style:text-properties officeooo:rsid="010caa78"/>
    </style:style>
    <style:style style:name="T342" style:family="text">
      <style:text-properties officeooo:rsid="010d332d"/>
    </style:style>
    <style:style style:name="T343" style:family="text">
      <style:text-properties officeooo:rsid="002b5315"/>
    </style:style>
    <style:style style:name="T344" style:family="text">
      <style:text-properties officeooo:rsid="011fecd8"/>
    </style:style>
    <style:style style:name="T345" style:family="text">
      <style:text-properties officeooo:rsid="00378fbd"/>
    </style:style>
    <style:style style:name="T346" style:family="text">
      <style:text-properties officeooo:rsid="00305a70"/>
    </style:style>
    <style:style style:name="T347" style:family="text">
      <style:text-properties officeooo:rsid="003221b7"/>
    </style:style>
    <style:style style:name="T348" style:family="text">
      <style:text-properties officeooo:rsid="0038ac72"/>
    </style:style>
    <style:style style:name="T349" style:family="text">
      <style:text-properties officeooo:rsid="003642d2"/>
    </style:style>
    <style:style style:name="T350" style:family="text">
      <style:text-properties officeooo:rsid="00371b40"/>
    </style:style>
    <style:style style:name="T351" style:family="text">
      <style:text-properties officeooo:rsid="0037587f"/>
    </style:style>
    <style:style style:name="T352" style:family="text">
      <style:text-properties officeooo:rsid="003c3751"/>
    </style:style>
    <style:style style:name="T353" style:family="text">
      <style:text-properties officeooo:rsid="0099d894"/>
    </style:style>
    <style:style style:name="T354" style:family="text">
      <style:text-properties officeooo:rsid="003da2c6"/>
    </style:style>
    <style:style style:name="T355" style:family="text">
      <style:text-properties officeooo:rsid="003ef779"/>
    </style:style>
    <style:style style:name="T356" style:family="text">
      <style:text-properties officeooo:rsid="00af15be" style:font-weight-asian="normal" style:font-weight-complex="normal"/>
    </style:style>
    <style:style style:name="T357" style:family="text">
      <style:text-properties officeooo:rsid="00d82ecf" style:font-weight-asian="normal" style:font-weight-complex="normal"/>
    </style:style>
    <style:style style:name="T358" style:family="text">
      <style:text-properties fo:font-size="9pt" fo:font-style="normal" style:font-size-asian="9pt" style:font-style-asian="italic" style:font-size-complex="9pt" style:font-style-complex="italic"/>
    </style:style>
    <style:style style:name="T359" style:family="text">
      <style:text-properties fo:font-size="9pt" fo:font-style="normal" style:text-underline-style="none" officeooo:rsid="00217b5f" style:font-size-asian="9pt" style:font-style-asian="italic" style:font-weight-asian="bold" style:font-size-complex="9pt" style:font-style-complex="italic" style:font-weight-complex="bold"/>
    </style:style>
    <style:style style:name="T360" style:family="text">
      <style:text-properties officeooo:rsid="0040a822"/>
    </style:style>
    <style:style style:name="T361" style:family="text">
      <style:text-properties officeooo:rsid="0042e1eb"/>
    </style:style>
    <style:style style:name="T362" style:family="text">
      <style:text-properties officeooo:rsid="004415c2"/>
    </style:style>
    <style:style style:name="T363" style:family="text">
      <style:text-properties officeooo:rsid="001c26f3"/>
    </style:style>
    <style:style style:name="T364" style:family="text">
      <style:text-properties officeooo:rsid="0114b06d"/>
    </style:style>
    <style:style style:name="T365" style:family="text">
      <style:text-properties officeooo:rsid="004769a6"/>
    </style:style>
    <style:style style:name="T366" style:family="text">
      <style:text-properties style:text-position="super 58%"/>
    </style:style>
    <style:style style:name="T367" style:family="text">
      <style:text-properties officeooo:rsid="00f3c5f5"/>
    </style:style>
    <style:style style:name="T368" style:family="text">
      <style:text-properties fo:color="#333333"/>
    </style:style>
    <style:style style:name="T369" style:family="text">
      <style:text-properties officeooo:rsid="0049943f"/>
    </style:style>
    <style:style style:name="T370" style:family="text">
      <style:text-properties officeooo:rsid="004b60c7"/>
    </style:style>
    <style:style style:name="T371" style:family="text">
      <style:text-properties style:font-name="Times New Roman" fo:font-size="9pt" fo:font-style="normal" style:font-size-asian="9pt" style:font-size-complex="9pt"/>
    </style:style>
    <style:style style:name="T372" style:family="text">
      <style:text-properties style:font-name="Times New Roman" fo:font-size="9pt" fo:font-style="normal" officeooo:rsid="001a2280" style:font-size-asian="9pt" style:font-style-asian="italic" style:font-size-complex="9pt" style:font-style-complex="italic"/>
    </style:style>
    <style:style style:name="T373" style:family="text">
      <style:text-properties style:font-name="Times New Roman" fo:font-size="9pt" fo:font-style="normal" officeooo:rsid="011736cd" style:font-size-asian="9pt" style:font-style-asian="italic" style:font-size-complex="9pt" style:font-style-complex="italic"/>
    </style:style>
    <style:style style:name="T374" style:family="text">
      <style:text-properties style:font-name="Times New Roman" fo:font-size="9pt" fo:font-style="normal" officeooo:rsid="002b5315" style:font-size-asian="9pt" style:font-style-asian="italic" style:font-size-complex="9pt" style:font-style-complex="italic"/>
    </style:style>
    <style:style style:name="T375" style:family="text">
      <style:text-properties style:font-name="Times New Roman" fo:font-size="9pt" style:font-size-asian="9pt" style:font-size-complex="9pt"/>
    </style:style>
    <style:style style:name="T376" style:family="text">
      <style:text-properties style:font-name="Times New Roman" fo:font-size="9pt" officeooo:rsid="0049943f" style:font-size-asian="9pt" style:font-style-asian="italic" style:font-weight-asian="bold" style:font-size-complex="9pt" style:font-style-complex="italic" style:font-weight-complex="bold"/>
    </style:style>
    <style:style style:name="T377" style:family="text">
      <style:text-properties style:font-name="Times New Roman" style:text-underline-style="none" officeooo:rsid="0055fdf8"/>
    </style:style>
    <style:style style:name="T378" style:family="text">
      <style:text-properties officeooo:rsid="004bbfb9"/>
    </style:style>
    <style:style style:name="T379" style:family="text">
      <style:text-properties officeooo:rsid="004ec491"/>
    </style:style>
    <style:style style:name="T380" style:family="text">
      <style:text-properties officeooo:rsid="010f63b4"/>
    </style:style>
    <style:style style:name="T381" style:family="text">
      <style:text-properties officeooo:rsid="004f9c87"/>
    </style:style>
    <style:style style:name="T382" style:family="text">
      <style:text-properties officeooo:rsid="0050e959"/>
    </style:style>
    <style:style style:name="T383" style:family="text">
      <style:text-properties officeooo:rsid="00527eb3"/>
    </style:style>
    <style:style style:name="T384" style:family="text">
      <style:text-properties officeooo:rsid="0055fdf8"/>
    </style:style>
    <style:style style:name="T385" style:family="text">
      <style:text-properties officeooo:rsid="0056ced8"/>
    </style:style>
    <style:style style:name="T386" style:family="text">
      <style:text-properties officeooo:rsid="00586bac"/>
    </style:style>
    <style:style style:name="T387" style:family="text">
      <style:text-properties officeooo:rsid="005a363c"/>
    </style:style>
    <style:style style:name="T388" style:family="text">
      <style:text-properties officeooo:rsid="005b695c"/>
    </style:style>
    <style:style style:name="T389" style:family="text">
      <style:text-properties officeooo:rsid="009cf4e6"/>
    </style:style>
    <style:style style:name="T390" style:family="text">
      <style:text-properties officeooo:rsid="005ccb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46in" fo:text-indent="-0.25in" fo:margin-left="2.7846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5"><text:span text:style-name="T352">I</text:span>.<text:tab/><text:span text:style-name="T325">Polya Step 1: </text:span>Understanding the Problem to be <text:span text:style-name="T352">S</text:span>olved</text:p>
      <text:p text:style-name="P27"><text:tab/><text:span text:style-name="T329">Element of Reasoning: Key Question</text:span></text:p>
      <text:p text:style-name="P27"><text:tab/><text:span text:style-name="T2">The key </text:span><text:span text:style-name="T6">math </text:span><text:span text:style-name="T13">question</text:span><text:span text:style-name="T14">(s)</text:span><text:span text:style-name="T2"> or </text:span><text:span text:style-name="T13">problem</text:span><text:span text:style-name="T14">(s)</text:span><text:span text:style-name="T2"> </text:span><text:span text:style-name="T6">that I am to solve </text:span><text:span text:style-name="T2">is/</text:span><text:span text:style-name="T3">are</text:span><text:span text:style-name="T2">____________________________.</text:span></text:p>
      <text:p text:style-name="P34"><text:span text:style-name="T27"><text:tab/></text:span><text:span text:style-name="T34">(</text:span><text:span text:style-name="T27">What is the problem asking or what question am I trying to answer?</text:span><text:span text:style-name="T30">)</text:span></text:p>
      <text:p text:style-name="P105"/>
      <text:p text:style-name="P34"><text:span text:style-name="T30"><text:tab/></text:span><text:span text:style-name="T31">The </text:span><text:span text:style-name="T58">Intellectual Standards</text:span><text:span text:style-name="T31"> used to judge the quality of my understanding of the problem are as follows:</text:span></text:p>
      <text:p text:style-name="P146"><text:span text:style-name="T118"><text:tab/></text:span><text:span text:style-name="T106">Clar</text:span><text:span text:style-name="T107">i</text:span><text:span text:style-name="T106">ty </text:span><text:span text:style-name="T64">– the meaning can be understood; </text:span><text:span text:style-name="T60">Accurate – free of errors; </text:span><text:span text:style-name="T20">Precis</text:span><text:span text:style-name="T21">ion</text:span><text:span text:style-name="T2">- exact to necessary detail </text:span><text:span text:style-name="T4">with <text:tab/>a</text:span><text:span text:style-name="T60">ppropriate attention to details through explicit and accurate use of language </text:span><text:span text:style-name="T61">including mathematical terms, <text:tab/>definitions, labels, analogies, concepts, </text:span><text:span text:style-name="T60">and </text:span><text:span text:style-name="T61">symbols; </text:span><text:span text:style-name="T108">Fairness </text:span><text:span text:style-name="T65">– </text:span><text:span text:style-name="T66">respect for other </text:span><text:span text:style-name="T65">viewpoints or </text:span><text:span text:style-name="T66">interpretations</text:span><text:span text:style-name="T119">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62"><text:span text:style-name="T101">S</text:span><text:span text:style-name="T90">trategies to </text:span><text:span text:style-name="T91">F</text:span><text:span text:style-name="T90">acilitate </text:span><text:span text:style-name="T91">U</text:span><text:span text:style-name="T90">nderstanding the </text:span><text:span text:style-name="T91">P</text:span><text:span text:style-name="T90">roblem</text:span></text:p>
          </table:table-cell>
          <table:covered-table-cell/>
        </table:table-row>
        <table:table-row>
          <table:table-cell table:style-name="Table1.A2" office:value-type="string">
            <text:list xml:id="list1516481365834008460" text:style-name="L1">
              <text:list-item>
                <text:p text:style-name="P124">Read/Re Read</text:p>
              </text:list-item>
              <text:list-item>
                <text:p text:style-name="P175">Underline Key Terms</text:p>
              </text:list-item>
              <text:list-item>
                <text:p text:style-name="P175"><text:span text:style-name="T301">Apply </text:span>SQR (<text:span text:style-name="T231">S</text:span>urvey, <text:span text:style-name="T231">Q</text:span>uestion, <text:span text:style-name="T231">R</text:span>ead)*</text:p>
              </text:list-item>
              <text:list-item>
                <text:p text:style-name="P184"><text:span text:style-name="T140">What exactly are we trying to determine? </text:span></text:p>
              </text:list-item>
              <text:list-item>
                <text:p text:style-name="P174"><text:span text:style-name="T300">Have I worked a similar problem before i</text:span><text:span text:style-name="T261">n a slightly different form </text:span><text:span text:style-name="T277">and/o</text:span><text:span text:style-name="T142">r </text:span><text:span text:style-name="T127"><text:s/></text:span><text:span text:style-name="T141">categorize the problem into a particular type?</text:span></text:p>
              </text:list-item>
              <text:list-item>
                <text:p text:style-name="P185">What seems different about this problem?</text:p>
              </text:list-item>
              <text:list-item>
                <text:p text:style-name="P186">Identify goal<text:span text:style-name="T300">(s)</text:span> or unknown<text:span text:style-name="T300">(</text:span>s<text:span text:style-name="T300">)</text:span></text:p>
              </text:list-item>
              <text:list-item>
                <text:p text:style-name="P191">Review definitions, theorems or previous content, if needed, to better understand the problem or question? </text:p>
              </text:list-item>
              <text:list-item>
                <text:p text:style-name="P203">Do you understand all the words used in stating the problem?</text:p>
              </text:list-item>
              <text:list-item>
                <text:p text:style-name="P204">Can you restate the problem in your own words</text:p>
              </text:list-item>
              <text:list-item>
                <text:p text:style-name="P204">Can you think of a picture or diagram that might help you understand the problem?</text:p>
              </text:list-item>
              <text:list-item>
                <text:p text:style-name="P204"><text:s/>Is there enough information to enable you to <text:span text:style-name="T370">fi</text:span>nd a solution?</text:p>
              </text:list-item>
            </text:list>
          </table:table-cell>
          <table:table-cell table:style-name="Table1.B2" office:value-type="string">
            <text:list xml:id="list210647222161555" text:continue-numbering="true" text:style-name="L1">
              <text:list-item>
                <text:p text:style-name="P173"><text:span text:style-name="T303">Draw a picture, graph, or diagram if needed for understanding the problem.</text:span></text:p>
              </text:list-item>
              <text:list-item>
                <text:p text:style-name="P173"><text:span text:style-name="T155">Could you explain w</text:span><text:span text:style-name="T156">hat </text:span><text:span text:style-name="T155">you </text:span><text:span text:style-name="T156">do not understand about the problem or question?</text:span></text:p>
              </text:list-item>
              <text:list-item>
                <text:p text:style-name="P178"><text:span text:style-name="T145">How can I check to see if I am interpreting the </text:span><text:span text:style-name="T147">question</text:span><text:span text:style-name="T145"> accurately? </text:span></text:p>
              </text:list-item>
              <text:list-item>
                <text:p text:style-name="P174"><text:span text:style-name="T335">State or paraphrase the problem as accurately as possibble using your own words.</text:span></text:p>
              </text:list-item>
              <text:list-item>
                <text:p text:style-name="P297"><text:span text:style-name="T278">Can the problem be restated differently?</text:span></text:p>
              </text:list-item>
              <text:list-item>
                <text:p text:style-name="P172"><text:span text:style-name="T154">R</text:span><text:span text:style-name="T153">eview statement of the problem using Standards</text:span><text:span text:style-name="T218">F</text:span></text:p>
              </text:list-item>
              <text:list-item>
                <text:p text:style-name="P172"><text:span text:style-name="T220">Wh</text:span><text:span text:style-name="T219">at is the unknown? What are the data? What is the condition?</text:span></text:p>
              </text:list-item>
              <text:list-item>
                <text:p text:style-name="P172"><text:span text:style-name="T219">Is it possible to satisfy the condition? </text:span></text:p>
              </text:list-item>
              <text:list-item>
                <text:p text:style-name="P172"><text:span text:style-name="T219">Is the condition sufficient to determine the unknown? Or is it insufficient? <text:s/>Or contradictory?</text:span></text:p>
              </text:list-item>
              <text:list-item>
                <text:p text:style-name="P172"><text:span text:style-name="T219">Introduce suitable notation.</text:span></text:p>
              </text:list-item>
              <text:list-item>
                <text:p text:style-name="P172"><text:span text:style-name="T219">Separate the various parts of the condition. Can you write them down?</text:span></text:p>
                <text:p text:style-name="P298"><text:span text:style-name="T303"/></text:p>
              </text:list-item>
            </text:list>
          </table:table-cell>
        </table:table-row>
      </table:table>
      <text:p text:style-name="P27"/>
      <text:p text:style-name="P1"><text:tab/>Element of Reasoning: <text:span text:style-name="T59">Purpose</text:span></text:p>
      <text:p text:style-name="P2"><text:tab/><text:span text:style-name="T2">The </text:span><text:span text:style-name="T13">purpose</text:span><text:span text:style-name="T2"> of the problem is_________________________________________.</text:span></text:p>
      <text:p text:style-name="P16"><text:span text:style-name="T27"><text:tab/>(State as accurately as possible, the purpose for solving the problem. What exactly are we <text:s/>trying to do? What <text:tab/>purpose will our solution achieve? W</text:span><text:span text:style-name="T32">hy is the </text:span><text:span text:style-name="T24">problem important</text:span><text:span text:style-name="T32">?</text:span><text:span text:style-name="T27">) </text:span></text:p>
      <text:p text:style-name="P1"/>
      <text:p text:style-name="P35"><text:span text:style-name="T31"><text:tab/>The </text:span><text:span text:style-name="T58">Intellectual Standards</text:span><text:span text:style-name="T31"> used to judge the quality of my understanding of the problem are as follows:</text:span></text:p>
      <text:p text:style-name="P61"><text:span text:style-name="T118"><text:tab/></text:span><text:span text:style-name="T106">Clar</text:span><text:span text:style-name="T107">i</text:span><text:span text:style-name="T106">ty ;</text:span><text:span text:style-name="T60"> </text:span><text:span text:style-name="T108">Fairness.</text:span></text:p>
      <text:p text:style-name="P47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62"><text:span text:style-name="T90">Strategies to </text:span><text:span text:style-name="T91">F</text:span><text:span text:style-name="T90">acilitate </text:span><text:span text:style-name="T91">U</text:span><text:span text:style-name="T90">nderstanding the </text:span><text:span text:style-name="T91">P</text:span><text:span text:style-name="T92">urpose</text:span></text:p>
          </table:table-cell>
          <table:covered-table-cell/>
        </table:table-row>
        <table:table-row>
          <table:table-cell table:style-name="Table2.A2" office:value-type="string">
            <text:list xml:id="list1093181373053574445" text:style-name="L2">
              <text:list-item>
                <text:p text:style-name="P179">Why is the <text:span text:style-name="T226">problem important?</text:span></text:p>
              </text:list-item>
              <text:list-item>
                <text:p text:style-name="P179"><text:span text:style-name="T145">Do I understand </text:span><text:span text:style-name="T146">how</text:span><text:span text:style-name="T145"> solving this problem will help me understand mathematics?</text:span></text:p>
              </text:list-item>
            </text:list>
          </table:table-cell>
          <table:table-cell table:style-name="Table2.B2" office:value-type="string">
            <text:list xml:id="list210647234165921" text:continue-numbering="true" text:style-name="L2">
              <text:list-item>
                <text:p text:style-name="P305"><text:span text:style-name="T145">What is the practical </text:span><text:span text:style-name="T169">or therorectical </text:span><text:span text:style-name="T145">importance in </text:span><text:span text:style-name="T169">solving </text:span><text:span text:style-name="T170">the problem</text:span><text:span text:style-name="T145">?</text:span></text:p>
              </text:list-item>
            </text:list>
          </table:table-cell>
        </table:table-row>
      </table:table>
      <text:list xml:id="list210647235169541" text:continue-numbering="true" text:style-name="L2">
        <text:list-header>
          <text:p text:style-name="P308"/>
        </text:list-header>
      </text:list>
      <text:p text:style-name="P89"><text:tab/><text:span text:style-name="T255">Element of Reasoning: </text:span><text:span text:style-name="T256">Information</text:span><text:tab/></text:p>
      <text:p text:style-name="P28"><text:span text:style-name="T2"><text:tab/>The most important</text:span><text:span text:style-name="T17"> information</text:span><text:span text:style-name="T2"> for </text:span><text:span text:style-name="T7">understanding </text:span><text:span text:style-name="T2">the problem is <text:tab/>____________________________________________________________________________</text:span><text:span text:style-name="T120">.</text:span></text:p>
      <text:p text:style-name="P43"><text:span text:style-name="T40"><text:tab/>(Identify key information needed, or presupposed for addressing the problem. Here we are looking for facts or data <text:tab/>relevant</text:span><text:span text:style-name="T41"> to </text:span><text:span text:style-name="T40">the problem, </text:span><text:span text:style-name="T42">What information such as data, and facts </text:span><text:span text:style-name="T43">d</text:span><text:span text:style-name="T42">o I have? What </text:span><text:span text:style-name="T24">information</text:span><text:span text:style-name="T42"> do I need to answer <text:tab/>the question? </text:span></text:p>
      <text:p text:style-name="P120"><text:span text:style-name="T30"><text:tab/></text:span></text:p>
      <text:p text:style-name="P120"><text:span text:style-name="T30"><text:tab/></text:span><text:span text:style-name="T31">The </text:span><text:span text:style-name="T58">Intellectual Standards</text:span><text:span text:style-name="T31"> used to judge the quality of </text:span><text:span text:style-name="T33">Information </text:span><text:span text:style-name="T31">are as follows:</text:span></text:p>
      <text:p text:style-name="P74"><text:span text:style-name="T188"><text:tab/></text:span><text:span text:style-name="T172">Clar</text:span><text:span text:style-name="T173">i</text:span><text:span text:style-name="T172">ty; </text:span><text:span text:style-name="T185"><text:s/></text:span><text:span text:style-name="T231">Precis</text:span><text:span text:style-name="T232">ion;</text:span><text:span text:style-name="T186">; </text:span><text:span text:style-name="T174">Fairness </text:span><text:span text:style-name="T166">; </text:span><text:span text:style-name="T177">Significance</text:span><text:span text:style-name="T166">;</text:span><text:span text:style-name="T167"> </text:span><text:span text:style-name="T175">R</text:span><text:span text:style-name="T176">elevance;</text:span><text:span text:style-name="T168">. </text:span></text:p>
      <text:p text:style-name="P110"><text:tab/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63"><text:span text:style-name="T90">Strategies </text:span><text:span text:style-name="T97">for </text:span><text:span text:style-name="T93">Information</text:span></text:p>
          </table:table-cell>
          <table:covered-table-cell/>
        </table:table-row>
        <table:table-row>
          <table:table-cell table:style-name="Table3.A2" office:value-type="string">
            <text:list xml:id="list1245745111290204903" text:style-name="L3">
              <text:list-item>
                <text:p text:style-name="P306"><text:span text:style-name="T158">W</text:span><text:span text:style-name="T157">hat information relevant to the mathematical situation or problem do I possess, and how is that information accessed and used?</text:span></text:p>
              </text:list-item>
              <text:list-item>
                <text:p text:style-name="P227"><text:span text:style-name="T157">How is </text:span><text:span text:style-name="T227">the information </text:span><text:span text:style-name="T157"><text:s/>connected to the question?</text:span></text:p>
              </text:list-item>
              <text:list-item>
                <text:p text:style-name="P306"><text:span text:style-name="T304">Is some information extraneous?</text:span></text:p>
              </text:list-item>
              <text:list-item>
                <text:p text:style-name="P306"><text:span text:style-name="T160">T</text:span><text:span text:style-name="T161">ranslate information into symbols.</text:span></text:p>
              </text:list-item>
            </text:list>
          </table:table-cell>
          <table:table-cell table:style-name="Table3.B2" office:value-type="string">
            <text:list xml:id="list210647244149601" text:continue-numbering="true" text:style-name="L3">
              <text:list-item>
                <text:p text:style-name="P187"><text:span text:style-name="T353">Do I need to seek new information and data?</text:span></text:p>
              </text:list-item>
              <text:list-item>
                <text:p text:style-name="P188"><text:span text:style-name="T5">Make sure you have gathered sufficient data.</text:span></text:p>
              </text:list-item>
              <text:list-item>
                <text:p text:style-name="P188"><text:span text:style-name="T1">Can I construct a mathematical sentence with information provided?</text:span></text:p>
              </text:list-item>
              <text:list-item>
                <text:p text:style-name="P155"><text:span text:style-name="T326">Am I assuming information is true, rather than knowing that it is, in fact, accurate?</text:span></text:p>
              </text:list-item>
            </text:list>
          </table:table-cell>
        </table:table-row>
      </table:table>
      <text:list xml:id="list3506526815872702263" text:style-name="L4">
        <text:list-header>
          <text:p text:style-name="P319"><text:tab/></text:p>
        </text:list-header>
      </text:list>
      <text:p text:style-name="P320"><text:tab/><text:span text:style-name="T255">Element of Reasoning: </text:span><text:span text:style-name="T257">Concepts</text:span><text:tab/></text:p>
      <text:p text:style-name="P29"><text:span text:style-name="T2"><text:tab/></text:span><text:span text:style-name="T263"> </text:span><text:span text:style-name="T79">The key </text:span><text:span text:style-name="T131">concepts</text:span><text:span text:style-name="T79"> we need to understand in this problem are</text:span><text:span text:style-name="T116"> <text:s text:c="41"/>______________. </text:span></text:p>
      <text:p text:style-name="P29"><text:span text:style-name="T79"><text:tab/></text:span><text:span text:style-name="T80">(</text:span><text:span text:style-name="T125">What concepts or content (theorems, definitions, formulas, </text:span><text:span text:style-name="T128">or procedures</text:span><text:span text:style-name="T125">.) do we need to understand for reaching <text:tab/>a solution?</text:span><text:span text:style-name="T126">)</text:span><text:span text:style-name="T265"><text:tab/></text:span></text:p>
      <text:p text:style-name="P106"/>
      <text:p text:style-name="P36"><text:span text:style-name="T30"><text:tab/></text:span><text:span text:style-name="T31">The </text:span><text:span text:style-name="T58">Intellectual Standards</text:span><text:span text:style-name="T31"> used to judge the quality of my understanding of the </text:span><text:span text:style-name="T33">concepts needed to understand <text:tab/>and solve this </text:span><text:span text:style-name="T31">problem are as follows: </text:span><text:span text:style-name="T233">Clar</text:span><text:span text:style-name="T234">i</text:span><text:span text:style-name="T233">ty </text:span><text:span text:style-name="T221">; </text:span><text:span text:style-name="T236">Accurate</text:span><text:span text:style-name="T225">; </text:span><text:span text:style-name="T236">Precis</text:span><text:span text:style-name="T232">ion</text:span><text:span text:style-name="T225">-; </text:span><text:span text:style-name="T232">Fairness</text:span><text:span text:style-name="T1">; </text:span><text:span text:style-name="T232">Significance</text:span><text:span text:style-name="T1"> <text:s/></text:span><text:span text:style-name="T237">R</text:span><text:span text:style-name="T238">elevance.</text:span></text:p>
      <text:p text:style-name="P111"><text:tab/></text:p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64"><text:span text:style-name="T90">Strategies </text:span><text:span text:style-name="T96">for</text:span><text:span text:style-name="T90"> </text:span><text:span text:style-name="T96">I</text:span><text:span text:style-name="T93">dentify</text:span><text:span text:style-name="T96">ing</text:span><text:span text:style-name="T93"> </text:span><text:span text:style-name="T96">and Applying </text:span><text:span text:style-name="T94">Concepts</text:span></text:p>
          </table:table-cell>
          <table:covered-table-cell/>
        </table:table-row>
        <table:table-row>
          <table:table-cell table:style-name="Table4.A2" office:value-type="string">
            <text:list xml:id="list9031238545331269343" text:style-name="L5">
              <text:list-item>
                <text:p text:style-name="P148">What concepts or content <text:span text:style-name="T354">are</text:span> related to the problem?</text:p>
              </text:list-item>
              <text:list-item>
                <text:p text:style-name="P194">Can you explain the main concept<text:span text:style-name="T354">(s)</text:span> behind the problem in your own words?</text:p>
              </text:list-item>
              <text:list-item>
                <text:p text:style-name="P198">Am I using the concepts accurately?</text:p>
              </text:list-item>
              <text:list-item>
                <text:p text:style-name="P190">Can you <text:span text:style-name="T354">describe how </text:span>new <text:span text:style-name="T324">content, needed to solve this problem, is/are related </text:span>to previous <text:span text:style-name="T354">concepts that I have </text:span>learn<text:span text:style-name="T354">ed</text:span>?</text:p>
              </text:list-item>
            </text:list>
          </table:table-cell>
          <table:table-cell table:style-name="Table4.B2" office:value-type="string">
            <text:list xml:id="list210647256162596" text:continue-numbering="true" text:style-name="L5">
              <text:list-item>
                <text:p text:style-name="P189">How are concepts/content relevant to the problem and how will information be related to content?</text:p>
              </text:list-item>
              <text:list-item>
                <text:p text:style-name="P199">Are there <text:span text:style-name="T322">relevant concepts or content</text:span> that I need to review <text:span text:style-name="T322">and internalize</text:span> before proceeding with my solution plan? - <text:span text:style-name="T323">SEEI new content.</text:span></text:p>
              </text:list-item>
              <text:list-item>
                <text:p text:style-name="P192"><text:span text:style-name="T1">R</text:span>eview <text:span text:style-name="T355">explaination of concepts u</text:span>sing <text:span text:style-name="T355">Intellectual </text:span>Standards.</text:p>
              </text:list-item>
            </text:list>
            <text:p text:style-name="P200"/>
          </table:table-cell>
        </table:table-row>
      </table:table>
      <text:list xml:id="list8881003032219186435" text:style-name="L6">
        <text:list-header>
          <text:p text:style-name="P157"/>
        </text:list-header>
      </text:list>
      <text:p text:style-name="P165"><text:tab/></text:p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><text:soft-page-break/><text:tab/>Element of Reasoning: Assumptions</text:p>
      <text:p text:style-name="P52"><text:span text:style-name="T228"><text:tab/></text:span><text:span text:style-name="T274">The main assumption(s) underlying our understanding of the problem is (are) <text:tab/>___________________________________________________________________.</text:span></text:p>
      <text:p text:style-name="P57"><text:span text:style-name="T310"><text:tab/>(What is the author or problem as stated taking for granted? </text:span><text:span text:style-name="T311">What assumptions are we making? Are our <text:tab/>assumptions justifiable? </text:span><text:span text:style-name="T310">Assumptions are </text:span><text:span text:style-name="T311">generalizations that might be questioned and are most often <text:tab/>unstated.)</text:span></text:p>
      <text:p text:style-name="P128"/>
      <text:p text:style-name="P94"><text:span text:style-name="T39"><text:tab/>The </text:span><text:span text:style-name="T57">Intellectual Standards</text:span><text:span text:style-name="T39"> used to judge the quality </text:span><text:span text:style-name="T48">and reasonableness </text:span><text:span text:style-name="T39">of my </text:span><text:span text:style-name="T48">assumptions </text:span><text:span text:style-name="T46">needed to understand <text:tab/>and solve this </text:span><text:span text:style-name="T39">problem are as follows: </text:span><text:span text:style-name="T231">Clar</text:span><text:span text:style-name="T239">i</text:span><text:span text:style-name="T231">ty</text:span> ;<text:span text:style-name="T47"> </text:span><text:span text:style-name="T25">Accurate</text:span><text:span text:style-name="T47">; </text:span><text:span text:style-name="T26">relevance</text:span><text:span text:style-name="T52">; </text:span><text:span text:style-name="T26">significance.</text:span></text:p>
      <text:p text:style-name="P280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65"><text:span text:style-name="T90">Strategies </text:span><text:span text:style-name="T97">for</text:span><text:span text:style-name="T93"> </text:span><text:span text:style-name="T95">Assumptions</text:span></text:p>
          </table:table-cell>
          <table:covered-table-cell/>
        </table:table-row>
        <table:table-row>
          <table:table-cell table:style-name="Table5.A2" office:value-type="string">
            <text:list xml:id="list3097368066535384347" text:style-name="L7">
              <text:list-item>
                <text:p text:style-name="P150">Identify assumptions</text:p>
              </text:list-item>
              <text:list-item>
                <text:p text:style-name="P245">Am I assuming information is accurate rather than simply accept it as true?</text:p>
              </text:list-item>
              <text:list-item>
                <text:p text:style-name="P246"><text:span text:style-name="T326">Do </text:span>my assumptions make sense?</text:p>
                <text:p text:style-name="P266"/>
              </text:list-item>
            </text:list>
          </table:table-cell>
          <table:table-cell table:style-name="Table5.B2" office:value-type="string">
            <text:list xml:id="list210647269142212" text:continue-numbering="true" text:style-name="L7">
              <text:list-item>
                <text:p text:style-name="P269">Consider the impact of alternative or unexpressed assumptions.</text:p>
              </text:list-item>
              <text:list-item>
                <text:p text:style-name="P267">Consider the impact of removing assumption<text:span text:style-name="T357">Do </text:span><text:span text:style-name="T356">my assumptions make sense?</text:span></text:p>
              </text:list-item>
              <text:list-item>
                <text:p text:style-name="P193"><text:span text:style-name="T1">R</text:span><text:span text:style-name="T356">eview </text:span><text:span text:style-name="T355">explaination of concepts u</text:span><text:span text:style-name="T356">sing </text:span><text:span text:style-name="T355">Intellectual </text:span><text:span text:style-name="T356">Standards..</text:span></text:p>
              </text:list-item>
            </text:list>
          </table:table-cell>
        </table:table-row>
      </table:table>
      <text:p text:style-name="P79"/>
      <text:p text:style-name="P79"><text:tab/><text:span text:style-name="T280">Element of Reasoning: </text:span><text:span text:style-name="T282">Inferences and Interpretations </text:span></text:p>
      <text:p text:style-name="P3"><text:span text:style-name="T330"><text:tab/></text:span><text:span text:style-name="T276">T</text:span><text:span text:style-name="T77">he basis for our </text:span><text:span text:style-name="T117">inferences </text:span><text:span text:style-name="T77">and </text:span><text:span text:style-name="T117">interpretations</text:span><text:span text:style-name="T77"> at this point are</text:span><text:span text:style-name="T76"> <text:tab/>___________</text:span><text:span text:style-name="T89">_____________________________________________.</text:span></text:p>
      <text:p text:style-name="P12"><text:span text:style-name="T207"><text:tab/></text:span><text:span text:style-name="T149">(Is there another way to interpret the information? Can I justify my interpretation of the <text:tab/>information or problem to <text:tab/>be solved? Have I made any inferences </text:span><text:span text:style-name="T191">about the problem </text:span><text:span text:style-name="T149">beyond what the </text:span><text:span text:style-name="T190">evidence implies? Are my inferences <text:tab/>consistent?)</text:span></text:p>
      <text:p text:style-name="P283"><text:tab/></text:p>
      <text:p text:style-name="P100"><text:span text:style-name="T118"><text:tab/>The </text:span><text:span text:style-name="T130">Intellectual Standards</text:span><text:span text:style-name="T118"> used to judge the quality </text:span><text:span text:style-name="T121">and reasonableness </text:span><text:span text:style-name="T118">of my </text:span><text:span text:style-name="T121">assumptions </text:span><text:span text:style-name="T122">needed to understand <text:tab/></text:span><text:span text:style-name="T123">the Question(s) or P</text:span><text:span text:style-name="T118">roblem</text:span><text:span text:style-name="T123">(s)</text:span><text:span text:style-name="T118"> are as follows: </text:span><text:span text:style-name="T113">Clar</text:span><text:span text:style-name="T114">i</text:span><text:span text:style-name="T113">ty; </text:span><text:span text:style-name="T60"><text:s/></text:span><text:span text:style-name="T113">Accurate</text:span><text:span text:style-name="T60">; </text:span><text:span text:style-name="T20">Precise</text:span><text:span text:style-name="T61">; </text:span><text:span text:style-name="T115">Fairness</text:span><text:span text:style-name="T62">; </text:span><text:span text:style-name="T115">Breadth;</text:span><text:span text:style-name="T63"> </text:span><text:span text:style-name="T110">Significance</text:span><text:span text:style-name="T67"> <text:tab/></text:span></text:p>
      <text:p text:style-name="P247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66"><text:span text:style-name="T90">Strategies </text:span><text:span text:style-name="T96">for Interpreting and </text:span><text:span text:style-name="T97">M</text:span><text:span text:style-name="T96">aking Inferences</text:span></text:p>
          </table:table-cell>
          <table:covered-table-cell/>
        </table:table-row>
        <table:table-row>
          <table:table-cell table:style-name="Table6.A2" office:value-type="string">
            <text:list xml:id="list666992719202791660" text:style-name="L8">
              <text:list-item>
                <text:p text:style-name="P201">Are my inferences reasonable?</text:p>
              </text:list-item>
              <text:list-item>
                <text:p text:style-name="P180">Have I <text:span text:style-name="T355">considered</text:span> other inormation that can be reasonably infered from the information provided?</text:p>
                <text:p text:style-name="P226"/>
              </text:list-item>
            </text:list>
          </table:table-cell>
          <table:table-cell table:style-name="Table6.B2" office:value-type="string">
            <text:list xml:id="list210647282169119" text:continue-numbering="true" text:style-name="L8">
              <text:list-item>
                <text:p text:style-name="P215">Am I interpreting <text:span text:style-name="T360">information</text:span> correctly (graphs, charts, etc.)?</text:p>
              </text:list-item>
              <text:list-item>
                <text:p text:style-name="P202">Is there another way to interpret the information?</text:p>
              </text:list-item>
              <text:list-item>
                <text:p text:style-name="P202"><text:span text:style-name="T1">Review inferences using Intellectual Standards..</text:span></text:p>
              </text:list-item>
            </text:list>
          </table:table-cell>
        </table:table-row>
      </table:table>
      <text:p text:style-name="P84"/>
      <text:p text:style-name="P91"><text:tab/><text:span text:style-name="T280">Element of Reasoning: </text:span><text:span text:style-name="T281">Conclusions or Implications </text:span></text:p>
      <text:p text:style-name="P4"><text:span text:style-name="T330"><text:tab/></text:span><text:span text:style-name="T331">T</text:span><text:span text:style-name="T78">he most important </text:span><text:span text:style-name="T136">conclusion(s)</text:span><text:span text:style-name="T78"> </text:span><text:span text:style-name="T198">that I have made </text:span><text:span text:style-name="T78">in </text:span><text:span text:style-name="T197">understanding </text:span><text:span text:style-name="T78">this problem is <text:tab/>(are)____________________________________________________________________.</text:span></text:p>
      <text:p text:style-name="P18"><text:span text:style-name="T49"><text:tab/>(</text:span><text:span text:style-name="T50">Does my </text:span><text:span text:style-name="T53">statement of the problem</text:span><text:span text:style-name="T50"> make sense within the con</text:span><text:span text:style-name="T53">ditons provided?</text:span><text:span text:style-name="T50"> <text:tab/>Can </text:span><text:span text:style-name="T53">this problem</text:span><text:span text:style-name="T50"> be extended to <text:tab/>other types of problems? <text:s/></text:span><text:span text:style-name="T43">Can I present my </text:span><text:span text:style-name="T53">understanding <text:s/>of the problem</text:span><text:span text:style-name="T43"> </text:span><text:span text:style-name="T53">u</text:span><text:span text:style-name="T43">sing a clear coherent argument <text:tab/>reflecting </text:span><text:span text:style-name="T53">its </text:span><text:span text:style-name="T43">sophistication </text:span><text:span text:style-name="T53">or complexity?</text:span><text:span text:style-name="T51">)</text:span></text:p>
      <text:p text:style-name="P284"><text:tab/></text:p>
      <text:p text:style-name="P101"><text:span text:style-name="T118"><text:tab/>The </text:span><text:span text:style-name="T130">Intellectual Standards</text:span><text:span text:style-name="T118"> used to judge the quality of my </text:span><text:span text:style-name="T123">Conclusion and Interpretation of the Question at hand <text:tab/></text:span><text:span text:style-name="T124">are</text:span><text:span text:style-name="T118">: </text:span><text:span text:style-name="T113">Clar</text:span><text:span text:style-name="T114">i</text:span><text:span text:style-name="T113">ty</text:span><text:span text:style-name="T60"> – </text:span><text:span text:style-name="T113">Accurate</text:span><text:span text:style-name="T60">; </text:span><text:span text:style-name="T20">Precise</text:span><text:span text:style-name="T2">-</text:span><text:span text:style-name="T61">; </text:span><text:span text:style-name="T115">Fairness</text:span><text:span text:style-name="T62"> ; </text:span><text:span text:style-name="T115">Breadth;</text:span><text:span text:style-name="T109"> </text:span><text:span text:style-name="T110">Significance.</text:span><text:span text:style-name="T67"> 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67"><text:span text:style-name="T99">Strate</text:span><text:span text:style-name="T90">gies </text:span><text:span text:style-name="T96">for </text:span><text:span text:style-name="T98">Conclusions</text:span></text:p>
          </table:table-cell>
          <table:covered-table-cell/>
        </table:table-row>
        <table:table-row table:style-name="Table7.2">
          <table:table-cell table:style-name="Table7.A2" office:value-type="string">
            <text:list xml:id="list664079024205311331" text:style-name="L9">
              <text:list-item>
                <text:p text:style-name="P325"><text:span text:style-name="Emphasis"><text:span text:style-name="T317">Has my understanding of the problem changed? If so, how?</text:span></text:span></text:p>
              </text:list-item>
              <text:list-item>
                <text:p text:style-name="P315"><text:span text:style-name="Emphasis"><text:span text:style-name="T81">What strategies were </text:span></text:span><text:span text:style-name="Emphasis"><text:span text:style-name="T204">the </text:span></text:span><text:span text:style-name="Emphasis"><text:span text:style-name="T81">most helpful </text:span></text:span><text:span text:style-name="Emphasis"><text:span text:style-name="T204">to me</text:span></text:span><text:span text:style-name="Emphasis"><text:span text:style-name="T81"> in understanding the problem? </text:span></text:span></text:p>
                <text:p text:style-name="P288"/>
              </text:list-item>
            </text:list>
          </table:table-cell>
          <table:table-cell table:style-name="Table7.B2" office:value-type="string">
            <text:list xml:id="list210647294142863" text:continue-numbering="true" text:style-name="L9">
              <text:list-item>
                <text:p text:style-name="P151"><text:span text:style-name="T194">What would I do differently next time </text:span><text:span text:style-name="T195">to better understanding math problems</text:span><text:span text:style-name="T194">?</text:span></text:p>
              </text:list-item>
            </text:list>
          </table:table-cell>
        </table:table-row>
      </table:table>
      <text:p text:style-name="P80"/>
      <text:p text:style-name="Text_20_body"><text:span text:style-name="T338"><text:tab/></text:span><text:span text:style-name="T151">Element of Reasoning: </text:span><text:span text:style-name="T150">Point(s) of View </text:span></text:p>
      <text:p text:style-name="P55"><text:span text:style-name="T336"><text:tab/></text:span>T<text:span text:style-name="T260">he main point(s) of view or perspective(s) represented in this problem is (are)?<text:tab/>___________________________________________________________.</text:span></text:p>
      <text:p text:style-name="P116"><text:tab/>(Could I <text:span text:style-name="T361">state </text:span>the problem different<text:span text:style-name="T361">ly</text:span>? How can we check <text:span text:style-name="T361">my understanding</text:span>? ) Can I check if my understanding is <text:tab/>accurate?</text:p>
      <text:p text:style-name="P8"><text:tab/></text:p>
      <text:p text:style-name="P48"><text:span text:style-name="T1"><text:tab/>The </text:span><text:span text:style-name="T258">Intellectual Standards</text:span><text:span text:style-name="T1"> used to judge the quality and reasonableness of my assumptions needed to understand <text:tab/>and solve this problem are as follows: </text:span><text:span text:style-name="T245">Clar</text:span><text:span text:style-name="T246">i</text:span><text:span text:style-name="T245">ty</text:span><text:span text:style-name="T249"> ; </text:span><text:span text:style-name="T245">Accurate</text:span><text:span text:style-name="T249">; </text:span><text:span text:style-name="T232">Precise</text:span><text:span text:style-name="T250">; </text:span><text:span text:style-name="T247">Fairness</text:span><text:span text:style-name="T251"> ; </text:span><text:span text:style-name="T247">Breadth</text:span><text:span text:style-name="T251">-;</text:span><text:span text:style-name="T243"> </text:span><text:span text:style-name="T248">Logic.</text:span></text:p>
      <text:p text:style-name="P48"/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67"><text:span text:style-name="T99">Strate</text:span><text:span text:style-name="T90">gies </text:span><text:span text:style-name="T96">for </text:span><text:span text:style-name="T102">Point of View</text:span></text:p>
          </table:table-cell>
          <table:covered-table-cell/>
        </table:table-row>
        <table:table-row>
          <table:table-cell table:style-name="Table9.A2" office:value-type="string">
            <text:list xml:id="list4659864205813653433" text:style-name="L10">
              <text:list-item>
                <text:p text:style-name="P307">Can I check if my understanding is accurate?</text:p>
              </text:list-item>
              <text:list-item>
                <text:p text:style-name="P309"><text:span text:style-name="Emphasis"><text:span text:style-name="T208">C</text:span></text:span><text:span text:style-name="Emphasis"><text:span text:style-name="T209">ould I restate the question differently?</text:span></text:span></text:p>
              </text:list-item>
            </text:list>
          </table:table-cell>
          <table:table-cell table:style-name="Table9.B2" office:value-type="string">
            <text:list xml:id="list210647301153897" text:continue-numbering="true" text:style-name="L10">
              <text:list-item>
                <text:p text:style-name="P195">Can you articulate another reasonable way of <text:s/>looking at the issue?</text:p>
              </text:list-item>
              <text:list-item>
                <text:p text:style-name="P195"><text:span text:style-name="Emphasis"><text:span text:style-name="T244">Apply the *Intellectual Standards to Elements of Reasoning.</text:span></text:span></text:p>
              </text:list-item>
            </text:list>
          </table:table-cell>
        </table:table-row>
      </table:table>
      <text:p text:style-name="P92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><text:soft-page-break/>II. <text:tab/><text:span text:style-name="T361">D</text:span>evise a plan (Polya step 2):</text:p>
      <text:p text:style-name="P136"><text:span text:style-name="T255"><text:tab/>Element of Reasoning: Key Question</text:span></text:p>
      <text:p text:style-name="P135"><text:span text:style-name="T22"><text:tab/></text:span><text:span text:style-name="T23">Based on my understanding of the problem, the plan I have devised for its solution plan is <text:tab/></text:span><text:span text:style-name="T2">____________________________</text:span></text:p>
      <text:p text:style-name="P37"><text:span text:style-name="T27"><text:tab/>(</text:span><text:span text:style-name="T28">What is the </text:span><text:span text:style-name="T35">plan for achieving a solution to the </text:span><text:span text:style-name="T28">pro</text:span><text:span text:style-name="T29">b</text:span><text:span text:style-name="T28">lem?</text:span><text:span text:style-name="T30">)</text:span></text:p>
      <text:p text:style-name="P107"/>
      <text:p text:style-name="P37"><text:span text:style-name="T30"><text:tab/></text:span><text:span text:style-name="T31">The </text:span><text:span text:style-name="T58">Intellectual Standards</text:span><text:span text:style-name="T31"> used to judge the quality of my </text:span><text:span text:style-name="T35">solution plan</text:span><text:span text:style-name="T31"> are as follows:</text:span></text:p>
      <text:p text:style-name="P85"><text:span text:style-name="T118"><text:tab/></text:span><text:span text:style-name="T132">Clar</text:span><text:span text:style-name="T133">i</text:span><text:span text:style-name="T132">ty</text:span><text:span text:style-name="T137">; </text:span><text:span text:style-name="T134">Accuracy</text:span><text:span text:style-name="T138">; </text:span><text:span text:style-name="T134">Relevance</text:span><text:span text:style-name="T138">;</text:span><text:span text:style-name="T134"> Breadth</text:span><text:span text:style-name="T138">, </text:span><text:span text:style-name="T134">Depth</text:span><text:span text:style-name="T138">; </text:span><text:span text:style-name="T13">Precis</text:span><text:span text:style-name="T15">ion;</text:span><text:span text:style-name="T139"> </text:span><text:span text:style-name="T135">Fairness</text:span><text:span text:style-name="T119">.</text:span></text:p>
      <text:p text:style-name="P112"/>
      <text:p text:style-name="P112"><text:tab/></text:p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68"><text:span text:style-name="T90">Strategies to </text:span><text:span text:style-name="T91">F</text:span><text:span text:style-name="T90">acilitate </text:span><text:span text:style-name="T100">Devise a Plan</text:span></text:p>
          </table:table-cell>
          <table:covered-table-cell/>
        </table:table-row>
        <table:table-row>
          <table:table-cell table:style-name="Table8.A2" office:value-type="string">
            <text:list xml:id="list3400759218457006528" text:style-name="L40">
              <text:list-item>
                <text:p text:style-name="P331"><text:span text:style-name="T339">R</text:span>eview the question and organize information and concepts <text:span text:style-name="T362">identified</text:span></text:p>
              </text:list-item>
              <text:list-item>
                <text:p text:style-name="P331"><text:span text:style-name="T302">Are there relevant concepts or content that I need to review and internalize before proceeding with my solution plan?</text:span></text:p>
              </text:list-item>
              <text:list-item>
                <text:p text:style-name="P331"><text:span text:style-name="T302">What </text:span><text:span text:style-name="T242">questions</text:span><text:span text:style-name="T363"> </text:span>d<text:span text:style-name="T363">o I have before I can begin to devise a solution plan? </text:span></text:p>
              </text:list-item>
              <text:list-item>
                <text:p text:style-name="P331"> Find the connection between the data and the unknown. You may be obliged to consider auxiliary problems if an immediate connection cannot be found. </text:p>
              </text:list-item>
              <text:list-item>
                <text:p text:style-name="P331">Have you seen it before? Or have you seen the same problem in a slightly different form?</text:p>
              </text:list-item>
              <text:list-item>
                <text:p text:style-name="P329"><text:span text:style-name="Emphasis"><text:span text:style-name="T296">Do you know a related problem?</text:span></text:span><text:span text:style-name="T375"> Do you know a theorem that could be useful?</text:span></text:p>
              </text:list-item>
              <text:list-item>
                <text:p text:style-name="P329"><text:span text:style-name="Emphasis"><text:span text:style-name="T219">Look at the unknown!</text:span></text:span><text:span text:style-name="T219"> And try to think of a familiar problem having the same or a similar unknown.</text:span></text:p>
              </text:list-item>
              <text:list-item>
                <text:p text:style-name="P329"><text:span text:style-name="Emphasis"><text:span text:style-name="T296">Here is a problem related to yours and solved before. Could you use it?</text:span></text:span><text:span text:style-name="T375"> Could you use its result? Could you use its method? Should you introduce some auxiliary element in order to make its use possible?</text:span><text:span text:style-name="T376"> Could you use its result? Could you use its method? Should you introduce</text:span></text:p>
              </text:list-item>
              <text:list-item>
                <text:p text:style-name="P331"><text:span text:style-name="T364">ranslate information (knowns and unknowns) into appropriate representation -symbols, graphs, tables (see appendix on representations) </text:span></text:p>
              </text:list-item>
              <text:list-item>
                <text:p text:style-name="P331"><text:span text:style-name="T224">Breakdown problem <text:s/>- </text:span><text:span text:style-name="T235">simplification</text:span><text:span text:style-name="T224"> – </text:span><text:span text:style-name="T223">Identify goals and sub-goals- </text:span><text:span text:style-name="T224">actions and strategies</text:span></text:p>
              </text:list-item>
              <text:list-item>
                <text:p text:style-name="P331"><text:span text:style-name="T223">Provide scaffolding for difficult problems (e.g., break them into smaller and simpler problems, give hints about possible strategies, or provide partial solutions).</text:span><text:span text:style-name="T364">-</text:span></text:p>
              </text:list-item>
              <text:list-item>
                <text:p text:style-name="P331"><text:span text:style-name="T307">D</text:span><text:span text:style-name="T308">evelop a line of reasoning – Map and explain the plan – </text:span><text:span text:style-name="T309">prepare to </text:span><text:span text:style-name="T318">bring in the solution</text:span></text:p>
              </text:list-item>
              <text:list-item>
                <text:p text:style-name="P331"><text:span text:style-name="T367">Reflect on possible strategies - <text:s/>allow for the fact that more than one strategy may be needed to solve a given problem and that problems may</text:span></text:p>
              </text:list-item>
              <text:list-item>
                <text:p text:style-name="P331"><text:span text:style-name="T362">W</text:span>rite what <text:span text:style-name="T362">I</text:span> do or do not understand</text:p>
              </text:list-item>
              <text:list-item>
                <text:p text:style-name="P331">Can you break the problem into parts</text:p>
              </text:list-item>
              <text:list-item>
                <text:p text:style-name="P331">Can you solve part of the problem?</text:p>
              </text:list-item>
              <text:list-item>
                <text:p text:style-name="P314"><text:span text:style-name="T214">E</text:span><text:span text:style-name="T215">stimate <text:s/>- round up or down to determine a possible solution</text:span></text:p>
              </text:list-item>
              <text:list-item>
                <text:p text:style-name="P314"><text:span text:style-name="T214">G</text:span><text:span text:style-name="T215">uess and check – does the guess fit the conditions in the problem – </text:span><text:span text:style-name="T216">revise 1</text:span><text:span text:style-name="T211">st</text:span><text:span text:style-name="T216"> estimate, 2</text:span><text:span text:style-name="T211">nd </text:span><text:span text:style-name="T216">estimate and so o</text:span><text:span text:style-name="T217">n</text:span></text:p>
              </text:list-item>
              <text:list-item>
                <text:p text:style-name="P331">Use direct reasoning</text:p>
              </text:list-item>
              <text:list-item>
                <text:p text:style-name="P329"><text:span text:style-name="Emphasis"><text:span text:style-name="T372">Eliminate possibilities </text:span></text:span><text:span text:style-name="Emphasis"><text:span text:style-name="T373">in</text:span></text:span><text:span text:style-name="Emphasis"><text:span text:style-name="T372"> situations where there is a set of possible answers and a set of criteria the answer must meet. </text:span></text:span><text:span text:style-name="Emphasis"><text:span text:style-name="T373">(see appendix</text:span></text:span><text:span text:style-name="Emphasis"><text:span text:style-name="T374">)</text:span></text:span></text:p>
              </text:list-item>
            </text:list>
          </table:table-cell>
          <table:table-cell table:style-name="Table8.B2" office:value-type="string">
            <text:list xml:id="list210647323151691" text:continue-numbering="true" text:style-name="L40">
              <text:list-item>
                <text:p text:style-name="P331">What resources will I need to answer the question?</text:p>
              </text:list-item>
              <text:list-item>
                <text:p text:style-name="P331">What questions are emerging as <text:span text:style-name="T362">I </text:span>think <text:span text:style-name="T362">my</text:span>r way through the plan?</text:p>
              </text:list-item>
              <text:list-item>
                <text:p text:style-name="P331"><text:span text:style-name="T364">Draw a visual representation of the problem – picture of what I am thinking. Consider using a picture <text:s/>chart or concept map for developing a mental model.</text:span></text:p>
              </text:list-item>
              <text:list-item>
                <text:p text:style-name="P331"><text:span text:style-name="T368">Thinking maps were developed two decades ago by Dr. David Hyerle to improve reading comprehension, writing, problem-solving and reasoning. A circle map shows context, a flow map sequencing, and a tree map classifying and grouping. Lightfoot draws thinking maps when teaching writing and literature to her kindergartners, many of w</text:span></text:p>
              </text:list-item>
              <text:list-item>
                <text:p text:style-name="P331"><text:span text:style-name="T364">Explain why the plan might work.</text:span></text:p>
              </text:list-item>
              <text:list-item>
                <text:p text:style-name="P331">Estimate (quantitiy, measure or magnitude)</text:p>
              </text:list-item>
              <text:list-item>
                <text:p text:style-name="P331">Revise 1<text:span text:style-name="T366">st</text:span> estimane, 2<text:span text:style-name="T366">nd</text:span> and so on</text:p>
              </text:list-item>
              <text:list-item>
                <text:p text:style-name="P331"><text:span text:style-name="T378">C</text:span>onsider auxiliary problem solution plan if not accessible, then rewrite plan</text:p>
              </text:list-item>
              <text:list-item>
                <text:p text:style-name="P331"><text:s/>Could you restate the problem? Could you restate it still di#erently? Go</text:p>
              </text:list-item>
              <text:list-item>
                <text:p text:style-name="P331">Could you imagine a more accessible related problem? A more general problem? A more special problem? An analogous problem? Couldyou solve a part of the problem? Keep only a part of the condition, drop the other part; how far is the unknown then determined, how can it vary?</text:p>
              </text:list-item>
              <text:list-item>
                <text:p text:style-name="P331">Could you derive something useful from the data? Could you think of</text:p>
              </text:list-item>
              <text:list-item>
                <text:p text:style-name="P331">Did you use all the data? Did you use the whole condition?</text:p>
              </text:list-item>
              <text:list-item>
                <text:p text:style-name="P331">Have youtaken into account all essential</text:p>
              </text:list-item>
              <text:list-item>
                <text:p text:style-name="P331"><text:span text:style-name="T328">Other approaches:</text:span></text:p>
              </text:list-item>
            </text:list>
            <text:list xml:id="list251870141575390197" text:style-name="L42">
              <text:list-item>
                <text:p text:style-name="P332"><text:span text:style-name="T327">Guess and check</text:span></text:p>
              </text:list-item>
              <text:list-item>
                <text:p text:style-name="P332"><text:span text:style-name="T369">Look for a pattern</text:span></text:p>
              </text:list-item>
              <text:list-item>
                <text:p text:style-name="P332"><text:span text:style-name="T369">Work backwards</text:span></text:p>
              </text:list-item>
              <text:list-item>
                <text:p text:style-name="P332"><text:s/>Make an orderly l<text:span text:style-name="T370">ist</text:span></text:p>
              </text:list-item>
              <text:list-item>
                <text:p text:style-name="P332">Eliminate possibilities</text:p>
              </text:list-item>
              <text:list-item>
                <text:p text:style-name="P332">Solve a simpler problem</text:p>
              </text:list-item>
              <text:list-item>
                <text:p text:style-name="P332">Use symmetry</text:p>
              </text:list-item>
              <text:list-item>
                <text:p text:style-name="P332">Solve an equation </text:p>
              </text:list-item>
              <text:list-item>
                <text:p text:style-name="P332">Use a model</text:p>
              </text:list-item>
              <text:list-item>
                <text:p text:style-name="P332">Use a formulaConsider special cases</text:p>
              </text:list-item>
              <text:list-item>
                <text:p text:style-name="P332"><text:span text:style-name="T370">making a list</text:span></text:p>
              </text:list-item>
            </text:list>
            <text:list xml:id="list8668451625073806404" text:style-name="L44">
              <text:list-item>
                <text:p text:style-name="P333">acting out the problem</text:p>
              </text:list-item>
              <text:list-item>
                <text:p text:style-name="P333">guess and check</text:p>
              </text:list-item>
              <text:list-item>
                <text:p text:style-name="P333"><text:soft-page-break/>finding a pattern</text:p>
              </text:list-item>
              <text:list-item>
                <text:p text:style-name="P333">making and using model</text:p>
              </text:list-item>
              <text:list-item>
                <text:p text:style-name="P333">using formulas</text:p>
              </text:list-item>
              <text:list-item>
                <text:p text:style-name="P333">choosing an operation</text:p>
              </text:list-item>
            </text:list>
            <text:p text:style-name="P330"/>
          </table:table-cell>
        </table:table-row>
      </table:table>
      <text:p text:style-name="P147"/>
      <text:p text:style-name="P30"><text:tab/></text:p>
      <text:p text:style-name="P30"><text:tab/><text:span text:style-name="T255">Element of Reasoning: </text:span><text:span text:style-name="T256">Information</text:span><text:tab/></text:p>
      <text:p text:style-name="P30"><text:span text:style-name="T2"><text:tab/>The most important</text:span><text:span text:style-name="T17"> information</text:span><text:span text:style-name="T2"> for addressing and solving the problem is <text:tab/>____________________________________________________________________________</text:span><text:span text:style-name="T120">.</text:span></text:p>
      <text:p text:style-name="P44"><text:span text:style-name="T40"><text:tab/>(Identify key information needed, or presupposed for addressing the problem. Here we are looking for facts or data <text:tab/>relevant</text:span><text:span text:style-name="T41"> to </text:span><text:span text:style-name="T40">the problem, </text:span><text:span text:style-name="T42">What information such as data, and facts </text:span><text:span text:style-name="T43">d</text:span><text:span text:style-name="T42">o I have? What </text:span><text:span text:style-name="T24">information</text:span><text:span text:style-name="T42"> do I need to answer <text:tab/>the question? Does it seem that some </text:span><text:span text:style-name="T24">information</text:span><text:span text:style-name="T42"> is still missing? </text:span><text:span text:style-name="T44">H</text:span><text:span text:style-name="T45">ow is information </text:span><text:span text:style-name="T44">to be </text:span><text:span text:style-name="T45">accessed and used?</text:span><text:span text:style-name="T41">)</text:span></text:p>
      <text:p text:style-name="P107"/>
      <text:p text:style-name="P37"><text:span text:style-name="T30"><text:tab/></text:span><text:span text:style-name="T31">The </text:span><text:span text:style-name="T58">Intellectual Standards</text:span><text:span text:style-name="T31"> used to judge the quality of </text:span><text:span text:style-name="T33">Information </text:span><text:span text:style-name="T31">are as follows:</text:span></text:p>
      <text:p text:style-name="P75"><text:span text:style-name="T188"><text:tab/></text:span><text:span text:style-name="T172">Clar</text:span><text:span text:style-name="T173">i</text:span><text:span text:style-name="T172">ty </text:span><text:span text:style-name="T185">; </text:span><text:span text:style-name="T231">Precis</text:span><text:span text:style-name="T232">ion</text:span>-<text:span text:style-name="T186"> </text:span><text:span text:style-name="T174">Fairness</text:span><text:span text:style-name="T166">s;</text:span><text:span text:style-name="T177"> Significance</text:span><text:span text:style-name="T166">;</text:span><text:span text:style-name="T167"> </text:span><text:span text:style-name="T175">R</text:span><text:span text:style-name="T176">elevance;</text:span><text:span text:style-name="T168">. </text:span></text:p>
      <text:p text:style-name="P112"><text:tab/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68"><text:span text:style-name="T90">Strategies </text:span><text:span text:style-name="T97">for </text:span><text:span text:style-name="T93">Information</text:span></text:p>
          </table:table-cell>
          <table:covered-table-cell/>
        </table:table-row>
        <table:table-row>
          <table:table-cell table:style-name="Table10.A2" office:value-type="string">
            <text:list xml:id="list6272180267755260916" text:style-name="L12">
              <text:list-item>
                <text:p text:style-name="P254">How can the information be used?</text:p>
              </text:list-item>
              <text:list-item>
                <text:p text:style-name="P254">Do I need to seek new information and data.?Make sure you have gathered sufficient data</text:p>
              </text:list-item>
              <text:list-item>
                <text:p text:style-name="P310"><text:span text:style-name="T213">Am I considering all of the information or data provided in the problem</text:span><text:span text:style-name="T212">?</text:span></text:p>
                <text:p text:style-name="P255"/>
              </text:list-item>
            </text:list>
          </table:table-cell>
          <table:table-cell table:style-name="Table10.B2" office:value-type="string">
            <text:list xml:id="list210647344140166" text:continue-numbering="true" text:style-name="L12">
              <text:list-item>
                <text:p text:style-name="P302">What information is extraneous?</text:p>
              </text:list-item>
              <text:list-item>
                <text:p text:style-name="P303"><text:span text:style-name="T305">Make sure that all data used is clear, accurate, and relevant to the problem at han</text:span><text:span text:style-name="T306">d</text:span></text:p>
              </text:list-item>
              <text:list-item>
                <text:p text:style-name="P196"><text:span text:style-name="Emphasis"><text:span text:style-name="T244">Apply the *Intellectual Standards to Element of Reasoning.</text:span></text:span></text:p>
              </text:list-item>
            </text:list>
          </table:table-cell>
        </table:table-row>
      </table:table>
      <text:p text:style-name="P318"/>
      <text:p text:style-name="P134"><text:tab/></text:p>
      <text:p text:style-name="P30"><text:tab/><text:span text:style-name="T255">Element of Reasoning: </text:span><text:span text:style-name="T257">Concepts</text:span><text:tab/></text:p>
      <text:p text:style-name="P30"><text:span text:style-name="T2"><text:tab/></text:span><text:span text:style-name="T263"> </text:span><text:span text:style-name="T79">The key </text:span><text:span text:style-name="T131">concepts</text:span><text:span text:style-name="T79"> we need to </text:span><text:span text:style-name="T83">devise a </text:span><text:span text:style-name="T82">so</text:span><text:span text:style-name="T83">l</text:span><text:span text:style-name="T82">ution plan </text:span><text:span text:style-name="T79">are</text:span><text:span text:style-name="T116"> <text:s text:c="35"/><text:tab/><text:tab/>.</text:span><text:span text:style-name="T79"><text:tab/> </text:span></text:p>
      <text:p text:style-name="P30"><text:span text:style-name="T79"><text:tab/></text:span><text:span text:style-name="T80">(</text:span><text:span text:style-name="T125">What concepts or content (theorems, definitions, formulas, etc.) do we need to <text:tab/>understand for </text:span><text:span text:style-name="T129">devising a plan</text:span><text:span text:style-name="T125"> <text:tab/>solution?</text:span><text:span text:style-name="T126">)</text:span><text:span text:style-name="T265"><text:tab/></text:span></text:p>
      <text:p text:style-name="P107"/>
      <text:p text:style-name="P37"><text:span text:style-name="T30"><text:tab/></text:span><text:span text:style-name="T31">The </text:span><text:span text:style-name="T58">Intellectual Standards</text:span><text:span text:style-name="T31"> used to judge the quality of my understanding of the </text:span><text:span text:style-name="T33">concepts needed to understand <text:tab/>and solve this </text:span><text:span text:style-name="T31">problem are as follows: </text:span><text:span text:style-name="T233">Clar</text:span><text:span text:style-name="T234">i</text:span><text:span text:style-name="T233">ty</text:span><text:span text:style-name="T221">; </text:span><text:span text:style-name="T236">Accurate</text:span><text:span text:style-name="T225"> </text:span><text:span text:style-name="T236">Precis</text:span><text:span text:style-name="T232">ion</text:span><text:span text:style-name="T225">; </text:span><text:span text:style-name="T232">Fairness</text:span><text:span text:style-name="T1">s; </text:span><text:span text:style-name="T232">Significance</text:span><text:span text:style-name="T1">; </text:span><text:span text:style-name="T237">R</text:span><text:span text:style-name="T238">elevance</text:span><text:span text:style-name="T321">.</text:span></text:p>
      <text:p text:style-name="P112"><text:tab/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68"><text:span text:style-name="T90">Strategies </text:span><text:span text:style-name="T96">for</text:span><text:span text:style-name="T90"> </text:span><text:span text:style-name="T96">I</text:span><text:span text:style-name="T93">dentify</text:span><text:span text:style-name="T96">ing</text:span><text:span text:style-name="T93"> </text:span><text:span text:style-name="T96">and Applying </text:span><text:span text:style-name="T94">Concepts</text:span></text:p>
          </table:table-cell>
          <table:covered-table-cell/>
        </table:table-row>
        <table:table-row>
          <table:table-cell table:style-name="Table11.A2" office:value-type="string">
            <text:list xml:id="list6006389156369572023" text:style-name="L45">
              <text:list-item>
                <text:p text:style-name="P256">How are concepts/content relevant to the problem and how will information be related to content?</text:p>
              </text:list-item>
              <text:list-item>
                <text:p text:style-name="P257">Make sure you are using concepts with care and precision</text:p>
              </text:list-item>
            </text:list>
            <text:p text:style-name="P258"/>
          </table:table-cell>
          <table:table-cell table:style-name="Table11.B2" office:value-type="string">
            <text:list xml:id="list210647355152990" text:continue-numbering="true" text:style-name="L45">
              <text:list-item>
                <text:p text:style-name="P260">Translate information and concepts into a different representation (graphical, symbolic, numerical).</text:p>
              </text:list-item>
              <text:list-item>
                <text:p text:style-name="P244"><text:span text:style-name="T365">Have I discovered concepts to be used in devising the solution other than those stated in part I (understanding the question).</text:span></text:p>
              </text:list-item>
              <text:list-item>
                <text:p text:style-name="P244"><text:span text:style-name="T365">Discuss how related content or </text:span><text:span text:style-name="T231">concepts</text:span>, related problems, will be used in the solution.<text:span text:style-name="T365"> </text:span></text:p>
              </text:list-item>
            </text:list>
          </table:table-cell>
        </table:table-row>
      </table:table>
      <text:list xml:id="list3312782048865562343" text:style-name="L14">
        <text:list-header>
          <text:p text:style-name="P158"/>
        </text:list-header>
      </text:list>
      <text:p text:style-name="P162"><text:tab/></text:p>
      <text:p text:style-name="P166"><text:tab/></text:p>
      <text:p text:style-name="P166"/>
      <text:p text:style-name="P166"><text:soft-page-break/></text:p>
      <text:p text:style-name="P166"><text:tab/>Element of Reasoning: Assumptions</text:p>
      <text:p text:style-name="P53"><text:span text:style-name="T228"><text:tab/></text:span><text:span text:style-name="T274">The main assumption(s) underlying our understanding of the problem is (are) <text:tab/>___________________________________________________________________.</text:span></text:p>
      <text:p text:style-name="P58"><text:span text:style-name="T310"><text:tab/>(What is the author or problem as stated taking for granted? </text:span><text:span text:style-name="T311">What assumptions are we <text:tab/>making? Are our <text:tab/>assumptions justifiable? </text:span><text:span text:style-name="T310">Assumptions are </text:span><text:span text:style-name="T311">generalizations that might be <text:tab/>questioned and are most often <text:tab/>unstated.)</text:span></text:p>
      <text:p text:style-name="P129"/>
      <text:p text:style-name="P95"><text:span text:style-name="T39"><text:tab/>The </text:span><text:span text:style-name="T57">Intellectual Standards</text:span><text:span text:style-name="T39"> used to judge the quality </text:span><text:span text:style-name="T48">and reasonableness </text:span><text:span text:style-name="T39">of my </text:span><text:span text:style-name="T48">assumptions </text:span><text:span text:style-name="T46">needed to understand <text:tab/>and solve this </text:span><text:span text:style-name="T39">problem are as follows: </text:span><text:span text:style-name="T231">Clar</text:span><text:span text:style-name="T239">i</text:span><text:span text:style-name="T231">ty</text:span> – the meaning can be understood;<text:span text:style-name="T47"> </text:span><text:span text:style-name="T25">Accurate</text:span><text:span text:style-name="T47"> – free of errors </text:span></text:p>
      <text:p text:style-name="P281"/>
      <table:table table:name="Table12" table:style-name="Table12">
        <table:table-column table:style-name="Table12.A"/>
        <table:table-column table:style-name="Table12.B"/>
        <table:table-row>
          <table:table-cell table:style-name="Table12.A1" table:number-columns-spanned="2" office:value-type="string">
            <text:p text:style-name="P68"><text:span text:style-name="T90">Strategies </text:span><text:span text:style-name="T97">for</text:span><text:span text:style-name="T93"> </text:span><text:span text:style-name="T95">Assumptions</text:span></text:p>
          </table:table-cell>
          <table:covered-table-cell/>
        </table:table-row>
        <table:table-row>
          <table:table-cell table:style-name="Table12.A2" office:value-type="string">
            <text:list xml:id="list3976455721340917069" text:style-name="L46">
              <text:list-item>
                <text:p text:style-name="P311">Are my assumptions explicit and clear?</text:p>
                <text:p text:style-name="P312"><text:span text:style-name="T159"/></text:p>
              </text:list-item>
            </text:list>
          </table:table-cell>
          <table:table-cell table:style-name="Table12.B2" office:value-type="string">
            <text:list xml:id="list210647365162543" text:continue-numbering="true" text:style-name="L46">
              <text:list-item>
                <text:p text:style-name="P261">Have I made additional assumptions about the problem that I need to work into the plan?</text:p>
              </text:list-item>
            </text:list>
          </table:table-cell>
        </table:table-row>
      </table:table>
      <text:p text:style-name="P126"/>
      <text:p text:style-name="P126"/>
      <text:p text:style-name="P81"><text:tab/><text:span text:style-name="T280">Element of Reasoning: </text:span><text:span text:style-name="T282">Inferences and Interpretations </text:span></text:p>
      <text:p text:style-name="P5"><text:span text:style-name="T330"><text:tab/></text:span><text:span text:style-name="T276">T</text:span><text:span text:style-name="T77">he basis for our </text:span><text:span text:style-name="T117">inferences </text:span><text:span text:style-name="T77">and </text:span><text:span text:style-name="T117">interpretations</text:span><text:span text:style-name="T77"> at this point are</text:span><text:span text:style-name="T76"> <text:tab/>___________</text:span><text:span text:style-name="T89">_____________________________________________.</text:span></text:p>
      <text:p text:style-name="P13"><text:span text:style-name="T207"><text:tab/></text:span><text:span text:style-name="T149">(Is there another way to interpret the information? Can I justify my interpretation of the <text:tab/>information or problem to <text:tab/>be solved? Have I made any inferences beyond what the </text:span></text:p>
      <text:p text:style-name="P22"><text:tab/>evidence implies? Are my inferences consistent?)</text:p>
      <text:p text:style-name="P285"><text:tab/></text:p>
      <text:p text:style-name="P102"><text:span text:style-name="T118"><text:tab/>The </text:span><text:span text:style-name="T130">Intellectual Standards</text:span><text:span text:style-name="T118"> used to judge the quality </text:span><text:span text:style-name="T121">and reasonableness </text:span><text:span text:style-name="T118">of my </text:span><text:span text:style-name="T121">assumptions </text:span><text:span text:style-name="T122">needed to understand <text:tab/>and </text:span><text:span text:style-name="T123">the Question(s) or P</text:span><text:span text:style-name="T118">roblem</text:span><text:span text:style-name="T123">(s)</text:span><text:span text:style-name="T118"> are as follows: </text:span><text:span text:style-name="T113">Clar</text:span><text:span text:style-name="T114">i</text:span><text:span text:style-name="T113">ty</text:span><text:span text:style-name="T60"> ; </text:span><text:span text:style-name="T113">Accurate</text:span><text:span text:style-name="T60">; </text:span><text:span text:style-name="T20">Precise</text:span><text:span text:style-name="T62">; </text:span><text:span text:style-name="T115">Breadth;</text:span><text:span text:style-name="T63"> </text:span><text:span text:style-name="T110">Significance.</text:span><text:span text:style-name="T67"> <text:tab/></text:span></text:p>
      <text:p text:style-name="P248"/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69"><text:span text:style-name="T90">Strategies </text:span><text:span text:style-name="T96">for Interpreting and </text:span><text:span text:style-name="T97">M</text:span><text:span text:style-name="T96">aking Inferences</text:span></text:p>
          </table:table-cell>
          <table:covered-table-cell/>
        </table:table-row>
        <table:table-row>
          <table:table-cell table:style-name="Table13.A2" office:value-type="string">
            <text:list xml:id="list1517716410336393537" text:style-name="L16">
              <text:list-header>
                <text:p text:style-name="P304"><text:span text:style-name="T320">1. </text:span><text:span text:style-name="T319">Have I made additional inferences about the problem as I've devised the plan?</text:span></text:p>
              </text:list-header>
            </text:list>
          </table:table-cell>
          <table:table-cell table:style-name="Table13.B2" office:value-type="string">
            <text:list xml:id="list210647375156191" text:continue-numbering="true" text:style-name="L16">
              <text:list-header>
                <text:p text:style-name="P250"/>
              </text:list-header>
            </text:list>
          </table:table-cell>
        </table:table-row>
      </table:table>
      <text:p text:style-name="P127"/>
      <text:p text:style-name="P81"><text:tab/><text:span text:style-name="T280">Element of Reasoning: </text:span><text:span text:style-name="T281">Conclusions or Implications </text:span></text:p>
      <text:p text:style-name="P152"><text:span text:style-name="T330"><text:tab/></text:span><text:span text:style-name="T331">T</text:span><text:span text:style-name="T78">he most important </text:span><text:span text:style-name="T136">conclusion(s)</text:span><text:span text:style-name="T78"> or Implication(s) </text:span><text:span text:style-name="T200">t</text:span><text:span text:style-name="T198">hat I have made </text:span><text:span text:style-name="T199">in </text:span><text:span text:style-name="T200">devising a solution i</text:span><text:span text:style-name="T199">s(are) <text:tab/>____________________________________________________________________.</text:span><text:span text:style-name="T78">___________________.</text:span></text:p>
      <text:p text:style-name="P19"><text:span text:style-name="T49"><text:tab/>(</text:span><text:span text:style-name="T50">Does my </text:span><text:span text:style-name="T54">plan</text:span><text:span text:style-name="T50"> make sense.? What did I learn from </text:span><text:span text:style-name="T54">developing a solution plan</text:span><text:span text:style-name="T50">? Can my </text:span><text:span text:style-name="T54">plan</text:span><text:span text:style-name="T50"> be extended to other <text:tab/>types of problems? What would I do differently next time? </text:span><text:span text:style-name="T43">Can I present my </text:span><text:span text:style-name="T54">plan</text:span><text:span text:style-name="T43"> using a clear <text:s/>coherent argument <text:tab/>reflecting the sophistication appropriate to the problem.</text:span><text:span text:style-name="T51">)</text:span></text:p>
      <text:p text:style-name="P102"><text:span text:style-name="T118"/></text:p>
      <text:p text:style-name="P102"><text:span text:style-name="T118"><text:tab/>The </text:span><text:span text:style-name="T130">Intellectual Standards</text:span><text:span text:style-name="T118"> used to judge the quality of my </text:span><text:span text:style-name="T123">Conclusion and Interpretation of the Question <text:tab/>at hand <text:tab/>is</text:span><text:span text:style-name="T118">: </text:span><text:span text:style-name="T113">Clar</text:span><text:span text:style-name="T114">i</text:span><text:span text:style-name="T113">ty</text:span><text:span text:style-name="T60"> </text:span><text:span text:style-name="T113">Accurate; </text:span><text:span text:style-name="T20">Precise;</text:span><text:span text:style-name="T61">; </text:span><text:span text:style-name="T115">Fairness;</text:span><text:span text:style-name="T63"> </text:span><text:span text:style-name="T110">Significance</text:span><text:span text:style-name="T67">.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table:number-columns-spanned="2" office:value-type="string">
            <text:p text:style-name="P69"><text:span text:style-name="T99">Strate</text:span><text:span text:style-name="T90">gies </text:span><text:span text:style-name="T96">for </text:span><text:span text:style-name="T98">Conclusions</text:span></text:p>
          </table:table-cell>
          <table:covered-table-cell/>
        </table:table-row>
        <table:table-row table:style-name="Table14.2">
          <table:table-cell table:style-name="Table14.A2" office:value-type="string">
            <text:list xml:id="list1194857254122167557" text:style-name="L47">
              <text:list-item>
                <text:p text:style-name="P326"><text:span text:style-name="T341">D</text:span>evelop a line of reasoning – Map and explain the plan – <text:span text:style-name="T342">prepare to </text:span><text:span text:style-name="T240">bring in the solution</text:span></text:p>
              </text:list-item>
              <text:list-item>
                <text:p text:style-name="P334"><text:span text:style-name="Emphasis"><text:span text:style-name="T317">Has my understanding of the problem changed? If so, how?</text:span></text:span></text:p>
              </text:list-item>
            </text:list>
          </table:table-cell>
          <table:table-cell table:style-name="Table14.B2" office:value-type="string">
            <text:list xml:id="list210647385149847" text:continue-numbering="true" text:style-name="L47">
              <text:list-item>
                <text:p text:style-name="P316"><text:span text:style-name="Emphasis"><text:span text:style-name="T81">What strategies were the most helpful to me in </text:span></text:span><text:span text:style-name="Emphasis"><text:span text:style-name="T84">devising </text:span></text:span><text:span text:style-name="Emphasis"><text:span text:style-name="T81">the p</text:span></text:span><text:span text:style-name="Emphasis"><text:span text:style-name="T84">lan</text:span></text:span><text:span text:style-name="Emphasis"><text:span text:style-name="T81">?</text:span></text:span></text:p>
                <text:p text:style-name="P289"/>
              </text:list-item>
            </text:list>
          </table:table-cell>
        </table:table-row>
      </table:table>
      <text:p text:style-name="P81"><text:span text:style-name="T338"><text:tab/></text:span></text:p>
      <text:p text:style-name="P24"><text:soft-page-break/><text:tab/>Element of Reasoning: <text:span text:style-name="T337">Point(s) of View </text:span></text:p>
      <text:p text:style-name="P130"><text:span text:style-name="T336"><text:tab/>The m</text:span><text:span text:style-name="T260">ain point(s) of view or perspective(s) represented in this problem is (are) </text:span><text:span text:style-name="T289">or (</text:span><text:span text:style-name="T290">Could I work the problem <text:tab/>using a different approach or technique?</text:span><text:span text:style-name="T291">)</text:span><text:span text:style-name="T260"><text:tab/>___________________________________________________________.</text:span></text:p>
      <text:p text:style-name="P117"><text:tab/> <text:s/>Can I check if my <text:span text:style-name="T379">strategy makes sense</text:span>?</text:p>
      <text:p text:style-name="P9"><text:tab/><text:span text:style-name="T189">The </text:span><text:span text:style-name="T192">Intellectual Standards</text:span><text:span text:style-name="T189"> used to judge the quality and reasonableness of my assumptions needed to understand <text:tab/>and solve this problem are as follows: </text:span><text:span text:style-name="T179">Clar</text:span><text:span text:style-name="T180">i</text:span><text:span text:style-name="T179">ty</text:span><text:span text:style-name="T163">; </text:span><text:span text:style-name="T179">Accurate</text:span><text:span text:style-name="T163">; </text:span><text:span text:style-name="T182">Precise</text:span><text:span text:style-name="T164">; </text:span><text:span text:style-name="T181">Fairness</text:span><text:span text:style-name="T165">; </text:span><text:span text:style-name="T181">Breadth</text:span><text:span text:style-name="T165">;</text:span><text:span text:style-name="T162"> </text:span><text:span text:style-name="T182">Logic.</text:span></text:p>
      <text:p text:style-name="P49"/>
      <table:table table:name="Table15" table:style-name="Table15">
        <table:table-column table:style-name="Table15.A"/>
        <table:table-column table:style-name="Table15.B"/>
        <table:table-row>
          <table:table-cell table:style-name="Table15.A1" table:number-columns-spanned="2" office:value-type="string">
            <text:p text:style-name="P69"><text:span text:style-name="T102">Point of View</text:span></text:p>
          </table:table-cell>
          <table:covered-table-cell/>
        </table:table-row>
        <table:table-row>
          <table:table-cell table:style-name="Table15.A2" office:value-type="string">
            <text:list xml:id="list6402824350836119266" text:style-name="L48">
              <text:list-item>
                <text:p text:style-name="P197"><text:span text:style-name="T380">Can you articulate another reasonable way of solving the problem?</text:span></text:p>
              </text:list-item>
            </text:list>
            <text:p text:style-name="P205"/>
          </table:table-cell>
          <table:table-cell table:style-name="Table15.B2" office:value-type="string">
            <text:list xml:id="list210647393169673" text:continue-numbering="true" text:style-name="L48">
              <text:list-item>
                <text:p text:style-name="P177"><text:span text:style-name="T343">Review</text:span> the *Intellectual Standards <text:span text:style-name="T379">against each step of <text:s/>the plan</text:span></text:p>
              </text:list-item>
            </text:list>
          </table:table-cell>
        </table:table-row>
      </table:table>
      <text:p text:style-name="P99"/>
      <text:p text:style-name="P99"><text:span text:style-name="T344">III</text:span>. <text:span text:style-name="T381">Carry out the Plan</text:span> (Polya step <text:span text:style-name="T344">3</text:span>):</text:p>
      <text:p text:style-name="P31"><text:tab/><text:span text:style-name="T255">Element of Reasoning: Key Question</text:span></text:p>
      <text:p text:style-name="P137"><text:tab/><text:span text:style-name="T2">The key </text:span><text:span text:style-name="T13">question</text:span><text:span text:style-name="T14">(s)</text:span><text:span text:style-name="T2"> </text:span><text:span text:style-name="T8">is </text:span><text:span text:style-name="T9">whether or not </text:span><text:span text:style-name="T8">my solution plan </text:span><text:span text:style-name="T10">produces an ac</text:span><text:span text:style-name="T8">curate and valide solution to the <text:tab/>problem?</text:span><text:span text:style-name="T3"> </text:span><text:span text:style-name="T2">___________________________________________________________________._</text:span></text:p>
      <text:p text:style-name="P38"><text:span text:style-name="T27"><text:tab/>(</text:span><text:span text:style-name="T28">What exactly are we trying to determine? </text:span><text:span text:style-name="T37">I</text:span><text:span text:style-name="T28">s the </text:span><text:span text:style-name="T36">soultion accurate?</text:span><text:span text:style-name="T28">? </text:span><text:span text:style-name="T27">Was the problem </text:span><text:span text:style-name="T36">that I was trying to <text:tab/>answer <text:tab/>solved</text:span><text:span text:style-name="T27">?</text:span><text:span text:style-name="T30">)</text:span></text:p>
      <text:p text:style-name="P108"/>
      <text:p text:style-name="P38"><text:span text:style-name="T30"><text:tab/></text:span><text:span text:style-name="T31">The </text:span><text:span text:style-name="T58">Intellectual Standards</text:span><text:span text:style-name="T31"> used to judge the quality of my understanding of the problem are as follows:</text:span></text:p>
      <text:p text:style-name="P86"><text:span text:style-name="T118"><text:tab/></text:span><text:span text:style-name="T106">Clar</text:span><text:span text:style-name="T107">i</text:span><text:span text:style-name="T106">ty</text:span><text:span text:style-name="T64">; </text:span><text:span text:style-name="T113">Accurate</text:span><text:span text:style-name="T60">; </text:span><text:span text:style-name="T20">Precis</text:span><text:span text:style-name="T21">ion</text:span><text:span text:style-name="T61">; </text:span><text:span text:style-name="T108">Fairness</text:span><text:span text:style-name="T119">.</text:span></text:p>
      <text:p text:style-name="P113"/>
      <text:p text:style-name="P113"><text:tab/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>
            <text:p text:style-name="P70"><text:span text:style-name="T90">Strategies to </text:span><text:span text:style-name="T91">F</text:span><text:span text:style-name="T90">acilitate </text:span><text:span text:style-name="T103">Carrying out the Solution <text:s/>Plan</text:span></text:p>
          </table:table-cell>
          <table:covered-table-cell/>
        </table:table-row>
        <table:table-row>
          <table:table-cell table:style-name="Table16.A2" office:value-type="string">
            <text:list xml:id="list3630655284050583564" text:style-name="L19">
              <text:list-item>
                <text:p text:style-name="P125"><text:span text:style-name="T346">I</text:span>mplement the soluition Plan</text:p>
              </text:list-item>
              <text:list-item>
                <text:p text:style-name="P299"><text:span text:style-name="Emphasis"><text:span text:style-name="T267">Could you </text:span></text:span><text:span text:style-name="Emphasis"><text:span text:style-name="T270">state </text:span></text:span><text:span text:style-name="Emphasis"><text:span text:style-name="T268">more explicitly </text:span></text:span><text:span text:style-name="Emphasis"><text:span text:style-name="T270">the meaning of, </text:span></text:span><text:span text:style-name="Emphasis"><text:span text:style-name="T268">or elaborate on, (choose) the math term, definition, skill, procedure, </text:span></text:span><text:span text:style-name="Emphasis"><text:span text:style-name="T270">symbol</text:span></text:span><text:span text:style-name="Emphasis"><text:span text:style-name="T268">(</text:span></text:span><text:span text:style-name="Emphasis"><text:span text:style-name="T270">s</text:span></text:span><text:span text:style-name="Emphasis"><text:span text:style-name="T268">)</text:span></text:span><text:span text:style-name="Emphasis"><text:span text:style-name="T270">, units of measure, labeling </text:span></text:span><text:span text:style-name="Emphasis"><text:span text:style-name="T268">of </text:span></text:span><text:span text:style-name="Emphasis"><text:span text:style-name="T270">axes, </text:span></text:span><text:span text:style-name="Emphasis"><text:span text:style-name="T268">etc. that you are using</text:span></text:span></text:p>
              </text:list-item>
              <text:list-item>
                <text:p text:style-name="P216">What questions are emerging for you as we think our way through this</text:p>
              </text:list-item>
              <text:list-item>
                <text:p text:style-name="P216">Check periodiacally to make sure you are still on t<text:span text:style-name="T382">a</text:span>rget <text:span text:style-name="T382">with respect to the </text:span>question.</text:p>
              </text:list-item>
              <text:list-item>
                <text:p text:style-name="P228">Am I accurate at each step?</text:p>
              </text:list-item>
              <text:list-item>
                <text:p text:style-name="P216">Should I change to a differetn represeantation to solve a step? </text:p>
              </text:list-item>
              <text:list-item>
                <text:p text:style-name="P216">Would a calcultor or technology be helpful?</text:p>
              </text:list-item>
              <text:list-item>
                <text:p text:style-name="P212">Ask students to explain what they are doing as they work through a problem</text:p>
                <text:p text:style-name="P212"/>
              </text:list-item>
            </text:list>
          </table:table-cell>
          <table:table-cell table:style-name="Table16.B2" office:value-type="string">
            <text:list xml:id="list210647408153815" text:continue-numbering="true" text:style-name="L19">
              <text:list-item>
                <text:p text:style-name="P217">How can I prove that my step is correct?</text:p>
              </text:list-item>
              <text:list-item>
                <text:p text:style-name="P217">Make sure you are using concepts with care and precision</text:p>
              </text:list-item>
              <text:list-item>
                <text:p text:style-name="P217">Connect and analyze data – connect between data and unknowns consider </text:p>
              </text:list-item>
              <text:list-item>
                <text:p text:style-name="P217">Am I hitting a “road block” in solving this problem?</text:p>
              </text:list-item>
              <text:list-item>
                <text:p text:style-name="P206">Make sure you have gathered sufficient data</text:p>
              </text:list-item>
              <text:list-item>
                <text:p text:style-name="P217">Do I need additional resources?</text:p>
              </text:list-item>
              <text:list-item>
                <text:p text:style-name="P223">Experiment with a different solution planning</text:p>
              </text:list-item>
              <text:list-item>
                <text:p text:style-name="P223">Keep track and save all results</text:p>
              </text:list-item>
              <text:list-item>
                <text:p text:style-name="P223">Compare attempts to solve similar problems.</text:p>
              </text:list-item>
              <text:list-item>
                <text:p text:style-name="P223">Do not give up!</text:p>
                <text:p text:style-name="P213"/>
              </text:list-item>
            </text:list>
          </table:table-cell>
        </table:table-row>
      </table:table>
      <text:p text:style-name="P31"/>
      <text:p text:style-name="P6"><text:tab/></text:p>
      <text:p text:style-name="P90"><text:tab/><text:span text:style-name="T255">Element of Reasoning: </text:span><text:span text:style-name="T256">Information</text:span><text:tab/></text:p>
      <text:p text:style-name="P139"><text:span text:style-name="T2"><text:tab/></text:span><text:span text:style-name="T87">New information </text:span><text:span text:style-name="T87">that has emerged as I've worked through the solution plan</text:span><text:span text:style-name="T86"> (are)</text:span><text:span text:style-name="T2"> is <text:tab/>____________________________________________________________________________</text:span><text:span text:style-name="T120">.</text:span></text:p>
      <text:p text:style-name="P45"><text:span text:style-name="T40"><text:tab/>(Identify </text:span><text:span text:style-name="T55">additonal </text:span><text:span text:style-name="T40">information needed, or presupposed for addressing the problem. Here we are looking for facts <text:tab/>or data relevant</text:span><text:span text:style-name="T41"> to </text:span><text:span text:style-name="T40">the problem?</text:span><text:span text:style-name="T42"> Does it seem that some </text:span><text:span text:style-name="T24">information</text:span><text:span text:style-name="T42"> is still missing? </text:span><text:span text:style-name="T44">H</text:span><text:span text:style-name="T45">ow is information </text:span><text:span text:style-name="T44">to be <text:tab/></text:span><text:span text:style-name="T55">tested for accuracey, </text:span><text:span text:style-name="T45">accessed and used?</text:span><text:span text:style-name="T41">)</text:span></text:p>
      <text:p text:style-name="P108"/>
      <text:p text:style-name="P38"><text:span text:style-name="T30"><text:tab/></text:span><text:span text:style-name="T31">The </text:span><text:span text:style-name="T58">Intellectual Standards</text:span><text:span text:style-name="T31"> used to judge the quality of </text:span><text:span text:style-name="T33">Information </text:span><text:span text:style-name="T31">are as follows:</text:span></text:p>
      <text:p text:style-name="P76"><text:span text:style-name="T188"><text:tab/></text:span><text:span text:style-name="T172">Clar</text:span><text:span text:style-name="T173">i</text:span><text:span text:style-name="T172">ty;</text:span><text:span text:style-name="T184"> <text:s/></text:span><text:span text:style-name="T183">Accurate</text:span><text:span text:style-name="T185">; </text:span><text:span text:style-name="T231">Precis</text:span><text:span text:style-name="T232">ion</text:span><text:span text:style-name="T166">; </text:span><text:span text:style-name="T177">Significance</text:span><text:span text:style-name="T166">;</text:span><text:span text:style-name="T167"> </text:span><text:span text:style-name="T178">Breadth</text:span><text:span text:style-name="T171">; </text:span><text:span text:style-name="T175">R</text:span><text:span text:style-name="T176">elevance;</text:span><text:span text:style-name="T168">. </text:span></text:p>
      <text:p text:style-name="P113"><text:tab/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table:number-columns-spanned="2" office:value-type="string">
            <text:p text:style-name="P70"><text:span text:style-name="T90">Strategies </text:span><text:span text:style-name="T97">for </text:span><text:span text:style-name="T93">Information</text:span></text:p>
          </table:table-cell>
          <table:covered-table-cell/>
        </table:table-row>
        <table:table-row>
          <table:table-cell table:style-name="Table18.A2" office:value-type="string">
            <text:list xml:id="list5633687810304571437" text:style-name="L20">
              <text:list-item>
                <text:p text:style-name="P207"><text:span text:style-name="T384">M</text:span>ake sure that all data used is clear, accurate, and relevant to the problem at hand <text:s/>.<text:span text:style-name="T382">Apply Standards at each step of the way.</text:span></text:p>
              </text:list-item>
              <text:list-item>
                <text:p text:style-name="P218">How can we check to see if the information you are using is accurate?</text:p>
              </text:list-item>
              <text:list-item>
                <text:p text:style-name="P229"><text:span text:style-name="T382">A</text:span>re you using all of the data?</text:p>
              </text:list-item>
            </text:list>
          </table:table-cell>
          <table:table-cell table:style-name="Table18.B2" office:value-type="string">
            <text:list xml:id="list210647436145518" text:continue-numbering="true" text:style-name="L20">
              <text:list-item>
                <text:p text:style-name="P229"><text:span text:style-name="T382">Make sure that the information collected</text:span> is <text:span text:style-name="T382">still </text:span>relevant to the <text:span text:style-name="T382">solution - </text:span><text:span text:style-name="T226">Check periodically to make sure you are still on target question?</text:span></text:p>
              </text:list-item>
              <text:list-item>
                <text:p text:style-name="P219"><text:s/>Do we need to look at this in <text:span text:style-name="T382">an</text:span>other wa<text:span text:style-name="T345">y?</text:span></text:p>
              </text:list-item>
              <text:list-item>
                <text:p text:style-name="P224">Apply the Intellectual Standards to additional data.</text:p>
              </text:list-item>
            </text:list>
          </table:table-cell>
        </table:table-row>
      </table:table>
      <text:p text:style-name="P138"><text:span text:style-name="T259"><text:tab/></text:span></text:p>
      <text:p text:style-name="P138"><text:span text:style-name="T259"><text:tab/>E</text:span><text:span text:style-name="T255">lement of Reasoning: </text:span><text:span text:style-name="T257">Concepts</text:span><text:tab/></text:p>
      <text:p text:style-name="P31"><text:span text:style-name="T2"><text:tab/></text:span><text:span text:style-name="T263"> </text:span><text:span text:style-name="T79">The key </text:span><text:span text:style-name="T131">concepts</text:span><text:span text:style-name="T79"> we need to understand </text:span><text:span text:style-name="T85">the successful implemention of the solution plan successfully </text:span><text:span text:style-name="T116"><text:s text:c="42"/>.</text:span><text:span text:style-name="T79"><text:tab/></text:span><text:span text:style-name="T80">(</text:span><text:span text:style-name="T125">What concepts or content (theorems, definitions, formulas, etc.) do we need to <text:tab/>understand for reaching a <text:tab/>solution?</text:span><text:span text:style-name="T126">)</text:span><text:span text:style-name="T265"><text:tab/></text:span></text:p>
      <text:p text:style-name="P38"><text:span text:style-name="T30"><text:tab/></text:span><text:span text:style-name="T31">The </text:span><text:span text:style-name="T58">Intellectual Standards</text:span><text:span text:style-name="T31"> used to judge the quality of my understanding of the </text:span><text:span text:style-name="T33">concepts needed to understand <text:tab/>and solve this </text:span><text:span text:style-name="T31">problem are as follows:</text:span></text:p>
      <text:p text:style-name="P41"><text:span text:style-name="T31"><text:tab/></text:span><text:span text:style-name="T233">Clar</text:span><text:span text:style-name="T234">i</text:span><text:span text:style-name="T233">ty</text:span><text:span text:style-name="T221">; </text:span><text:span text:style-name="T236">Accurate</text:span><text:span text:style-name="T225">; </text:span><text:span text:style-name="T236">Precis</text:span><text:span text:style-name="T232">ion</text:span><text:span text:style-name="T1">; </text:span><text:span text:style-name="T241">S</text:span><text:span text:style-name="T232">ignificance;</text:span><text:span text:style-name="T1">; </text:span><text:span text:style-name="T237">R</text:span><text:span text:style-name="T238">elevance.</text:span></text:p>
      <text:p text:style-name="P113"><text:tab/>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table:number-columns-spanned="2" office:value-type="string">
            <text:p text:style-name="P70"><text:span text:style-name="T90">Strategies </text:span><text:span text:style-name="T96">for</text:span><text:span text:style-name="T90"> </text:span><text:span text:style-name="T96">I</text:span><text:span text:style-name="T93">dentify</text:span><text:span text:style-name="T96">ing</text:span><text:span text:style-name="T93"> </text:span><text:span text:style-name="T96">and Applying </text:span><text:span text:style-name="T94">Concepts</text:span></text:p>
          </table:table-cell>
          <table:covered-table-cell/>
        </table:table-row>
        <table:table-row>
          <table:table-cell table:style-name="Table19.A2" office:value-type="string">
            <text:list xml:id="list3045638714448185797" text:style-name="L49">
              <text:list-item>
                <text:p text:style-name="P237">Can I verify my understanting of concepts used through use of different approaches or representations.</text:p>
              </text:list-item>
              <text:list-item>
                <text:p text:style-name="P237">Can I explain how representations of concepts are related?</text:p>
              </text:list-item>
              <text:list-item>
                <text:p text:style-name="P237">What new concepts have ermerged as I've worked through the implementation process?</text:p>
              </text:list-item>
              <text:list-item>
                <text:p text:style-name="P231">Can you prove that it is correct?</text:p>
              </text:list-item>
              <text:list-item>
                <text:p text:style-name="P231"><text:span text:style-name="T383">S</text:span>how all of my work</text:p>
              </text:list-item>
            </text:list>
          </table:table-cell>
          <table:table-cell table:style-name="Table19.B2" office:value-type="string">
            <text:list xml:id="list210647448162194" text:continue-numbering="true" text:style-name="L49">
              <text:list-header>
                <text:p text:style-name="P232"><text:s/></text:p>
              </text:list-header>
              <text:list-item>
                <text:p text:style-name="P230"><text:span text:style-name="T383">C</text:span>ompare attempts to solve similar problemskeep track and save all results/data</text:p>
              </text:list-item>
              <text:list-item>
                <text:p text:style-name="P230"><text:span text:style-name="T230">C</text:span><text:span text:style-name="T226">ompare attempts to solve similar problems</text:span></text:p>
              </text:list-item>
              <text:list-item>
                <text:p text:style-name="P231"><text:span text:style-name="T230">K</text:span><text:span text:style-name="T226">eep track and save all results/data </text:span><text:span text:style-name="T230">and </text:span><text:span text:style-name="T226">include partial solutions</text:span></text:p>
              </text:list-item>
              <text:list-item>
                <text:p text:style-name="P231"><text:span text:style-name="T226">Can you see clearly that </text:span><text:span text:style-name="T230">each</text:span><text:span text:style-name="T226"> step is correct?</text:span></text:p>
              </text:list-item>
            </text:list>
          </table:table-cell>
        </table:table-row>
      </table:table>
      <text:list xml:id="list6084335771124861850" text:style-name="L22">
        <text:list-header>
          <text:p text:style-name="P159"/>
        </text:list-header>
      </text:list>
      <text:p text:style-name="P25"/>
      <text:p text:style-name="P163"><text:tab/>Element of Reasoning: Assumptions</text:p>
      <text:p text:style-name="P54"><text:span text:style-name="T228"><text:tab/></text:span><text:span text:style-name="T275">New </text:span><text:span text:style-name="T274">assumption(s) </text:span><text:span text:style-name="T275">that have emerged as I've worked through the solution plan</text:span><text:span text:style-name="T274"> (are) <text:tab/>___________________________________________________________________.</text:span></text:p>
      <text:p text:style-name="P59"><text:span text:style-name="T310"><text:tab/>(What </text:span><text:span text:style-name="T312">are we</text:span><text:span text:style-name="T310"> taking for granted? </text:span><text:span text:style-name="T311">What assumptions are we making? Are our assumptions justifiable? </text:span><text:span text:style-name="T310">Assumptions <text:tab/>are </text:span><text:span text:style-name="T311">generalizations that might be questioned and are most often unstated.)</text:span></text:p>
      <text:p text:style-name="P96"><text:span text:style-name="T39"><text:tab/>The </text:span><text:span text:style-name="T57">Intellectual Standards</text:span><text:span text:style-name="T39"> used to judge the quality </text:span><text:span text:style-name="T48">and reasonableness </text:span><text:span text:style-name="T39">of my </text:span><text:span text:style-name="T48">assumptions </text:span><text:span text:style-name="T46">needed to understand <text:tab/>and solve this </text:span><text:span text:style-name="T39">problem are as follows: </text:span><text:span text:style-name="T231">Clar</text:span><text:span text:style-name="T239">i</text:span><text:span text:style-name="T231">ty</text:span>;<text:span text:style-name="T47"> </text:span><text:span text:style-name="T25">Accurate.</text:span><text:span text:style-name="T47"> </text:span></text:p>
      <text:p text:style-name="P282"/>
      <table:table table:name="Table20" table:style-name="Table20">
        <table:table-column table:style-name="Table20.A"/>
        <table:table-column table:style-name="Table20.B"/>
        <table:table-row>
          <table:table-cell table:style-name="Table20.A1" table:number-columns-spanned="2" office:value-type="string">
            <text:p text:style-name="P70"><text:span text:style-name="T90">Strategies </text:span><text:span text:style-name="T97">for</text:span><text:span text:style-name="T93"> </text:span><text:span text:style-name="T95">Assumption</text:span></text:p>
          </table:table-cell>
          <table:covered-table-cell/>
        </table:table-row>
        <table:table-row>
          <table:table-cell table:style-name="Table20.A2" office:value-type="string">
            <text:list xml:id="list1898163430871019496" text:style-name="L50">
              <text:list-item>
                <text:p text:style-name="P171">Have all assumptions been challenged for legitimacy?</text:p>
              </text:list-item>
            </text:list>
          </table:table-cell>
          <table:table-cell table:style-name="Table20.B2" office:value-type="string">
            <text:list xml:id="list210647457156381" text:continue-numbering="true" text:style-name="L50">
              <text:list-item>
                <text:p text:style-name="P268">What new assumptions have I made as I've worked through the problem?</text:p>
              </text:list-item>
            </text:list>
          </table:table-cell>
        </table:table-row>
      </table:table>
      <text:p text:style-name="P82"/>
      <text:p text:style-name="P142"><text:soft-page-break/><text:tab/></text:p>
      <text:p text:style-name="P142"/>
      <text:p text:style-name="P142"><text:tab/><text:span text:style-name="T280">Element of Reasoning: </text:span><text:span text:style-name="T282">Inferences and Interpretations </text:span></text:p>
      <text:p text:style-name="P153"><text:span text:style-name="T330"><text:tab/></text:span><text:span text:style-name="T332">What new </text:span><text:span text:style-name="T117">inferences </text:span><text:span text:style-name="T77">and </text:span><text:span text:style-name="T117">interpretations</text:span><text:span text:style-name="T77"> </text:span><text:span text:style-name="T202"><text:s/>have emerged as I've worked through the solution plan</text:span><text:span text:style-name="T201"> (are)</text:span><text:span text:style-name="T76"> <text:tab/>___________</text:span><text:span text:style-name="T89">_____________________________________________.</text:span></text:p>
      <text:p text:style-name="P14"><text:span text:style-name="T207"><text:tab/></text:span><text:span text:style-name="T149">(Is there another way to interpret the information? Can I justify my interpretation of the <text:tab/>information or problem to <text:tab/>be solved? Have I made any inferences beyond what the </text:span></text:p>
      <text:p text:style-name="P23"><text:tab/>evidence implies? Are my inferences consistent?)</text:p>
      <text:p text:style-name="P286"><text:tab/></text:p>
      <text:p text:style-name="P103"><text:span text:style-name="T118"><text:tab/>The </text:span><text:span text:style-name="T130">Intellectual Standards</text:span><text:span text:style-name="T118"> used to judge the quality </text:span><text:span text:style-name="T121">and reasonableness </text:span><text:span text:style-name="T118">of my </text:span><text:span text:style-name="T121">assumptions </text:span><text:span text:style-name="T122">needed to understand <text:tab/>and </text:span><text:span text:style-name="T123">the Question(s) or P</text:span><text:span text:style-name="T118">roblem</text:span><text:span text:style-name="T123">(s)</text:span><text:span text:style-name="T118"> are as follows: </text:span><text:span text:style-name="T113">Clar</text:span><text:span text:style-name="T114">i</text:span><text:span text:style-name="T113">ty</text:span><text:span text:style-name="T60"> ; </text:span><text:span text:style-name="T113">Accurate</text:span><text:span text:style-name="T60">; </text:span><text:span text:style-name="T20">Precise</text:span><text:span text:style-name="T61">; </text:span><text:span text:style-name="T115">Fairness</text:span><text:span text:style-name="T62">; </text:span><text:span text:style-name="T115">Breadth; </text:span><text:span text:style-name="T63"><text:s/></text:span><text:span text:style-name="T110">Significance</text:span><text:span text:style-name="T67">.</text:span></text:p>
      <text:p text:style-name="P249"/>
      <table:table table:name="Table21" table:style-name="Table21">
        <table:table-column table:style-name="Table21.A"/>
        <table:table-column table:style-name="Table21.B"/>
        <table:table-row>
          <table:table-cell table:style-name="Table21.A1" table:number-columns-spanned="2" office:value-type="string">
            <text:p text:style-name="P70"><text:span text:style-name="T90">Strategies </text:span><text:span text:style-name="T96">for Interpreting and </text:span><text:span text:style-name="T97">M</text:span><text:span text:style-name="T96">aking Inferences</text:span></text:p>
          </table:table-cell>
          <table:covered-table-cell/>
        </table:table-row>
        <table:table-row>
          <table:table-cell table:style-name="Table21.A2" office:value-type="string">
            <text:list xml:id="list9027243731332667608" text:style-name="L25">
              <text:list-item>
                <text:p text:style-name="P274"><text:span text:style-name="T384">C</text:span>ompare attempts to solve similar problem</text:p>
              </text:list-item>
              <text:list-item>
                <text:p text:style-name="P274">Allow for mistakes/errors</text:p>
              </text:list-item>
            </text:list>
          </table:table-cell>
          <table:table-cell table:style-name="Table21.B2" office:value-type="string">
            <text:list xml:id="list210647470162696" text:continue-numbering="true" text:style-name="L25">
              <text:list-item>
                <text:p text:style-name="P270">Allow student to ask and pursue “what – if” questions</text:p>
              </text:list-item>
              <text:list-item>
                <text:p text:style-name="P251"><text:span text:style-name="T384">C</text:span>heck answers for accurac<text:span text:style-name="T384">acy</text:span></text:p>
              </text:list-item>
            </text:list>
          </table:table-cell>
        </table:table-row>
      </table:table>
      <text:p text:style-name="P141"><text:tab/></text:p>
      <text:p text:style-name="P141"><text:tab/><text:span text:style-name="T280">Element of Reasoning: </text:span><text:span text:style-name="T281">Conclusions or Implications </text:span></text:p>
      <text:p text:style-name="P6"><text:span text:style-name="T330"><text:tab/></text:span><text:span text:style-name="T331">T</text:span><text:span text:style-name="T78">he most important </text:span><text:span text:style-name="T136">conclusion(s)</text:span><text:span text:style-name="T78"> or Implication(s) in solving this problem is <text:tab/>(are)____________________________________________________________________.</text:span></text:p>
      <text:p text:style-name="P20"><text:span text:style-name="T49"><text:tab/>(</text:span><text:span text:style-name="T50">Does my answer(s) make sense within the context of the problem? What did I learn from solving this problem? <text:tab/>Can my strategies be extended to other types of problems? What would I do differently next time? </text:span><text:span text:style-name="T43">Can I present my <text:tab/>analysis and solution using a clear <text:s/>coherent argument reflecting the sophistication appropriate to the problem at <text:tab/>hand.</text:span><text:span text:style-name="T51">)</text:span></text:p>
      <text:p text:style-name="P286"><text:tab/></text:p>
      <text:p text:style-name="P103"><text:span text:style-name="T118"><text:tab/>The </text:span><text:span text:style-name="T130">Intellectual Standards</text:span><text:span text:style-name="T118"> used to judge the quality of my </text:span><text:span text:style-name="T123">Conclusion and Interpretation of the Question at hand <text:tab/>is</text:span><text:span text:style-name="T118">: </text:span><text:span text:style-name="T113">Clar</text:span><text:span text:style-name="T114">i</text:span><text:span text:style-name="T113">ty;</text:span><text:span text:style-name="T60"> </text:span><text:span text:style-name="T113">Accurate</text:span><text:span text:style-name="T60">; </text:span><text:span text:style-name="T20">Precise</text:span><text:span text:style-name="T61">; </text:span><text:span text:style-name="T115">Fairness;</text:span><text:span text:style-name="T62"> </text:span><text:span text:style-name="T63"><text:s/></text:span><text:span text:style-name="T110">Significanc</text:span><text:span text:style-name="T111">e.</text:span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table:number-columns-spanned="2" office:value-type="string">
            <text:p text:style-name="P70"><text:span text:style-name="T99">Strate</text:span><text:span text:style-name="T90">gies </text:span><text:span text:style-name="T96">for </text:span><text:span text:style-name="T98">Conclusions</text:span></text:p>
          </table:table-cell>
          <table:covered-table-cell/>
        </table:table-row>
        <table:table-row table:style-name="Table22.2">
          <table:table-cell table:style-name="Table22.A2" office:value-type="string">
            <text:list xml:id="list1739481229343219937" text:style-name="L26">
              <text:list-item>
                <text:p text:style-name="P121"><text:span text:style-name="T347">C</text:span>an you see clearly that the step is correct/</text:p>
              </text:list-item>
              <text:list-item>
                <text:p text:style-name="P275">Can you prove that it is correct?</text:p>
              </text:list-item>
              <text:list-item>
                <text:p text:style-name="P275"><text:span text:style-name="T384">K</text:span>eep track and save all results/data</text:p>
              </text:list-item>
              <text:list-item>
                <text:p text:style-name="P275"><text:span text:style-name="T384">S</text:span>how all of my work include partial solutions</text:p>
              </text:list-item>
              <text:list-item>
                <text:p text:style-name="P275"><text:span text:style-name="T384">C</text:span>ompare attempts to solve similar problems</text:p>
              </text:list-item>
              <text:list-item>
                <text:p text:style-name="P275"><text:span text:style-name="T384">R</text:span>evise plan</text:p>
              </text:list-item>
              <text:list-item>
                <text:p text:style-name="P271">Consider the impact of alternative or unexpressed assumptions</text:p>
              </text:list-item>
              <text:list-item>
                <text:p text:style-name="P271">Consider the impact of removing assumptions</text:p>
              </text:list-item>
              <text:list-item>
                <text:p text:style-name="P275">Does the answer make sense?</text:p>
              </text:list-item>
              <text:list-item>
                <text:p text:style-name="P271">Am I being logical? Can I express the logic that I used??</text:p>
              </text:list-item>
            </text:list>
          </table:table-cell>
          <table:table-cell table:style-name="Table22.B2" office:value-type="string">
            <text:list xml:id="list210647482156630" text:continue-numbering="true" text:style-name="L26">
              <text:list-item>
                <text:p text:style-name="P276">check answers for accuracy</text:p>
              </text:list-item>
              <text:list-item>
                <text:p text:style-name="P276"><text:span text:style-name="T226">How can I check my answer?</text:span></text:p>
              </text:list-item>
              <text:list-item>
                <text:p text:style-name="P276">Does the answer make sense?</text:p>
              </text:list-item>
              <text:list-item>
                <text:p text:style-name="P272">Am I being logical?</text:p>
              </text:list-item>
              <text:list-item>
                <text:p text:style-name="P276">Can you articulate another reasonable way of looking at the issue (breadth)</text:p>
              </text:list-item>
              <text:list-item>
                <text:p text:style-name="P276">Can you express the loci that you used (logic)</text:p>
              </text:list-item>
              <text:list-item>
                <text:p text:style-name="P290"><text:span text:style-name="Emphasis"><text:span text:style-name="T19">Have you focused on the most significant issue in dealing with this problem? (significance)</text:span></text:span></text:p>
              </text:list-item>
              <text:list-item>
                <text:p text:style-name="P273"><text:span text:style-name="Emphasis"><text:span text:style-name="T253">M</text:span></text:span><text:span text:style-name="Emphasis"><text:span text:style-name="T19">onitor how well he or she is arriving at conclusion.</text:span></text:span></text:p>
              </text:list-item>
            </text:list>
          </table:table-cell>
        </table:table-row>
      </table:table>
      <text:p text:style-name="P82"/>
      <text:p text:style-name="P82"><text:span text:style-name="T338"><text:tab/></text:span></text:p>
      <text:p text:style-name="P161"><text:tab/></text:p>
      <text:p text:style-name="P161"><text:soft-page-break/><text:tab/>Element of Reasoning: <text:span text:style-name="T337">Point(s) of View </text:span></text:p>
      <text:p text:style-name="P131"><text:span text:style-name="T336"><text:tab/></text:span><text:span text:style-name="T283">What new </text:span><text:span text:style-name="T260">point(s) of view or perspective(s) </text:span><text:span text:style-name="T293"><text:s/>have emerged </text:span><text:span text:style-name="T295">into my thinking </text:span><text:span text:style-name="T293">as I've worked through the solution <text:tab/></text:span><text:span text:style-name="T294">(are)____________________________________________________________________________</text:span><text:span text:style-name="T292"> </text:span><text:span text:style-name="T260">.</text:span></text:p>
      <text:p text:style-name="P118"><text:tab/>(Could I work the problem using a different approach or technique? How can we check our results? Can I <text:tab/>check if my understanding is accurate?<text:span text:style-name="T385">)</text:span></text:p>
      <text:p text:style-name="P10"><text:tab/></text:p>
      <text:p text:style-name="P50"><text:span text:style-name="T1"><text:tab/>The </text:span><text:span text:style-name="T258">Intellectual Standards</text:span><text:span text:style-name="T1"> used to judge the quality and reasonableness of my assumptions needed to understand <text:tab/>and solve this problem are as follows: </text:span><text:span text:style-name="T245">Clar</text:span><text:span text:style-name="T246">i</text:span><text:span text:style-name="T245">ty</text:span><text:span text:style-name="T249">; </text:span><text:span text:style-name="T245">Accurate</text:span><text:span text:style-name="T249">; </text:span><text:span text:style-name="T248">Precise</text:span><text:span text:style-name="T1">-</text:span><text:span text:style-name="T251"> </text:span><text:span text:style-name="T247">Breadth</text:span><text:span text:style-name="T251">;</text:span><text:span text:style-name="T243"> </text:span><text:span text:style-name="T248">Logic.</text:span></text:p>
      <text:p text:style-name="P50"/>
      <table:table table:name="Table23" table:style-name="Table23">
        <table:table-column table:style-name="Table23.A"/>
        <table:table-column table:style-name="Table23.B"/>
        <table:table-row>
          <table:table-cell table:style-name="Table23.A1" table:number-columns-spanned="2" office:value-type="string">
            <text:p text:style-name="P70"><text:span text:style-name="T99">Strate</text:span><text:span text:style-name="T90">gies </text:span><text:span text:style-name="T96">for </text:span><text:span text:style-name="T104">Point of View</text:span></text:p>
          </table:table-cell>
          <table:covered-table-cell/>
        </table:table-row>
        <table:table-row>
          <table:table-cell table:style-name="Table23.A2" office:value-type="string">
            <text:list xml:id="list2086814056592795057" text:style-name="L27">
              <text:list-item>
                <text:p text:style-name="P277">Can I work the problem using a different method?</text:p>
                <text:p text:style-name="P238"><text:span text:style-name="Emphasis"><text:span text:style-name="T143"/></text:span></text:p>
              </text:list-item>
            </text:list>
          </table:table-cell>
          <table:table-cell table:style-name="Table23.B2" office:value-type="string">
            <text:list xml:id="list210647505148529" text:continue-numbering="true" text:style-name="L27">
              <text:list-item>
                <text:p text:style-name="P233">Do we need to look at this in to other ways?</text:p>
              </text:list-item>
              <text:list-item>
                <text:p text:style-name="P292"><text:span text:style-name="Emphasis"><text:span text:style-name="T18">Can you articulate another reasonable ways of <text:s/>looking at the issue?</text:span></text:span></text:p>
              </text:list-item>
            </text:list>
          </table:table-cell>
        </table:table-row>
      </table:table>
      <text:p text:style-name="P98"/>
      <text:p text:style-name="P98"/>
      <text:p text:style-name="P296"><text:span text:style-name="T385">IV</text:span>.<text:tab/><text:span text:style-name="T347">Polya Step 4: </text:span>Reflecting on the Problem</text:p>
      <text:p text:style-name="P33"><text:tab/><text:span text:style-name="T255">Element of Reasoning: Key Question</text:span></text:p>
      <text:p text:style-name="P33"><text:tab/></text:p>
      <text:p text:style-name="P33"><text:span text:style-name="T2"><text:tab/>The key </text:span><text:span text:style-name="T13">question</text:span><text:span text:style-name="T16">(s)</text:span><text:span text:style-name="T2"> or </text:span><text:span text:style-name="T13">problem</text:span><text:span text:style-name="T14">(s)</text:span><text:span text:style-name="T2"> is </text:span><text:span text:style-name="T11">(are)</text:span><text:span text:style-name="T3"> </text:span><text:span text:style-name="T11">did I solve the problem? What have I learned from solving the problem <text:tab/>or answering the question?</text:span><text:span text:style-name="T2">______________________________________________________________.</text:span></text:p>
      <text:p text:style-name="P40"><text:span text:style-name="T27"><text:tab/></text:span></text:p>
      <text:p text:style-name="P40"><text:span text:style-name="T30"><text:tab/></text:span><text:span text:style-name="T31">The </text:span><text:span text:style-name="T58">Intellectual Standards</text:span><text:span text:style-name="T31"> used to judge the quality of my understanding of the problem are as follows:</text:span></text:p>
      <text:p text:style-name="P88"><text:span text:style-name="T118"><text:tab/></text:span><text:span text:style-name="T106">Clar</text:span><text:span text:style-name="T107">i</text:span><text:span text:style-name="T106">ty</text:span><text:span text:style-name="T64">; <text:s/></text:span><text:span text:style-name="T113">Accurate</text:span><text:span text:style-name="T60">; </text:span><text:span text:style-name="T20">Precis</text:span><text:span text:style-name="T21">ion;</text:span><text:span text:style-name="T61">; </text:span><text:span text:style-name="T108">Fairness</text:span><text:span text:style-name="T119">.</text:span></text:p>
      <text:p text:style-name="P114"/>
      <text:p text:style-name="P114"><text:tab/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table:number-columns-spanned="2" office:value-type="string">
            <text:p text:style-name="P73"><text:span text:style-name="T90">Strategies </text:span><text:span text:style-name="T105">for Reflecting on </text:span><text:span text:style-name="T90">the </text:span><text:span text:style-name="T91">P</text:span><text:span text:style-name="T90">roblem</text:span></text:p>
          </table:table-cell>
          <table:covered-table-cell/>
        </table:table-row>
        <table:table-row>
          <table:table-cell table:style-name="Table17.A2" office:value-type="string">
            <text:list xml:id="list6389249319774268501" text:style-name="L52">
              <text:list-item>
                <text:p text:style-name="P181"><text:span text:style-name="T145">D</text:span><text:span text:style-name="T144">id I anwer the question?</text:span></text:p>
              </text:list-item>
              <text:list-item>
                <text:p text:style-name="P183"><text:span text:style-name="T144">Can I explain and justify my answer?</text:span></text:p>
              </text:list-item>
              <text:list-item>
                <text:p text:style-name="P182"><text:span text:style-name="T144">Did my understanding of the question change as I worked through the problem?</text:span></text:p>
              </text:list-item>
              <text:list-item>
                <text:p text:style-name="P209">How can this problem be extended to other types of problems?</text:p>
              </text:list-item>
              <text:list-item>
                <text:p text:style-name="P209">Werer all problem conditins met?</text:p>
              </text:list-item>
            </text:list>
          </table:table-cell>
          <table:table-cell table:style-name="Table17.B2" office:value-type="string">
            <text:list xml:id="list210647517165568" text:continue-numbering="true" text:style-name="L52">
              <text:list-item>
                <text:p text:style-name="P208"><text:span text:style-name="T387">W</text:span>hat did I learn from solving this problem (new content, processes, improved learning of particular mathematical concepts?</text:p>
              </text:list-item>
              <text:list-item>
                <text:p text:style-name="P209">Can I describe a more effective or efficient process </text:p>
              </text:list-item>
              <text:list-item>
                <text:p text:style-name="P209">How was my solution process similar to or different than other problems?</text:p>
              </text:list-item>
              <text:list-item>
                <text:p text:style-name="P211">Was my solution different from my expections or estimate?</text:p>
              </text:list-item>
            </text:list>
            <text:p text:style-name="P210"/>
            <text:list xml:id="list210647518148961" text:continue-numbering="true" text:style-name="L52">
              <text:list-header>
                <text:p text:style-name="P208"/>
              </text:list-header>
            </text:list>
          </table:table-cell>
        </table:table-row>
      </table:table>
      <text:p text:style-name="P169"><text:span text:style-name="T279"><text:tab/></text:span></text:p>
      <text:p text:style-name="P169"><text:span text:style-name="T279"><text:tab/>Element of Reasoning: </text:span><text:span text:style-name="T282">Purpose</text:span></text:p>
      <text:p text:style-name="P154"><text:tab/><text:span text:style-name="T333">New or expanded insights </text:span><text:span text:style-name="T334">regarding purpose </text:span><text:span text:style-name="T333">that I've gained i</text:span><text:span text:style-name="T199">n </text:span><text:span text:style-name="T203">working through this problem <text:tab/></text:span><text:span text:style-name="T200">i</text:span><text:span text:style-name="T199">s(are)</text:span><text:span text:style-name="T2">______________________________________________________________________________.</text:span></text:p>
      <text:p text:style-name="P17"><text:span text:style-name="T27"><text:tab/>(State as accurately as possible, </text:span><text:span text:style-name="T38">new insight about </text:span><text:span text:style-name="T27">the purpose for solving the problem.? What purpose will our <text:tab/>solution achieve? W</text:span><text:span text:style-name="T32">hy is the </text:span><text:span text:style-name="T24">problem important</text:span><text:span text:style-name="T32">?</text:span><text:span text:style-name="T27">) </text:span></text:p>
      <text:p text:style-name="P78"><text:span text:style-name="T193"><text:tab/>The </text:span><text:span text:style-name="T192">Intellectual Standards</text:span><text:span text:style-name="T193"> used to judge the quality of my understanding of the problem are as follows:</text:span></text:p>
      <text:p text:style-name="P87"><text:span text:style-name="T118"><text:tab/></text:span><text:span text:style-name="T106">Clar</text:span><text:span text:style-name="T107">i</text:span><text:span text:style-name="T106">ty;</text:span><text:span text:style-name="T60"> </text:span><text:span text:style-name="T108">Fairness</text:span><text:span text:style-name="T119">.</text:span></text:p>
      <table:table table:name="Table24" table:style-name="Table24">
        <table:table-column table:style-name="Table24.A"/>
        <table:table-column table:style-name="Table24.B"/>
        <table:table-row>
          <table:table-cell table:style-name="Table24.A1" table:number-columns-spanned="2" office:value-type="string">
            <text:p text:style-name="P71"><text:span text:style-name="T90">Strategies to </text:span><text:span text:style-name="T91">F</text:span><text:span text:style-name="T90">acilitate </text:span><text:span text:style-name="T91">U</text:span><text:span text:style-name="T90">nderstanding the </text:span><text:span text:style-name="T91">P</text:span><text:span text:style-name="T92">urpose</text:span></text:p>
          </table:table-cell>
          <table:covered-table-cell/>
        </table:table-row>
        <table:table-row>
          <table:table-cell table:style-name="Table24.A2" office:value-type="string">
            <text:list xml:id="list7644160213430662872" text:style-name="L28">
              <text:list-item>
                <text:p text:style-name="P324">Why is the <text:span text:style-name="T226">problem important?</text:span></text:p>
              </text:list-item>
              <text:list-item>
                <text:p text:style-name="P253">What is the practical importance in <text:soft-page-break/>obtaining the solution?</text:p>
              </text:list-item>
            </text:list>
          </table:table-cell>
          <table:table-cell table:style-name="Table24.B2" office:value-type="string">
            <text:list xml:id="list210647526171780" text:continue-numbering="true" text:style-name="L28">
              <text:list-item>
                <text:p text:style-name="P259">Do I understand why solving this problem will help me understand mathematics?</text:p>
              </text:list-item>
              <text:list-item>
                <text:p text:style-name="P262"><text:soft-page-break/>What have new mathematics have I learned in solving the problem?</text:p>
              </text:list-item>
            </text:list>
          </table:table-cell>
        </table:table-row>
      </table:table>
      <text:p text:style-name="P32"><text:tab/><text:span text:style-name="T255">Element of Reasoning: </text:span><text:span text:style-name="T256">Information</text:span><text:tab/></text:p>
      <text:p text:style-name="P140"><text:span text:style-name="T2"><text:tab/></text:span><text:span text:style-name="T284">T</text:span><text:span text:style-name="T69">he most important </text:span><text:span text:style-name="T72">information </text:span><text:span text:style-name="T70">t</text:span><text:span text:style-name="T71">hat I </text:span><text:span text:style-name="T72">used </text:span><text:span text:style-name="T69">in </text:span><text:span text:style-name="T72">solving the problem </text:span><text:span text:style-name="T12">wa</text:span><text:span text:style-name="T2">s <text:tab/>____________________________________________________________________________</text:span><text:span text:style-name="T120">.</text:span></text:p>
      <text:p text:style-name="P46"><text:span text:style-name="T40"><text:tab/>(Identify key information </text:span><text:span text:style-name="T56">used</text:span><text:span text:style-name="T40"> for </text:span><text:span text:style-name="T56">solving</text:span><text:span text:style-name="T40">g the problem. Here we are looking for facts or data <text:s/>relevant</text:span><text:span text:style-name="T41"> to </text:span><text:span text:style-name="T40">the <text:tab/>problem, </text:span><text:span text:style-name="T42">What information such as data, and facts </text:span><text:span text:style-name="T43">d</text:span><text:span text:style-name="T42">o I have? What </text:span><text:span text:style-name="T24">information</text:span><text:span text:style-name="T42"> do I need to answer the <text:tab/>question? Does it seem that some </text:span><text:span text:style-name="T24">information</text:span><text:span text:style-name="T42"> is still missing? </text:span><text:span text:style-name="T44">H</text:span><text:span text:style-name="T45">ow is information </text:span><text:span text:style-name="T44">to be </text:span><text:span text:style-name="T45">accessed and used?</text:span><text:span text:style-name="T41">)</text:span></text:p>
      <text:p text:style-name="P39"><text:span text:style-name="T30"><text:tab/></text:span><text:span text:style-name="T31">The </text:span><text:span text:style-name="T58">Intellectual Standards</text:span><text:span text:style-name="T31"> used to judge the quality of </text:span><text:span text:style-name="T33">Information </text:span><text:span text:style-name="T31">are as follows:</text:span></text:p>
      <text:p text:style-name="P77"><text:span text:style-name="T188"><text:tab/></text:span><text:span text:style-name="T172">Clar</text:span><text:span text:style-name="T173">i</text:span><text:span text:style-name="T172">ty</text:span><text:span text:style-name="T185">; </text:span><text:span text:style-name="T231">Precis</text:span><text:span text:style-name="T232">ion</text:span>-<text:span text:style-name="T186">; </text:span><text:span text:style-name="T174">Fairness</text:span><text:span text:style-name="T166">; </text:span><text:span text:style-name="T177">Significance</text:span><text:span text:style-name="T166">;</text:span><text:span text:style-name="T167"> </text:span><text:span text:style-name="T175">R</text:span><text:span text:style-name="T176">elevance</text:span><text:span text:style-name="T168">. </text:span></text:p>
      <text:p text:style-name="P115"><text:tab/></text:p>
      <table:table table:name="Table25" table:style-name="Table25">
        <table:table-column table:style-name="Table25.A"/>
        <table:table-column table:style-name="Table25.B"/>
        <table:table-row>
          <table:table-cell table:style-name="Table25.A1" table:number-columns-spanned="2" office:value-type="string">
            <text:p text:style-name="P71"><text:span text:style-name="T90">Strategies </text:span><text:span text:style-name="T97">for </text:span><text:span text:style-name="T93">Information</text:span></text:p>
          </table:table-cell>
          <table:covered-table-cell/>
        </table:table-row>
        <table:table-row>
          <table:table-cell table:style-name="Table25.A2" office:value-type="string">
            <text:list xml:id="list4421421250023093559" text:style-name="L29">
              <text:list-item>
                <text:p text:style-name="P313">What information <text:span text:style-name="T386">was most</text:span> relevant <text:span text:style-name="T386">and useful</text:span>?</text:p>
              </text:list-item>
              <text:list-item>
                <text:p text:style-name="P240">Can you relate new information <text:span text:style-name="T386">gained from solving this problem</text:span> to previous learning?</text:p>
              </text:list-item>
            </text:list>
          </table:table-cell>
          <table:table-cell table:style-name="Table25.B2" office:value-type="string">
            <text:list xml:id="list210647538167736" text:continue-numbering="true" text:style-name="L29">
              <text:list-item>
                <text:p text:style-name="P241"><text:span text:style-name="T386">Have I gained new insights or knowledge regarding accessing and using information for problem solving?</text:span></text:p>
              </text:list-item>
              <text:list-item>
                <text:p text:style-name="P263">What would I do differently in accessing information for solving a similar problem?</text:p>
              </text:list-item>
            </text:list>
            <text:p text:style-name="P264"/>
          </table:table-cell>
        </table:table-row>
      </table:table>
      <text:p text:style-name="P321"><text:tab/><text:span text:style-name="T255">Element of Reasoning: </text:span><text:span text:style-name="T257">Concepts</text:span><text:tab/></text:p>
      <text:p text:style-name="P32"><text:span text:style-name="T2"><text:tab/></text:span><text:span text:style-name="T263"> </text:span><text:span text:style-name="T264">What new </text:span><text:span text:style-name="T131">concepts</text:span><text:span text:style-name="T79"> </text:span><text:span text:style-name="T88">not identified earlier were </text:span><text:span text:style-name="T79">need</text:span><text:span text:style-name="T88">ed</text:span><text:span text:style-name="T79"> to </text:span><text:span text:style-name="T88">solve </text:span><text:span text:style-name="T79">this problem are</text:span><text:span text:style-name="T116"> <text:s text:c="41"/>.</text:span></text:p>
      <text:p text:style-name="P32"><text:span text:style-name="T79"><text:tab/></text:span><text:span text:style-name="T80">(</text:span><text:span text:style-name="T125">What concepts or content (theorems, definitions, formulas, etc.) do we need to <text:tab/>understand for reaching a <text:tab/>solution?</text:span><text:span text:style-name="T126">)</text:span><text:span text:style-name="T265"><text:tab/></text:span></text:p>
      <text:p text:style-name="P109"/>
      <text:p text:style-name="P39"><text:span text:style-name="T30"><text:tab/></text:span><text:span text:style-name="T31">The </text:span><text:span text:style-name="T58">Intellectual Standards</text:span><text:span text:style-name="T31"> used to judge the quality of my understanding of the </text:span><text:span text:style-name="T33">concepts needed to understand <text:tab/>and solve this </text:span><text:span text:style-name="T31">problem are as follows:</text:span></text:p>
      <text:p text:style-name="P42"><text:span text:style-name="T31"><text:tab/></text:span><text:span text:style-name="T233">Clar</text:span><text:span text:style-name="T234">i</text:span><text:span text:style-name="T233">ty</text:span><text:span text:style-name="T221">; </text:span><text:span text:style-name="T236">Accurate</text:span><text:span text:style-name="T225">; </text:span><text:span text:style-name="T236">Precis</text:span><text:span text:style-name="T232">ion</text:span><text:span text:style-name="T225">; S</text:span><text:span text:style-name="T232">ignificance</text:span><text:span text:style-name="T1">; </text:span><text:span text:style-name="T237">R</text:span><text:span text:style-name="T238">elevance.</text:span></text:p>
      <text:p text:style-name="P115"><text:tab/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table:number-columns-spanned="2" office:value-type="string">
            <text:p text:style-name="P71"><text:span text:style-name="T90">Strategies </text:span><text:span text:style-name="T96">for</text:span><text:span text:style-name="T90"> </text:span><text:span text:style-name="T96">I</text:span><text:span text:style-name="T93">dentify</text:span><text:span text:style-name="T96">ing</text:span><text:span text:style-name="T93"> </text:span><text:span text:style-name="T96">and Applying </text:span><text:span text:style-name="T94">Concepts</text:span></text:p>
          </table:table-cell>
          <table:covered-table-cell/>
        </table:table-row>
        <table:table-row>
          <table:table-cell table:style-name="Table26.A2" office:value-type="string">
            <text:list xml:id="list3042026314735147743" text:style-name="L31">
              <text:list-item>
                <text:p text:style-name="P143"><text:span text:style-name="T351">W</text:span>hat <text:span text:style-name="T386">new c</text:span>oncepts or content <text:span text:style-name="T386">was(were)</text:span> related to the problem?</text:p>
              </text:list-item>
              <text:list-item>
                <text:p text:style-name="P239">Can you explain <text:span text:style-name="T386">how these concepts were used in solving </text:span>the problem?</text:p>
              </text:list-item>
              <text:list-item>
                <text:p text:style-name="P265">What concepts did I learn more deeply from solving this problem? How did my learning change?</text:p>
              </text:list-item>
            </text:list>
          </table:table-cell>
          <table:table-cell table:style-name="Table26.B2" office:value-type="string">
            <text:list xml:id="list210647549151090" text:continue-numbering="true" text:style-name="L31">
              <text:list-item>
                <text:p text:style-name="P243">Are there <text:span text:style-name="T322">relevant concepts or content</text:span> that I need to <text:span text:style-name="T348">study in greater depth .</text:span></text:p>
              </text:list-item>
              <text:list-item>
                <text:p text:style-name="P242">Can you relate new <text:span text:style-name="T324">concept or content needed to solve this problem </text:span><text:s/>to previous learning?</text:p>
              </text:list-item>
              <text:list-item>
                <text:p text:style-name="P242"><text:span text:style-name="T389">Can you explain the main concept behind the problem in your own words?</text:span></text:p>
              </text:list-item>
            </text:list>
          </table:table-cell>
        </table:table-row>
      </table:table>
      <text:list xml:id="list7828317487487736604" text:style-name="L32">
        <text:list-header>
          <text:p text:style-name="P160"/>
        </text:list-header>
      </text:list>
      <text:p text:style-name="P26"/>
      <text:p text:style-name="P164"><text:tab/>Critical Thinking</text:p>
      <text:p text:style-name="P164"><text:tab/>Element of Reasoning: Assumptions</text:p>
      <text:p text:style-name="P132"><text:span text:style-name="T228"><text:tab/></text:span><text:span text:style-name="T275">New </text:span><text:span text:style-name="T274">assumption(s) </text:span><text:span text:style-name="T275">that have emerged as I've worked through the solution plan</text:span><text:span text:style-name="T274"> (are)<text:tab/>___________________________________________________________________. </text:span></text:p>
      <text:p text:style-name="P60"><text:span text:style-name="T310"><text:tab/>(What </text:span><text:span text:style-name="T313">did I</text:span><text:span text:style-name="T310"> tak</text:span><text:span text:style-name="T313">e</text:span><text:span text:style-name="T310"> for granted? </text:span><text:span text:style-name="T311">What assumptions </text:span><text:span text:style-name="T313">did I make</text:span><text:span text:style-name="T311">? Are our assumptions justifiable? </text:span></text:p>
      <text:p text:style-name="P97"><text:span text:style-name="T39"><text:tab/>The </text:span><text:span text:style-name="T57">Intellectual Standards</text:span><text:span text:style-name="T39"> used to judge the quality </text:span><text:span text:style-name="T48">and reasonableness </text:span><text:span text:style-name="T39">of my </text:span><text:span text:style-name="T48">assumptions </text:span><text:span text:style-name="T46">needed to understand <text:tab/>and solve this </text:span><text:span text:style-name="T39">problem are as follows: </text:span><text:span text:style-name="T231">Clar</text:span><text:span text:style-name="T239">i</text:span><text:span text:style-name="T231">ty</text:span>;<text:span text:style-name="T47"> </text:span><text:span text:style-name="T25">Accurate</text:span><text:span text:style-name="T47"> </text:span></text:p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71"><text:span text:style-name="T90">Strategies </text:span><text:span text:style-name="T97">for</text:span><text:span text:style-name="T93"> </text:span><text:span text:style-name="T95">Assumptions</text:span></text:p>
          </table:table-cell>
          <table:covered-table-cell/>
        </table:table-row>
        <table:table-row>
          <table:table-cell table:style-name="Table27.A2" office:value-type="string">
            <text:list xml:id="list8496592769224043538" text:style-name="L33">
              <text:list-item>
                <text:p text:style-name="P220">Consider the impact of alternative or unexpressed assumption.</text:p>
              </text:list-item>
              <text:list-item>
                <text:p text:style-name="P225">Check if correct assumptions were made.</text:p>
              </text:list-item>
            </text:list>
          </table:table-cell>
          <table:table-cell table:style-name="Table27.B2" office:value-type="string">
            <text:list xml:id="list210647558170801" text:continue-numbering="true" text:style-name="L33">
              <text:list-item>
                <text:p text:style-name="P214">Consider the impact of removing assumptions</text:p>
              </text:list-item>
              <text:list-item>
                <text:p text:style-name="P221">Identify assumptions they led you to your conclusions</text:p>
              </text:list-item>
            </text:list>
            <text:p text:style-name="P222"/>
          </table:table-cell>
        </table:table-row>
      </table:table>
      <text:p text:style-name="P83"><text:soft-page-break/><text:tab/><text:span text:style-name="T280">Element of Reasoning: </text:span><text:span text:style-name="T282">Inferences and Interpretations </text:span></text:p>
      <text:p text:style-name="P7"><text:span text:style-name="T330"><text:tab/></text:span><text:span text:style-name="T276">T</text:span><text:span text:style-name="T77">he basis for our </text:span><text:span text:style-name="T117">inferences </text:span><text:span text:style-name="T77">and </text:span><text:span text:style-name="T117">interpretations</text:span><text:span text:style-name="T77"> at this point are</text:span><text:span text:style-name="T76"> <text:tab/>___________</text:span><text:span text:style-name="T89">_____________________________________________.</text:span></text:p>
      <text:p text:style-name="P15"><text:span text:style-name="T207"><text:tab/></text:span><text:span text:style-name="T149">(Is there another way to interpret the information? Can I justify my interpretation of the <text:tab/>information or problem to <text:tab/>be solved? Have I made any inferences beyond what the </text:span><text:span text:style-name="T190">evidence implies? Are my inferences consistent?)</text:span></text:p>
      <text:p text:style-name="P287"><text:tab/></text:p>
      <text:p text:style-name="P104"><text:span text:style-name="T118"><text:tab/>The </text:span><text:span text:style-name="T130">Intellectual Standards</text:span><text:span text:style-name="T118"> used to judge the quality </text:span><text:span text:style-name="T121">and reasonableness </text:span><text:span text:style-name="T118">of my </text:span><text:span text:style-name="T121">assumptions </text:span><text:span text:style-name="T122">needed to understand <text:tab/>and </text:span><text:span text:style-name="T123">the Question(s) or P</text:span><text:span text:style-name="T118">roblem</text:span><text:span text:style-name="T123">(s)</text:span><text:span text:style-name="T118"> are as follows: </text:span><text:span text:style-name="T113">Clar</text:span><text:span text:style-name="T114">i</text:span><text:span text:style-name="T113">ty</text:span><text:span text:style-name="T60">; </text:span><text:span text:style-name="T113">Accurate</text:span><text:span text:style-name="T60">; </text:span><text:span text:style-name="T20">Precise</text:span><text:span text:style-name="T61">; </text:span><text:span text:style-name="T115">Fairness</text:span><text:span text:style-name="T62">; </text:span><text:span text:style-name="T115">Breadth</text:span><text:span text:style-name="T109">; </text:span><text:span text:style-name="T110">Significance</text:span><text:span text:style-name="T67"> <text:tab/></text:span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table:number-columns-spanned="2" office:value-type="string">
            <text:p text:style-name="P71"><text:span text:style-name="T90">Strategies </text:span><text:span text:style-name="T96">for Interpreting and </text:span><text:span text:style-name="T97">M</text:span><text:span text:style-name="T96">aking Inferences</text:span></text:p>
          </table:table-cell>
          <table:covered-table-cell/>
        </table:table-row>
        <table:table-row>
          <table:table-cell table:style-name="Table28.A2" office:value-type="string">
            <text:list xml:id="list6367439547962043433" text:style-name="L34">
              <text:list-item>
                <text:p text:style-name="P144"><text:span text:style-name="T349">Ar</text:span>e my inferences reasonable?</text:p>
              </text:list-item>
              <text:list-item>
                <text:p text:style-name="P323">Have I thought through other inormation that can be reasonably infered from the information provided?</text:p>
              </text:list-item>
            </text:list>
          </table:table-cell>
          <table:table-cell table:style-name="Table28.B2" office:value-type="string">
            <text:list xml:id="list210647576142429" text:continue-numbering="true" text:style-name="L34">
              <text:list-item>
                <text:p text:style-name="P322"><text:span text:style-name="T388">Have</text:span> I interpret<text:span text:style-name="T388">ed</text:span> representations correctly (graphs, charts, etc.)?</text:p>
              </text:list-item>
              <text:list-item>
                <text:p text:style-name="P252">Is there another way to interpret the information?</text:p>
                <text:p text:style-name="P252"/>
              </text:list-item>
            </text:list>
          </table:table-cell>
        </table:table-row>
      </table:table>
      <text:p text:style-name="P87"/>
      <text:p text:style-name="P87"/>
      <text:p text:style-name="P170"><text:span text:style-name="T280"><text:tab/>Element of Reasoning: </text:span><text:span text:style-name="T281">Conclusions or Implications </text:span></text:p>
      <text:p text:style-name="P7"><text:span text:style-name="T330"><text:tab/></text:span><text:span text:style-name="T331">T</text:span><text:span text:style-name="T78">he most important </text:span><text:span text:style-name="T136">conclusion(s)</text:span><text:span text:style-name="T78"> or Implication(s) in solving this problem is <text:tab/>(are)____________________________________________________________________.</text:span></text:p>
      <text:p text:style-name="P21"><text:span text:style-name="T49"><text:tab/>(</text:span><text:span text:style-name="T50">Does my answer(s) make sense within the context of the problem? What did I learn from solving this problem? <text:tab/>Can my strategies be extended to other types of problems? What would I do differently next time? </text:span><text:span text:style-name="T43">Can I present my <text:tab/>analysis and solution using a clear <text:s/>coherent argument reflecting the sophistication appropriate to the problem at <text:tab/>hand.</text:span><text:span text:style-name="T51">)</text:span></text:p>
      <text:p text:style-name="P104"><text:span text:style-name="T118"><text:tab/>The </text:span><text:span text:style-name="T130">Intellectual Standards</text:span><text:span text:style-name="T118"> used to judge the quality of my </text:span><text:span text:style-name="T123">Conclusion and Interpretation of the Question at hand <text:tab/>is</text:span><text:span text:style-name="T118">: </text:span><text:span text:style-name="T113">Clar</text:span><text:span text:style-name="T114">i</text:span><text:span text:style-name="T113">ty</text:span><text:span text:style-name="T60"> ; </text:span><text:span text:style-name="T113">Accurate</text:span><text:span text:style-name="T60"> ; </text:span><text:span text:style-name="T20">Precise</text:span><text:span text:style-name="T61">; </text:span><text:span text:style-name="T115">Fairness; </text:span><text:span text:style-name="T110">Significance</text:span></text:p>
      <table:table table:name="Table29" table:style-name="Table29">
        <table:table-column table:style-name="Table29.A"/>
        <table:table-column table:style-name="Table29.B"/>
        <table:table-row>
          <table:table-cell table:style-name="Table29.A1" table:number-columns-spanned="2" office:value-type="string">
            <text:p text:style-name="P71"><text:span text:style-name="T99">Strate</text:span><text:span text:style-name="T90">gies </text:span><text:span text:style-name="T96">for </text:span><text:span text:style-name="T98">Conclusions</text:span></text:p>
          </table:table-cell>
          <table:covered-table-cell/>
        </table:table-row>
        <table:table-row table:style-name="Table29.2">
          <table:table-cell table:style-name="Table29.A2" office:value-type="string">
            <text:list xml:id="list4322977414491333453" text:style-name="L35">
              <text:list-header>
                <text:p text:style-name="P133"/>
              </text:list-header>
              <text:list-item>
                <text:p text:style-name="P328"><text:span text:style-name="Emphasis"><text:span text:style-name="T297">Could </text:span></text:span><text:span text:style-name="Emphasis"><text:span text:style-name="T298">stat</text:span></text:span><text:span text:style-name="Emphasis"><text:span text:style-name="T297">e </text:span></text:span><text:span text:style-name="Emphasis"><text:span text:style-name="T298">your understanding</text:span></text:span><text:span text:style-name="Emphasis"><text:span text:style-name="T297"> of the math </text:span></text:span><text:span text:style-name="Emphasis"><text:span text:style-name="T299">new math terms, ideas, or processes</text:span></text:span><text:span text:style-name="Emphasis"><text:span text:style-name="T297"> i</text:span></text:span><text:span text:style-name="Emphasis"><text:span text:style-name="T296">n </text:span></text:span><text:span text:style-name="Emphasis"><text:span text:style-name="T299">my</text:span></text:span><text:span text:style-name="Emphasis"><text:span text:style-name="T298">r </text:span></text:span><text:span text:style-name="Emphasis"><text:span text:style-name="T296">reasoning? </text:span></text:span></text:p>
              </text:list-item>
              <text:list-item>
                <text:p text:style-name="P176"><text:span text:style-name="T148">Did the plan work </text:span></text:p>
              </text:list-item>
              <text:list-item>
                <text:p text:style-name="P234">logic – Does our conclusion follow from the evidence?</text:p>
              </text:list-item>
              <text:list-item>
                <text:p text:style-name="P234">Show and discuss solutions <text:s/>- <text:span text:style-name="T390">s</text:span>how and name different strategies </text:p>
              </text:list-item>
              <text:list-item>
                <text:p text:style-name="P234">Relate to previously solved problems</text:p>
              </text:list-item>
              <text:list-item>
                <text:p text:style-name="P234">Demonstrate general applicability of or have students solve extensions problem solving strategies </text:p>
              </text:list-item>
              <text:list-item>
                <text:p text:style-name="P234">Discuss special features, e.g. pictures - <text:span text:style-name="T390">s</text:span>Show how features may influence approach </text:p>
              </text:list-item>
              <text:list-item>
                <text:p text:style-name="P234">Verify conclusion in different ways – different <text:span text:style-name="T231">pathway</text:span></text:p>
              </text:list-item>
              <text:list-item>
                <text:p text:style-name="P234">Can I make well-reasoned conclusions and solutions – testing them against relevant criteria and standards</text:p>
                <text:p text:style-name="P293"><text:soft-page-break/><text:span text:style-name="Emphasis"><text:span text:style-name="T359"/></text:span></text:p>
              </text:list-item>
            </text:list>
          </table:table-cell>
          <table:table-cell table:style-name="Table29.B2" office:value-type="string">
            <text:list xml:id="list210647590167566" text:continue-numbering="true" text:style-name="L35">
              <text:list-item>
                <text:p text:style-name="P235">Search for negative as well as positive implications within the context of Implications:</text:p>
              </text:list-item>
              <text:list-item>
                <text:p text:style-name="P235"><text:span text:style-name="T229">What would I have done </text:span><text:span text:style-name="T226">differently in attempting to solve this problem?</text:span></text:p>
              </text:list-item>
              <text:list-item>
                <text:p text:style-name="P235"><text:span text:style-name="T390">Can you describe benefits in solving </text:span>the problem (technical, social, environments, ethical)</text:p>
              </text:list-item>
              <text:list-item>
                <text:p text:style-name="P236">Does the answer make sense? -</text:p>
              </text:list-item>
              <text:list-item>
                <text:p text:style-name="P235">Does it seem reasonable?</text:p>
              </text:list-item>
              <text:list-item>
                <text:p text:style-name="P235">What did I learn? Can I connect it to a different problem?</text:p>
              </text:list-item>
              <text:list-item>
                <text:p text:style-name="P235">Can I remember what I did?</text:p>
              </text:list-item>
              <text:list-item>
                <text:p text:style-name="P235">What new connections between content did you learn from solving the problem?</text:p>
              </text:list-item>
              <text:list-item>
                <text:p text:style-name="P235">Can you interpret your work in a practical or meaningful way?</text:p>
              </text:list-item>
              <text:list-item>
                <text:p text:style-name="P235">Was the solution a surprise? Does it seem reasonable? Why/why not?</text:p>
              </text:list-item>
              <text:list-item>
                <text:p text:style-name="P235">Analyze the process to understand important contributors</text:p>
              </text:list-item>
              <text:list-item>
                <text:p text:style-name="P156">Accuracy – How could we check on <text:span text:style-name="T390">the answer</text:span>?</text:p>
                <text:p text:style-name="P156"/>
              </text:list-item>
              <text:list-item>
                <text:p text:style-name="P235"><text:soft-page-break/>Evaluate the effects – standardize the process correct assumptions made?</text:p>
              </text:list-item>
              <text:list-item>
                <text:p text:style-name="P235">Work backward up the model one step at a time if it was not effective</text:p>
              </text:list-item>
              <text:list-item>
                <text:p text:style-name="P235">Can you check the result?</text:p>
              </text:list-item>
              <text:list-item>
                <text:p text:style-name="P235">Does the argument make sense?</text:p>
              </text:list-item>
              <text:list-item>
                <text:p text:style-name="P291"><text:span text:style-name="Emphasis"><text:span text:style-name="T358">Did you answer all parts of the problem?</text:span></text:span></text:p>
              </text:list-item>
            </text:list>
          </table:table-cell>
        </table:table-row>
      </table:table>
      <text:p text:style-name="P83"/>
      <text:p text:style-name="P26"><text:tab/>Element of Reasoning: <text:span text:style-name="T337">Point(s) of View </text:span></text:p>
      <text:p text:style-name="P56"><text:span text:style-name="T336"><text:tab/></text:span>T<text:span text:style-name="T260">he main point(s) of view or perspective(s) represented in this problem is (are)?<text:tab/>___________________________________________________________.</text:span></text:p>
      <text:p text:style-name="P119"><text:tab/>(Could I work the problem using a different approach or technique? How can we check our <text:tab/>results? ) Can I <text:tab/>check if my understanding is accurate?</text:p>
      <text:p text:style-name="P11"><text:tab/></text:p>
      <text:p text:style-name="P51"><text:span text:style-name="T1"><text:tab/>The </text:span><text:span text:style-name="T258">Intellectual Standards</text:span><text:span text:style-name="T1"> used to judge the quality and reasonableness of my assumptions needed to understand <text:tab/>and solve this problem are as follows: </text:span><text:span text:style-name="T245">Clar</text:span><text:span text:style-name="T246">i</text:span><text:span text:style-name="T245">ty</text:span><text:span text:style-name="T249">; </text:span><text:span text:style-name="T245">Accurate</text:span><text:span text:style-name="T249">; </text:span><text:span text:style-name="T232">Precise</text:span><text:span text:style-name="T251">; </text:span><text:span text:style-name="T247">Breadth</text:span><text:span text:style-name="T251">;</text:span><text:span text:style-name="T243"> </text:span><text:span text:style-name="T248">Logic.</text:span></text:p>
      <text:p text:style-name="P51"/>
      <table:table table:name="Table30" table:style-name="Table30">
        <table:table-column table:style-name="Table30.A"/>
        <table:table-column table:style-name="Table30.B"/>
        <table:table-row>
          <table:table-cell table:style-name="Table30.A1" table:number-columns-spanned="2" office:value-type="string">
            <text:p text:style-name="P72"><text:span text:style-name="T99">Strate</text:span><text:span text:style-name="T90">gies </text:span><text:span text:style-name="T96">for </text:span><text:span text:style-name="T150">Point(s) of View </text:span></text:p>
          </table:table-cell>
          <table:covered-table-cell/>
        </table:table-row>
        <table:table-row>
          <table:table-cell table:style-name="Table30.A2" office:value-type="string">
            <text:list xml:id="list7523822936501760655" text:style-name="L36">
              <text:list-item>
                <text:p text:style-name="P123"><text:span text:style-name="T390">What </text:span><text:s/>ideas you are confident you can explain. </text:p>
              </text:list-item>
              <text:list-item>
                <text:p text:style-name="P317"><text:span text:style-name="T187">Do you see interconnected relationships?</text:span><text:span text:style-name="T206">n I check if my understanding is accurate?</text:span></text:p>
              </text:list-item>
              <text:list-item>
                <text:p text:style-name="P278">Did the plan work </text:p>
              </text:list-item>
              <text:list-item>
                <text:p text:style-name="P278">logic – Does our conclusion follow from the evidence?</text:p>
              </text:list-item>
              <text:list-item>
                <text:p text:style-name="P278">Show and discuss solutions Show and name different strategies </text:p>
              </text:list-item>
              <text:list-item>
                <text:p text:style-name="P278">Rela<text:span text:style-name="T350">t</text:span>e to previously solved problems </text:p>
              </text:list-item>
              <text:list-item>
                <text:p text:style-name="P278">Demonstrate general applicability of or have students solve extensions problem solving strategies </text:p>
              </text:list-item>
              <text:list-item>
                <text:p text:style-name="P149">Apply the *Elements of Reasoning</text:p>
                <text:p text:style-name="P167"><text:span text:style-name="T222">Apply the *Intellectual Standards to Elements of Reasoning</text:span><text:span text:style-name="T223">Discuss special features, e.g. pictures Show how features may influence approach </text:span></text:p>
              </text:list-item>
              <text:list-item>
                <text:p text:style-name="P278">Verify conclusion in different ways – different <text:span text:style-name="T231">pathway</text:span></text:p>
              </text:list-item>
              <text:list-item>
                <text:p text:style-name="P294"><text:span text:style-name="T2">Can I make well-reasoned conclusions and solutions – testing them against</text:span> <text:span text:style-name="T2">relevant criteria and standards</text:span></text:p>
              </text:list-item>
              <text:list-item>
                <text:p text:style-name="P278">Identify assumptions they led you to your conclusions</text:p>
              </text:list-item>
            </text:list>
          </table:table-cell>
          <table:table-cell table:style-name="Table30.B2" office:value-type="string">
            <text:list xml:id="list210647609158803" text:continue-numbering="true" text:style-name="L36">
              <text:list-item>
                <text:p text:style-name="P294"><text:span text:style-name="T2">Search for negative</text:span> as <text:span text:style-name="T2">well as positive implications within</text:span> the <text:span text:style-name="T2">context of Implications:</text:span></text:p>
              </text:list-item>
              <text:list-item>
                <text:p text:style-name="P278">What would I have done <text:s/></text:p>
              </text:list-item>
              <text:list-item>
                <text:p text:style-name="P278">Does your answer make sense?</text:p>
              </text:list-item>
              <text:list-item>
                <text:p text:style-name="P278">What did you learn from completing the problem?</text:p>
              </text:list-item>
              <text:list-item>
                <text:p text:style-name="P122">Extend the problem</text:p>
              </text:list-item>
              <text:list-item>
                <text:p text:style-name="P278">Can you use the results of or the method, for some other problem</text:p>
              </text:list-item>
              <text:list-item>
                <text:p text:style-name="P278">If I encountered a similar problem in the future, how could I better solve it?</text:p>
              </text:list-item>
              <text:list-item>
                <text:p text:style-name="P278">Is the answer unique or are there others? Can I explain my answer in the context of the problem?</text:p>
              </text:list-item>
              <text:list-item>
                <text:p text:style-name="P278">How can I check my work for accuracy? - check against standards – accuracy clarity, depth</text:p>
              </text:list-item>
              <text:list-item>
                <text:p text:style-name="P279">Add new ideas to the list and underline those ideas you are confident you can explain. </text:p>
              </text:list-item>
              <text:list-item>
                <text:p text:style-name="P295">Do you see interconnected relationships?</text:p>
              </text:list-item>
              <text:list-item>
                <text:p text:style-name="P149">Apply the *Elements of Reasoning</text:p>
              </text:list-item>
              <text:list-item>
                <text:p text:style-name="P168">Apply the *Intellectual Standards to Elements of Reasonin</text:p>
              </text:list-item>
            </text:list>
          </table:table-cell>
        </table:table-row>
      </table:table>
      <text:p text:style-name="P93"/>
      <text:p text:style-name="P3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eorgia" svg:font-family="Georgia, serif"/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9T14:59:36.771000000</meta:creation-date>
    <dc:date>2014-01-16T21:06:27.112000000</dc:date>
    <meta:editing-duration>P2DT5H27M46S</meta:editing-duration>
    <meta:editing-cycles>16</meta:editing-cycles>
    <meta:generator>LibreOffice/4.1.4.2$Windows_x86 LibreOffice_project/0a0440ccc0227ad9829de5f46be37cfb6edcf72</meta:generator>
    <meta:document-statistic meta:table-count="30" meta:image-count="0" meta:object-count="0" meta:page-count="15" meta:paragraph-count="476" meta:word-count="5476" meta:character-count="35638" meta:non-whitespace-character-count="30299"/>
  </office:meta>
</office:document-meta>
</file>